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AppleMyungjo" svg:font-family="AppleMyungjo"/>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Songti TC"/>
    </style:style>
    <style:style style:name="T3" style:family="text">
      <style:text-properties style:font-name="Times"/>
    </style:style>
    <style:style style:name="T4" style:family="text">
      <style:text-properties style:font-name="Symbol"/>
    </style:style>
    <style:style style:name="T5" style:family="text">
      <style:text-properties style:font-name="AppleMyungjo"/>
    </style:style>
    <style:style style:name="T6" style:family="text">
      <style:text-properties style:font-name="Apple SD Gothic Neo"/>
    </style:style>
    <style:style style:name="TableColumn1" style:family="table-column">
      <style:table-column-properties style:column-width="3.4625in" style:rel-column-width="32767*"/>
    </style:style>
  </office:automatic-styles>
  <office:body>
    <office:text>
      <text:p text:style-name="P1">kate chang   |  2016.12.30 10:35   |   <text:a xlink:type="simple" xlink:href="http://palinfo.habago.org/Entry?Command=Information_PrintForum&amp;iPage=204#FORUM35212"><text:span text:style-name="T1">#</text:span></text:a></text:p>
      <text:p text:style-name="P2">有些東西是底線，不能碰就是不能碰，人命就是底線。</text:p>
      <text:p text:style-name="P1"><text:span text:style-name="T2">唐玉</text:span><text:s/>  |  2016.12.29 22:11   |   <text:a xlink:type="simple" xlink:href="http://palinfo.habago.org/Entry?Command=Information_PrintForum&amp;iPage=204#FORUM35211"><text:span text:style-name="T1">#</text:span></text:a></text:p>
      <text:p text:style-name="P3"><text:span text:style-name="T3">kate chang</text:span>先生和李萌先生<text:span text:style-name="T3">(</text:span>女士？<text:span text:style-name="T3">)</text:span>，<text:span text:style-name="T3"> <text:line-break/></text:span>我因为所学专业和国防有关，对时事政治也很感兴趣，所以这方面看的比较多，这里啰嗦一些个人关于祖国统一已经提上日程的所见所想。<text:span text:style-name="T3"> <text:line-break/><text:line-break/></text:span>我的论点有以下几点：<text:span text:style-name="T3"> <text:line-break/></text:span>（<text:span text:style-name="T3">1</text:span>）中国共产党的两个一百年目标（到<text:span text:style-name="T3">2021</text:span>建党一百年，到<text:span text:style-name="T3">2049</text:span>建国一百年）不是说着玩的，如果回顾过去中共的各项计划和目标，会发现大部分都实现了。按照计划到<text:span text:style-name="T3">2049</text:span>年要达到中等发达国家水平实现中华民族伟大复兴，而国家统一毫无疑问是应有之意，否则不成笑话了吗？<text:span text:style-name="T3"> <text:line-break/></text:span>（<text:span text:style-name="T3">2</text:span>）军事斗争准备正在全力进行。一是大力整顿军队同时改革作战体制，贪腐得到了极大遏制。看网上一些了解军队的留言，现在军中风气已经完全不同于以前，训练力度明显加大。二是空军和海军的建设进入暴兵阶段，海军有<text:span text:style-name="T3">“</text:span>一年下水一个舰队<text:span text:style-name="T3">”</text:span>之说，空军每年新服役的战机超过<text:span text:style-name="T3">80</text:span>架，同时飞行员的训练时间已经达到甚至超过欧美水平。到<text:span text:style-name="T3">2020</text:span>年军队建设将取得阶段性成功，到时<text:span text:style-name="T3">“</text:span>北斗<text:span text:style-name="T3">”</text:span>卫星定位系统实现全球覆盖，<text:span text:style-name="T3">J-20</text:span>形成战斗力，<text:span text:style-name="T3"><text:s/></text:span>海军舰艇实力超过韩日之和，军队改革刚好完成，各项军事斗争准备达到一个关键节点。<text:span text:style-name="T3"> <text:line-break/></text:span>（<text:span text:style-name="T3">3</text:span>）习大大是一个很有抱负的人。军事斗争除了要有能力还要有使用这种能力的意志，而习是想干大事青史留名的人，上任将近<text:span text:style-name="T3">5</text:span>年，反腐、军队大改革、一带一路，每一项都是大手笔，影响深远。作为红二代，既有声望也有坚定的意志还有极大的权力，在习任内实现国家统一是不二之选，之后的领导人估计很难有这个魄力了。<text:span text:style-name="T3"> <text:line-break/></text:span>（<text:span text:style-name="T3">4</text:span>）外部环境时不我待。岛内看现在蔡英文的执政，为了保住深绿的支持并追求连任，她在这一任的后期很可能铤而走险。此外美国已经清醒的认识到，台湾这张牌再不打就没用了，特朗普的行动就是明证，现在国会通过法案支持美台高层军事交流就是开始。美国唯一倚仗的就是军事，到<text:span text:style-name="T3">2020</text:span>年大陆和美日在西太平洋的军事实力将达到均势，美国也看到了这一点，因此此后几年美国会逐步激化台海局势，在尽可能的情况下大陆会选择拖延到<text:span text:style-name="T3">2020</text:span>年摊牌，但这并不完全由我们决定，特朗普不确定性太大。<text:span text:style-name="T3"> <text:line-break/></text:span>（<text:span text:style-name="T3">5</text:span>）舆论准备已经开始。从金灿荣教授的<text:span text:style-name="T3">“</text:span>四段论<text:span text:style-name="T3">”</text:span>，到逐渐开始报道台湾岛内的政治恶斗，到铁路中长期规划中竟然有北京到台湾的线路，种种迹象表明统一的舆论准备已经开始。<text:span text:style-name="T3"> <text:line-break/><text:line-break/></text:span>对<text:span text:style-name="T3">kate chang</text:span>先生<text:span text:style-name="T3">“</text:span>似乎中南海的思路是，先武統台灣以增加應戰美日的勝率。<text:span text:style-name="T3">”</text:span>的回复：<text:span text:style-name="T3"> <text:line-break/></text:span>武统和应战美日是一回事，战争必须要以最坏的情况做准备，美日的军事干涉是肯定的，只是程度的问题，是小打、中打、大打，这取决于当时各方的博弈，但大陆肯定都有应对准备。统一在军事斗争方面实际上是大陆和美日之间的事与台湾关系并不大，只有在之后的治理方面才与台湾有关，在台湾同胞看来可能觉得这很可笑很屈辱但现实就是如此残酷，我能体会这种感受，当时日俄战争发生在东北，我们什么也做不了，希望祖国统一后，中华民族永不再受人欺辱。<text:span text:style-name="T3"> <text:line-break/><text:line-break/></text:span>对<text:span text:style-name="T3">kate chang</text:span>先生关于<text:span text:style-name="T3">CCTV-4</text:span>讨论武统主要意在对外宣传的回复：<text:span text:style-name="T3"> <text:line-break/></text:span>我想有多重考虑，首要还在于大陆内部，中共每次不管是军事行动还是政治运动首先都会大力宣传，主要是想凝聚共识，避免内部掣肘。以前由于刻意宣传台湾的光明面屏蔽负面消息台湾在大陆民众的印象里是宝岛甚至不少崇拜国民党的<text:span text:style-name="T3">“</text:span>国粉<text:span text:style-name="T3">”</text:span>认为台湾的民主自由是中国的未来，这一两年形象逐渐转向负面尤其在火烧车事件后。军事斗争需要众志成城，民众的印象改变需要一个过程，很明显现在这个过程开始了。其次是对台湾，一部分是敲打震慑岛内的台独派，另一部分提醒岛内的其它民众早作选择，早寻安身之所。还有一部分考虑可能很多人没有注意到就是针对海外的华人（国际频道在海外好像是免费的），在大陆穷困潦倒闹政治运动的时候，海外华人以台湾为正统，现在逐渐偏向大陆但还不彻底，为了获得他们对祖国统一的支持，就需要扭转他们的认识。<text:span text:style-name="T3"> <text:line-break/><text:line-break/></text:span>絮絮叨叨了一大堆，这些是我个人的观察供大家参考批评。初中历史课学近代史，一打开课本我就头疼，因为几乎全是屈辱，国破家亡的悲剧在我幼小的心灵里留下了深刻印记。国破导致家亡，中国历史历来如此，因此国家统一在大陆是一个不需要讨论是否的问题，只是能力和时机的问题，台湾现在的年轻人也许已经无法理解这种情感。<text:span text:style-name="T3"> <text:line-break/></text:span>从<text:span text:style-name="T3">1840</text:span>年鸦片战争开始，等到台湾回归祖国统一，这段长达近<text:span text:style-name="T3">200</text:span>年的屈辱史就正式结束了，中华民族将重新站立起来在一个新的起点团结一心再次创造历史上的辉煌。<text:span text:style-name="T3"> </text:span></text:p>
      <text:p text:style-name="P1"><text:span text:style-name="T2">張天峰</text:span><text:s/>  |  2016.12.29 20:05   |   <text:a xlink:type="simple" xlink:href="http://palinfo.habago.org/Entry?Command=Information_PrintForum&amp;iPage=204#FORUM35210"><text:span text:style-name="T1">#</text:span></text:a></text:p>
      <text:p text:style-name="P2">看了<text:span text:style-name="T3">kate</text:span>的發言，想說幾句。<text:span text:style-name="T3"> <text:line-break/><text:line-break/></text:span>對央視欄目不要過分解讀，或者說不要戴著對共產黨的有色眼鏡來解讀。央視唯一可以說是宣示的節目，只有新聞聯播。其他欄目只是因應熱點，做做討論。主持人和嘉賓的言論，也僅僅代表自己。<text:span text:style-name="T3"> <text:line-break/><text:line-break/></text:span>中共的決策機制，不是你想象的一言堂。<text:span text:style-name="T3"> <text:line-break/><text:line-break/></text:span>涉及民生議題，除了黨內討論，還要做大量的民調。中國政府除了擁有自己的輿情調查機構，同時還是那些大型市場調查公司的最大客戶。而涉及外交國防的政策，民意一般不起作用，那是一以貫之的，可以追溯到毛澤東時期。毛澤東思想就是中共的執政基石和理論源泉。他五十年代的《關於國際局勢》和《論十大關係》，原則基本沿用到現在。<text:span text:style-name="T3"> <text:line-break/><text:line-break/></text:span>對北京的霧霾警告和防空警報，也不用過分解讀。自從非典和汶川之後，政府就很注意重大事件的預警和演練。這是全國性的，我在廣州偶爾也會接到政府短信。至於防空警報，其實意義不大。大陸城市若遭遇空襲，只可能是毀滅性的核攻擊，也只可能是美國發起的。問題是，美國是否敢於冒同歸於盡的風險？<text:span text:style-name="T3"> <text:line-break/><text:line-break/></text:span>關於武統，這不符合現在中國的利益。川普上台打台灣牌，只不過是想把美國在中東的緊張局勢，轉移到臺海或者東亞罷了。如果這個時候武統台灣，那豈不是隨了美國所願？中共沒那麽蠢。<text:span text:style-name="T3"> <text:line-break/><text:line-break/></text:span>現在不管是輿論，還是所謂軍機航母繞臺，只不過是要提醒菜政府，不要玩過了，否則她和民進黨的所有相關利益集團就會灰飛煙滅。看似在威嚇台灣，其實是在保護台灣而已。<text:span text:style-name="T3"> <text:line-break/><text:line-break/></text:span>武統並不難，難的是統一後如何管理的問題。總不能像<text:span text:style-name="T3">1949</text:span>年那樣，把無恥政客以及幕後樁腳都抓起來槍斃，無恥名嘴和學者都抓起來勞改教育吧？<text:span text:style-name="T3"> <text:line-break/><text:line-break/></text:span>為了統一而統一，只會因小失大。中國現在是要管控風險，不能讓台灣問題影響到一帶一路的全球大局。<text:span text:style-name="T3"> <text:line-break/><text:line-break/></text:span>下面貼一篇毛澤東五十年代的《關於國際形勢問題》，這是中共對國際局勢思考的源頭。從毛澤東來理解中共，比什麼學者專家要靠譜。<text:span text:style-name="T3"> <text:line-break/><text:line-break/>……………………………………………………………… <text:line-break/></text:span>关于国际形势问题<text:span text:style-name="T3">[1] <text:line-break/><text:line-break/>(</text:span>一九五八年九月五日、八日<text:span text:style-name="T3">) <text:line-break/><text:line-break/></text:span>　　一<text:span text:style-name="T3">  <text:line-break/></text:span>　　<text:span text:style-name="T3"><text:s/></text:span>国际形势，我们历来有个观点，总是乐观的。后来总结为一个<text:span text:style-name="T3">“</text:span>东风压倒西风<text:span text:style-name="T3">”</text:span>。<text:span text:style-name="T3">  <text:line-break/></text:span>　　<text:span text:style-name="T3"><text:s/></text:span>美国现在在我们这里来了个<text:span text:style-name="T3">“</text:span>大包干<text:span text:style-name="T3">”</text:span>制度，索性把金门、马祖，还有些什么大担岛、二担岛、东碇岛一切包过去，我看它就舒服了。它上了我们的绞索，美国的颈吊在我们中国的铁的绞索上面。台湾也是个绞索，不过要隔得远一点。它要把金门这一套包括进去，那它的头更接近我们。我们哪一天踢它一脚，它走不掉，因为它被一根索子绞住了。<text:span text:style-name="T3">  <text:line-break/></text:span>　　<text:span text:style-name="T3"><text:s/></text:span>我现在提出若干观点，提出一些看法供给各位，并不要把它作为一个什么决定，作为一个法律。作为一个法律就死了，作为一个看法就是活的。拿这些观点去观察观察国际形势。<text:span text:style-name="T3">  <text:line-break/></text:span>　　<text:span text:style-name="T3"><text:s/></text:span>第一条，谁怕谁多一点。我看美国人是怕打仗。我们也怕打仗。问题是究竟哪一个怕得多一点。这也是个观点，也是个看法。请各位拿了这个观点去看一看，观察观察，以后一年、二年、三年、四年，就这样观察下去，究竟是西方怕东方多一点，还是我们东方怕西方多一点<text:span text:style-name="T3">?</text:span>据我的看法，是杜勒斯<text:span text:style-name="T3">[2]</text:span>怕我们怕得多一点，是英、美、德、法那些西方国家怕我们怕得多一点。为什么它们怕得多一点呢<text:span text:style-name="T3">?</text:span>就是一个力量的问题，人心的问题。人心就是力量，我们这边的人多一点，它们那边的人少一点。共产主义，民族主义，帝国主义，这三个主义中，共产主义和民族主义比较接近。而民族主义占领的地方相当宽，有三个洲<text:span text:style-name="T3">:</text:span>一个亚洲，一个非洲，一个拉丁美洲。即使这些洲里头有许多统治者是亲西方的，比如泰国、巴基斯坦、菲律宾、日本、土耳其、伊朗等国的，可是人民中间亲东方的不少，可能是相当多。就是垄断资本家以及中了他们的毒最深的人是主张战争的。除了垄断资本家，其他的人，大多数<text:span text:style-name="T3">(</text:span>不是全体<text:span text:style-name="T3">)</text:span>是不愿意战争的。比如北欧几个国家，当权的也是资产阶级，他们是不愿意战争的。力量对比是如此。因为真理是抓在大多数人手里，而不抓在杜勒斯手里，他们的心比我们虚，我们的心比较实。我们依靠人民，他们是维持那些反动统治者。现在杜勒斯就干这一套，他就专扶什么蒋委员长、李承晚、吴庭艳<text:span text:style-name="T3">[3]</text:span>这类人。我看是这样，双方都怕，但是他们怕我们比较多一点，因此战争是打不起来的。<text:span text:style-name="T3">  <text:line-break/></text:span>　　<text:span text:style-name="T3"><text:s/></text:span>第二条，美帝国主义它们结成军事集团，什么北大西洋<text:span text:style-name="T3">[4]</text:span>，巴格达<text:span text:style-name="T3">[5]</text:span>，马尼拉<text:span text:style-name="T3">[6]</text:span>，这些集团的性质究竟怎么样<text:span text:style-name="T3">?</text:span>我们讲它们是侵略的。它们是侵略的，那是千真万确的。但是它们现在的锋芒向哪一边呢<text:span text:style-name="T3">?</text:span>是向社会主义进攻，还是向民族主义进攻<text:span text:style-name="T3">?</text:span>我看现在是向民族主义进攻，就是向埃及、黎巴嫩和中东那些弱的国家进攻。社会主义国家，除非是比如匈牙利失败了，波兰也崩溃了，捷克、东德也崩溃了，连苏联也发生问题，我们也发生问题，摇摇欲倒，那个时候它们会进攻的。你要倒了，它们为什么不进攻<text:span text:style-name="T3">?</text:span>现在我们不倒，我们巩固，我们这个骨头啃不动，它们就啃那些比较可啃的地方，搞印尼、印度、缅甸、锡兰<text:span text:style-name="T3">[7]</text:span>，想搞垮纳赛尔<text:span text:style-name="T3">[8]</text:span>，想搞垮伊拉克，想征服阿尔及利亚等等。现在拉丁美洲有个很大的进步。尼克松是个副总统，在八个国家不受欢迎<text:span text:style-name="T3">[9]</text:span>，被吐口水，打石头。美国的政治代表在那些人面前被用口水去对付，这就是藐视<text:span text:style-name="T3">“</text:span>尊严<text:span text:style-name="T3">”</text:span>，没有<text:span text:style-name="T3">“</text:span>礼貌<text:span text:style-name="T3">”</text:span>了，在他们心目中间不算数了。你是我们的对头，因此拿口水、石头去对付你。所以，不要把这三个军事集团看得那么严重，要有分析。它们是侵略性的，但是它们并不巩固。<text:span text:style-name="T3">  <text:line-break/></text:span>　　<text:span text:style-name="T3"><text:s/></text:span>第三条，关于紧张局势。我们每天都是要求缓和紧张局势，紧张局势缓和了对世界人民是有利的。那末，凡是紧张局势就对我们有害，是不是<text:span text:style-name="T3">?</text:span>我看也不尽然。这个紧张局势，对我们并不是纯害无利，也有有利的一面。什么道理呢<text:span text:style-name="T3">?</text:span>因为紧张局势除了有害的一面外，还可以调动人马，调动落后阶层，调动中间派起来奋斗。怕打原子战争的，就要想一想。你看金门、马祖打这样几炮<text:span text:style-name="T3">[10]</text:span>，我就没有料到现在这个世界闹得这样满城风雨，烟雾冲天。这就是因为人们怕战争，怕美国到处闯祸。全世界那么多国家，除了一个李承晚之外，现在还没有第二个国家支持美国。可能还加一个菲律宾，叫做<text:span text:style-name="T3">“</text:span>有条件的支持<text:span text:style-name="T3">”</text:span>。比如伊拉克革命，还不是紧张局势造成的<text:span text:style-name="T3">?</text:span>紧张局势并不取决于我们，是帝国主义自己造成的，但是归根结底对于帝国主义更不利。这个观点列宁说过的，他是讲战争，他说，战争调动人们的精神状态使它紧张起来。现在当然没有战争，但是这种在武装对立的情况下的紧张局势也是能够调动一切积极因素，并且使落后阶层想一想的。<text:span text:style-name="T3">  <text:line-break/></text:span>　　<text:span text:style-name="T3"><text:s/></text:span>第四条，中东的撤兵问题。美英侵略军必须撤退。帝国主义现在想赖在那里不走，这对人民是不利的，可是同时也有教育人民的作用。你要反对侵略者，如果没有个对象，没有个靶子，没有个对立面，这就不好反。它自己现在跑上来当作对立面，并且赖着不走，就起了动员全世界人民起来反对美国侵略者的作用。所以它迟迟不撤退，总起来看对人民也不见得就那么纯害无利，因为这样人民每天就可以催它走<text:span text:style-name="T3">:</text:span>你为什么不走<text:span text:style-name="T3">?  <text:line-break/></text:span>　　<text:span text:style-name="T3"><text:s/></text:span>第五条，戴高乐<text:span text:style-name="T3">[11]</text:span>登台好，还是不登台好<text:span text:style-name="T3">?</text:span>现在法国共产党和人民应该坚决反对戴高乐登台，要投票反对他的宪法，但是同时要准备反对不了时，他登台后的斗争。戴高乐登台要压迫法共和法国人民，但对内对外也有好处。对外，这个人喜欢跟英美闹别扭，他喜欢抬杠子。他从前吃过苦头的，他写过一本回忆录，尽骂英美，而说苏联的好话。现在看起来，他还是要闹别扭的。法国跟英美闹别扭很有益处。对内，为教育法国无产阶级不可少之教员，等于我们中国的蒋委员长一样。没有蒋委员长，六亿人民教不过来的，单是共产党正面教育不行的。戴高乐现在还有威信，你这会把他打败了，他没有死，人们还是想他。让他登台，无非是顶多搞个五年，六年，七年，八年，十年，他得垮的。他一垮了，没有第二个戴高乐了，这个毒放出来了。这个毒必须放，等于我们右派的毒，你得让他放。你不让他放，他总是有毒的，放出来毒就消了。<text:span text:style-name="T3">  <text:line-break/></text:span>　　<text:span text:style-name="T3"><text:s/></text:span>第六条，禁运，不跟我们做生意。这个东西对于我们的利害究竟怎么样<text:span text:style-name="T3">?</text:span>我看，禁运对我们的利益极大，我们不感觉禁运有什么不利。禁运对于我们的衣食住行以及建设<text:span text:style-name="T3">(</text:span>炼钢炼铁<text:span text:style-name="T3">)</text:span>有极大的好处。一禁运，我们得自己想办法。我历来感谢何应钦<text:span text:style-name="T3">[12]</text:span>。一九三七年红军改编成国民革命军第八路军，每月有四十万法币，自从他发了法币，我们就依赖这个法币。到一九四○年反共高潮时就断了，不来了。从此我们得自己想办法，想什么办法呢<text:span text:style-name="T3">?</text:span>我们就下了个命令，说法币没有了，你们以团为单位自己打主意。从此，各根据地搞生产运动，产生的价值不是四十万元，不是四百万元，甚至于不是四千万元，各根据地合起来，可能一亿两亿。从此就靠我们自己动手。现在的<text:span text:style-name="T3">“</text:span>何应钦<text:span text:style-name="T3">”</text:span>是谁呢<text:span text:style-name="T3">?</text:span>就是杜勒斯，改了个名字。现在它们禁运，我们就自己搞，搞大跃进，搞掉了依赖性，破除了迷信，就好了。<text:span text:style-name="T3">  <text:line-break/></text:span>　　<text:span text:style-name="T3"><text:s/></text:span>第七条，不承认问题。是承认比较有利，还是不承认比较有利<text:span text:style-name="T3">?</text:span>我说，等于禁运一样，帝国主义国家不承认我们比较承认我们是要有利一些。现在还有四十几个国家不承认我们，主要的原因就在美国。比如法国，想承认，但是因为美国反对就不敢。其他还有一些中南美洲、亚洲、非洲、欧洲的国家，以及加拿大，都是因为美国而不敢承认。资本主义国家现在承认我们的，合起来只有十九个，加上社会主义阵营十一个，有三十个<text:span text:style-name="T3">[13]</text:span>，再加上南斯拉夫，有三十一个。我看就是这么一点过日子吧。不承认我们，我看是不坏，比较好，让我们更多搞一点钢，搞个六七亿吨，那个时候它们总要承认。那个时候也可以不承认，它们不承认有什么要紧<text:span text:style-name="T3">?  <text:line-break/></text:span>　　<text:span text:style-name="T3"><text:s/></text:span>最后一条，就是准备反侵略的战争。头一条讲了双方怕打，仗打不起来，但世界上的事情还是要搞一个保险系数。因为世界上有个垄断资产阶级，恐怕他们冒里冒失乱搞，所以，要准备作战。这一条要在干部里头讲通。第一，我们不要打，而且反对打，苏联也是。要打就是他们先打，逼着我们不能不打。第二，但是我们不怕打，要打就打。我们现在只有手榴弹跟山药蛋。氢弹、原子弹的战争当然是可怕的，是要死人的，因此我们反对打。但是这个决定权不操在我们手中，帝国主义一定要打，那末我们就得准备一切，要打就打。就是说，死了一半人也没有什么可怕。这是极而言之。在整个宇宙史上来说，我就不相信要那么悲观。我跟尼赫鲁<text:span text:style-name="T3">[14]</text:span>总理辩论过这个问题，他说，那个时候没有政府了，统统打光了，想要讲和也找不到政府了。我说，哪有那个事，你这个政府被原子弹消灭了，老百姓又起一个政府，又可以议和。世界上的事情你不想到那个极点，你就睡不着觉。无非是打死人，无非是一个怕打。但是它一定要打，是它先打，它打原子弹，这个时候，怕，它也打，不怕，它也打。既然是怕也打，不怕也打，二者选哪一个呢<text:span text:style-name="T3">?</text:span>还是怕好，还是不怕好<text:span text:style-name="T3">?</text:span>每天总是怕，在干部和人民里头不鼓起一点劲，这是很危险的。我看，还是横了一条心，要打就打，打了再建设。因此，我们现在搞民兵，人民公社里头都搞民兵，全民皆兵。要发枪，开头发几百万枝，将来要发几千万枝，由各省造轻武器，造步枪、机关枪、手榴弹、小迫击炮、轻迫击炮。人民公社有军事部，到处练习。在座的有文化人，你们也要号召一下，单拿笔杆不行，一手拿笔杆，一手拿枪杆，又是文化，又是武化。<text:span text:style-name="T3">  <text:line-break/></text:span>　　<text:span text:style-name="T3"><text:s/></text:span>有这么八个观点，当做一种看法，供各位观察国际形势的时候采用。<text:span text:style-name="T3">  <text:line-break/></text:span>　　<text:span text:style-name="T3"><text:s/></text:span>二<text:span text:style-name="T3">  <text:line-break/></text:span>　　<text:span text:style-name="T3"><text:s/></text:span>还是谈一谈老话。关于绞索，上一次不是谈过吗<text:span text:style-name="T3">?</text:span>现在我们要讲对杜勒斯、艾森豪威尔<text:span text:style-name="T3">[15]</text:span>，对那些战争贩子使用绞索。对美国使用绞索的地方很多。据我看，凡是搞了军事基地的，就被一条绞索绞住了，例如<text:span text:style-name="T3">:</text:span>东方，南朝鲜、日本、菲律宾、台湾；西方，西德、法国、意大利、英国；中东，土耳其、伊朗；非洲，摩洛哥等等。每一个地方美国有许多军事基地，比如土耳其有二十几个基地，日本听说有八百个基地。还有些地方没有基地，但是有军队占领，比如美国在黎巴嫩，英国在约旦。<text:span text:style-name="T3">  <text:line-break/></text:span>　　<text:span text:style-name="T3"><text:s/></text:span>现在不讲别的，单讲两条绞索<text:span text:style-name="T3">:</text:span>一个黎巴嫩，一个台湾。台湾是老的绞索，美国已经占领几年了。它被什么人绞住了呢<text:span text:style-name="T3">?</text:span>被中华人民共和国绞住了。六亿人民手里拿着一根索子，这根索子是钢绳，把美国的脖子套住了。谁人让它套住的呢<text:span text:style-name="T3">?</text:span>是它自己造的索子，自己套住的，然后把绞索的一头丢到中国大陆上，让我们抓到。黎巴嫩是最近套住的，也是美国自己造的一条绞索，自己套上去的，绞索的一端就丢到阿拉伯民族手里。不但如此，而且是丢到全世界大多数人民手里，大家都骂它，不同情它，大多数国家的人民、政府手里拿着这个绞索。比如中东问题，联合国开了会。但主要是在阿拉伯人民手里套住了，不得脱身。它现在进退两难，早退好，还是迟退好<text:span text:style-name="T3">?</text:span>早退，那末所为何来呢<text:span text:style-name="T3">?</text:span>迟退，越套越紧，可能成为死结，那怎么得了呀<text:span text:style-name="T3">?</text:span>至于台湾，它是订了条约的<text:span text:style-name="T3">[16]</text:span>，比黎巴嫩还不同。黎巴嫩还比较活，没有什么条约，说是一个请，一个就来了，于是乎套上了。至于台湾，就订了个条约，这是个死结。这里不分民主党、共和党，订条约是艾森豪威尔，派第七舰队是杜鲁门<text:span text:style-name="T3">[17]</text:span>。杜鲁门那个时候可去可来，没有订条约，艾森豪威尔订了个条约。这也是国民党一恐慌、一要求，美国一愿意，就套上了。<text:span text:style-name="T3">  <text:line-break/></text:span>　　<text:span text:style-name="T3"><text:s/></text:span>金门、马祖套上了没有<text:span text:style-name="T3">?</text:span>金门、马祖据我看也套上了。为什么呢<text:span text:style-name="T3">?</text:span>他们不是讲现在还没有定，要共产党打上去，那个时候看情形再决定吗<text:span text:style-name="T3">?</text:span>问题是十一万国民党军队，金门九万五，马祖一万五，只要有这两堆在这个地方，他们得关心。这是他们的阶级利益，阶级感情。为什么英国人和美国人对一些国家的政府那样好<text:span text:style-name="T3">?</text:span>他们不能见死不救。昨天第七舰队的司令比克利亲自指挥<text:span text:style-name="T3">[18]</text:span>，还有那个斯摩特<text:span text:style-name="T3">[19]</text:span>，不是放大炮吗<text:span text:style-name="T3">?</text:span>引得国务院也不高兴、国防部也不高兴的那位先生，他也在那里跟比克利一道指挥。<text:span text:style-name="T3">  <text:line-break/></text:span>　　<text:span text:style-name="T3"><text:s/></text:span>总而言之，你是被套住了。要解脱也可以，你得采取主动，慢慢脱身。不是有脱身政策吗<text:span text:style-name="T3">?</text:span>在朝鲜有脱身政策，现在我看形成了金、马的脱身政策。你那一班子实在想脱身，而且舆论上也要求脱身。脱身者，是从绞索里面脱出去。怎么脱法呢<text:span text:style-name="T3">?</text:span>就是这十一万人走路。台湾是我们的，那是无论如何不能让步的，是内政问题；跟你的交涉是国际问题。这是两件事。你美国跟蒋介石搞在一起，这个化合物是可以分解的。比如电解铝、电解铜，用电一解，不就分离了吗<text:span text:style-name="T3">?</text:span>蒋介石这一边是内政问题，你那一边是外交问题，不能混为一谈。<text:span text:style-name="T3">  <text:line-break/></text:span>　　<text:span text:style-name="T3"><text:s/></text:span>现在五大洲，除了澳洲，四大洲美国都想霸住。首先是北美洲，那主要是它自己的地方，它有军队；然后是中南美洲，虽然没有驻军，但是它要<text:span text:style-name="T3">“</text:span>保护<text:span text:style-name="T3">”</text:span>的。再加上欧洲、非洲、亚洲，主要是欧亚非，主力是在欧亚两洲。这么几个兵，分得这么散，我不晓得它这个仗怎么打法。所以，我总是觉得，它是霸中间地带为主。至于我们这些地方，除非是社会主义阵营出了大乱子，它确有把握，一来，我们苏联、中国就全部崩溃，否则我看它是不敢来的。除了我们这个阵营以外，它都想霸占，一个拉丁美洲，一个欧洲，一个非洲，一个亚洲。还有个澳洲，澳洲也在军事条约上跟它联起来了，听它的命令。它用<text:span text:style-name="T3">“</text:span>反共<text:span text:style-name="T3">”</text:span>的旗帜取得这些地方好些，还是真正反共好些<text:span text:style-name="T3">?</text:span>所谓真正反共，就是拿军队来打我们，打苏联。我说，没有那么蠢的人。它只有几个兵调来调去，黎巴嫩事情发生，从太平洋调去，到了红海地方，形势不对，赶快回头，到马来亚<text:span text:style-name="T3">[20]</text:span>登陆，名为休息几天，十七天不吭声。后头它一个新闻记者自己宣布是管印度洋的，这一来，印度洋大家都反对。我们这里一打炮，这里兵不够，它又来了。台湾这些地方早一点解脱，对美国比较有利，它赖着不走，就让它套到这里，无损于大局，我们还是搞大跃进。<text:span text:style-name="T3">  <text:line-break/></text:span>　　<text:span text:style-name="T3"><text:s/></text:span>至于紧张局势，也许还可以讲几句。你搞紧张局势，你以为对你有利呀<text:span text:style-name="T3">?</text:span>不一定，紧张局势调动世界人心，都骂美国人。中东紧张局势大家骂美国人。台湾紧张局势又是大家骂美国人，骂我们的比较少。美国人骂我们，蒋介石骂我们，李承晚骂我们，也许还有一点人骂我们，主要就是这三个。英国是动摇派，军事上不参加，政治上听说它相当同情。因为它有个约旦问题，它不同情一下，美国人如果在黎巴嫩撤退，英国在约旦怎么办呀<text:span text:style-name="T3">?</text:span>尼赫鲁总理发表了声明，基本上跟我们一致的，赞成台湾这些东西归我们，不过希望和平解决。这回中东各国可是欢迎啦，特别是一个阿联<text:span text:style-name="T3">[21]</text:span>，一个伊拉克，每天吹，说我们这个事情好。因为我们这一搞，美国人对它们那里的压力就轻了。<text:span text:style-name="T3">  <text:line-break/></text:span>　　<text:span text:style-name="T3"><text:s/></text:span>我想可以公开告诉世界人民，紧张局势比较对于西方国家不利，对于美国不利。利在什么地方呢<text:span text:style-name="T3">?</text:span>中东紧张局势对于美国有什么利<text:span text:style-name="T3">?</text:span>对于英国有什么利<text:span text:style-name="T3">?</text:span>还是对于阿拉伯国家有利些，对于亚洲、非洲、拉丁美洲以及其他各洲爱好和平的人民有利些。台湾的紧张局势究竟对谁有利些呢<text:span text:style-name="T3">?</text:span>比如对于我们国家，我们国家现在全体动员，如果说中东事件有三四千万人游行示威、开会，这一次大概搞个三亿人口，使他们得到教育，得到锻炼。这个事情对于各民主党派的团结也好吧，各党派有一个共同奋斗目标，这样一来，过去心里有些疙瘩的，有些气的，受了批评的，也就消散一点吧。就这样慢慢搞下去，七搞八搞，我们大家还不就是工人阶级了。所以，帝国主义自己制造出来的紧张局势，结果反而对于反对帝国主义的我们几亿人口有利，对于全世界爱好和平的人民，各阶级，各阶层，政府，我看都有利。他们得想一想，美国总是不好，张牙舞爪。十三艘航空母舰就来了六艘，其中有大到那么大的，有什么六万五千吨的，说是要凑一百二十条船，第一个最强的舰队。你再强一点也好，把你那四个舰队统统集中到这个地方我都欢迎。你那个东西横直没有用的，统统集中来，你也上来不得。船的特点，就在水里头，不能上岸。你不过是在这个地方摆一摆，你越打，越使全世界的人都知道你无理。<text:span text:style-name="T3">  <text:line-break/></text:span>　　<text:span text:style-name="T3"><text:s/></text:span>根据中央文献出版社、世界知识出版社一九九四年出版的《毛泽东外交文选》刊印，原题是《在第十五次最高国务会议上谈国际形势》。<text:span text:style-name="T3">  <text:line-break/><text:line-break/></text:span>　　<text:span text:style-name="T3"><text:s/></text:span>注释<text:span text:style-name="T3">  <text:line-break/></text:span>　　<text:span text:style-name="T3"><text:s/>[1]</text:span>这是毛泽东在第十五次最高国务会议上两次讲话中关于国际形势的部分。第十五次最高国务会议于一九五八年九月五日、六日和八日在北京举行。毛泽东先后在五日和八日的会议上作了讲话，本篇一选自九月五日的讲话，二选自九月八日的讲话。关于毛泽东九月八日的讲话，九月九日《人民日报》发表的经毛泽东修改的新闻稿作了报道，这里将有关国际形势部分摘录如下：<text:span text:style-name="T3">  <text:line-break/></text:span>　　<text:span text:style-name="T3"><text:s/></text:span>毛泽东主席说，目前的形势对全世界争取和平的人民有利。总的趋势是东风压倒西风。毛主席说，美帝国主义九年来侵占了我国领土台湾，不久以前又派遣它的武装部队侵占了黎巴嫩。美国在全世界许多国家建立了几百个军事基地。中国领土台湾、黎巴嫩以及所有美国在外国的军事基地，都是套在美帝国主义脖子上的绞索。不是别人而是美国人自己制造这种绞索，并把它套在自己的脖子上，而把绞索的另一端交给了中国人民、阿拉伯各国人民和全世界一切爱和平反侵略的人民。美国侵略者在这些地方停留得越久，套在它的头上的绞索就将越紧。<text:span text:style-name="T3">  <text:line-break/></text:span>　　<text:span text:style-name="T3"><text:s/></text:span>毛泽东主席又说，美帝国主义在全世界到处制造紧张局势。以期达到它侵略和奴役各国人民的目的。美帝国主义自以为紧张局势总是对它自己有利，但是事实是，美国制造的这些紧张局势走向了美国人愿望的反面，它起了动员全世界人民起来反对美国侵略者的作用。毛主席说，美国垄断资本集团如果坚持推行它的侵略政策和战争政策，势必有一天要被全世界人民处以绞刑。其他美国帮凶也将是这样。<text:span text:style-name="T3">  <text:line-break/></text:span>　　<text:span text:style-name="T3"><text:s/></text:span>毛主席对于中美两国在华沙即将开始的大使级代表的谈判寄予希望。他说：如果双方具有解决问题的诚意的话，谈判可能会取得某些成果。现在全世界人民都在注视着两国代表将要进行的谈判。<text:span text:style-name="T3">  <text:line-break/></text:span>　　<text:span text:style-name="T3"><text:s/>[2]</text:span>杜勒斯，当时任美国国务卿。<text:span text:style-name="T3">  <text:line-break/></text:span>　　<text:span text:style-name="T3"><text:s/>[3]</text:span>李承晚，当时任南朝鲜即韩国总统。吴庭艳（一九○一<text:span text:style-name="T3">——</text:span>一九六三），当时任<text:span text:style-name="T3">“</text:span>越南共和国<text:span text:style-name="T3">”</text:span>总统兼总理和国防部长。<text:span text:style-name="T3">  <text:line-break/></text:span>　　<text:span text:style-name="T3"><text:s/>[4]</text:span>指北大西洋公约组织。一九四九年四月，美国、英国、法国、荷兰、比利时、卢森堡、挪威、葡萄牙、意大利、丹麦、冰岛和加拿大在华盛顿签署《北大西洋公约》。同年八月二十四日公约生效，北大西洋公约军事集团建立。希腊和土耳其于<text:span text:style-name="T3">  <text:line-break/></text:span>　　<text:span text:style-name="T3"><text:s/></text:span>一九五二年，德意志联邦共和国于一九五五年，西班牙于一九八二年，波兰、捷克和匈牙利于一九九九年，正式加入该组织。<text:span text:style-name="T3">  <text:line-break/></text:span>　　<text:span text:style-name="T3"><text:s/>[5]</text:span>指巴格达条约组织，是英、美两国为控制中东地区和遏制苏联而组织的军事集团。一九五五年十一月根据《巴格达条约》而成立，一九五九年八月改称中央条约组织。其成员国有土耳其、伊拉克、英国、伊朗和巴基斯坦，美国以<text:span text:style-name="T3">“</text:span>观察员<text:span text:style-name="T3">”</text:span>身分参加。一九五八年七月伊拉克王朝被推翻后，新政府于次年三月正式宣布退出。随着成员国在一系列国际问题上分歧的日益扩大，一九七九年三月伊朗、巴基斯坦、土耳其三国也宣布退出，同年九月二十八日该组织解散。<text:span text:style-name="T3">  <text:line-break/></text:span>　　<text:span text:style-name="T3"><text:s/>[6]</text:span>指东南亚条约（即马尼拉条约）组织。一九五四年九月八日，在美国策动下，由美国、英国、法国、澳大利亚、新西兰、菲律宾、泰国和巴基斯坦在菲律宾首都马尼拉签订了《东南亚集体防务条约》，又称《马尼拉条约》。这是一个军事同盟条约，条约声明要用<text:span text:style-name="T3">“</text:span>自助和互助的办法<text:span text:style-name="T3">”“</text:span>抵抗武装进攻<text:span text:style-name="T3">”</text:span>。条约附有美国提出的<text:span text:style-name="T3">“</text:span>谅解<text:span text:style-name="T3">”</text:span>，对<text:span text:style-name="T3">“</text:span>侵略和武装进攻的意义<text:span text:style-name="T3">”</text:span>解释为<text:span text:style-name="T3">“</text:span>只适用于共产党的侵略<text:span text:style-name="T3">”</text:span>。条约还以议定书的形式，把柬埔寨、老挝和南越划为它的<text:span text:style-name="T3">“</text:span>保护地区<text:span text:style-name="T3">”</text:span>。一九五五年二月十九日条约生效时成立了东南亚条约组织。一九六二年七月日内瓦会议通过的《关于老挝中立的宣言》，不承认它对老挝的所谓保护。一九六七年起法国拒绝派正式代表团参加该组织的部长级理事会。一九七二年十一月八日巴基斯坦宣布退出。一九七七年六月该组织宣布解散。<text:span text:style-name="T3">  <text:line-break/></text:span>　　<text:span text:style-name="T3"><text:s/>[7]</text:span>锡兰，今斯里兰卡。<text:span text:style-name="T3">  <text:line-break/></text:span>　　<text:span text:style-name="T3"><text:s/>[8]</text:span>纳赛尔，当时任阿拉伯联合共和国总统。<text:span text:style-name="T3">  <text:line-break/></text:span>　　<text:span text:style-name="T3"><text:s/>[9]</text:span>见本卷第<text:span text:style-name="T3">406</text:span>页注<text:span text:style-name="T3">[5]</text:span>。<text:span text:style-name="T3">  <text:line-break/></text:span>　　<text:span text:style-name="T3"><text:s/>[10]</text:span>一九五八年七月，台湾国民党当局在美国的支持下叫嚷<text:span text:style-name="T3">“</text:span>反攻大陆<text:span text:style-name="T3">”</text:span>，并不断炮击福建沿海村镇。为严惩国民党军，反对美国侵犯中国主权，人民解放军福建前线部队奉命于八月二十三日开始对国民党军金门防卫部和炮兵阵地等军事目标进行炮击，封锁了金门岛，中断国民党军的补给。九月初，美国向台湾海峡地区大量增兵，派军舰、飞机直接为国民党军运输舰护航，公然入侵中国领海。为打击美国的侵略行径，人民解放军前线部队又于九月八日对金门国民党军和海上舰艇进行全面炮击。至一九五九年一月七日，共进行七次大规模炮击，十三次空战，三次海战，击落击伤国民党军飞机三十六架，击沉击伤军舰十七艘，毙伤国民党军七千余人。<text:span text:style-name="T3">  <text:line-break/></text:span>　　<text:span text:style-name="T3"><text:s/>[11]</text:span>戴高乐（一八九○<text:span text:style-name="T3">——</text:span>一九七○），当时任法国总理。一九五八年十二月当选为法兰西第五共和国总统。<text:span text:style-name="T3">  <text:line-break/></text:span>　　<text:span text:style-name="T3"><text:s/>[12]</text:span>何应钦（一八九○<text:span text:style-name="T3">——</text:span>一九八七），贵州兴义人。抗日战争时期曾任国民党政府军事委员会参谋总长兼军政部部长。<text:span text:style-name="T3">  <text:line-break/></text:span>　　<text:span text:style-name="T3"><text:s/>[13]</text:span>这里所说的十九个国家，指当时已同中国建立外交关系的阿富汗、巴基斯坦、柬埔寨、缅甸、尼泊尔、锡兰（斯里兰卡）、也门、伊拉克、印度、印度尼西亚、阿拉伯联合共和国（一九五八年二月由埃及和叙利亚合并建立）、丹麦、芬兰、荷兰、挪威、瑞典、瑞士、列支敦士登和英国。社会主义阵营十一个国家，指朝鲜、蒙古、越南、阿尔巴尼亚、保加利亚、波兰、德意志民主共和国、捷克斯洛伐克、罗马尼亚、苏联和匈牙利。<text:span text:style-name="T3">  <text:line-break/></text:span>　　<text:span text:style-name="T3"><text:s/>[14]</text:span>尼赫鲁，即贾瓦哈拉尔<text:span text:style-name="T3">·</text:span>尼赫鲁（一八八九<text:span text:style-name="T3">——</text:span>一九六四），印度民族独立运动领袖。当时任印度总理。<text:span text:style-name="T3">  <text:line-break/></text:span>　　<text:span text:style-name="T3"><text:s/>[15]</text:span>艾森豪威尔，当时任美国总统。<text:span text:style-name="T3">  <text:line-break/></text:span>　　<text:span text:style-name="T3"><text:s/>[16]</text:span>指美国和台湾当局订立的《共同防御条约》。一九五○年六月朝鲜战争爆发后，美国总统杜鲁门在公开宣布武装干涉朝鲜内战的同时，命令其海军第七舰队侵入台湾海峡。美国为使侵略中国领土的行为<text:span text:style-name="T3">“</text:span>合法化<text:span text:style-name="T3">”</text:span>，一九五四年十二月二日与台湾当局签署了《共同防御条约》。该条约规定：美国帮助台湾当局维持并发展武装部队；台湾遭到<text:span text:style-name="T3">“</text:span>武装攻击<text:span text:style-name="T3">”</text:span>时，<text:span text:style-name="T3">“</text:span>美国将采取行动<text:span text:style-name="T3">”</text:span>，对付<text:span text:style-name="T3">“</text:span>共同危险<text:span text:style-name="T3">”</text:span>；美国有在台湾、澎湖及其附近部署陆、海、空军的权利，还可扩及到经双方协议所决定的<text:span text:style-name="T3">“</text:span>其他领土<text:span text:style-name="T3">”</text:span>。一九五五年三月三日条约生效。一九七八年十二月十五日，美国政府就美利坚合众国和中华人民共和国建交发表的声明宣布，美台《共同防御条约》将予以终止。一九八○年一月一日起该条约正式废除。<text:span text:style-name="T3">  <text:line-break/></text:span>　　<text:span text:style-name="T3"><text:s/>[17]</text:span>杜鲁门，一九四五年至一九五三年任美国总统。<text:span text:style-name="T3">  <text:line-break/></text:span>　　<text:span text:style-name="T3"><text:s/>[18]</text:span>一九五八年九月七日，比克利指挥美国第七舰队的几艘巡洋舰和驱逐舰，为载运军火增援金门的国民党军运输舰护航。<text:span text:style-name="T3">  <text:line-break/></text:span>　　<text:span text:style-name="T3"><text:s/>[19]</text:span>斯摩特，当时任驻台湾美军司令。<text:span text:style-name="T3">  <text:line-break/></text:span>　　<text:span text:style-name="T3"><text:s/>[20]</text:span>马来亚，今属马来西亚。<text:span text:style-name="T3">  <text:line-break/></text:span>　　<text:span text:style-name="T3"><text:s/>[21]</text:span>阿联，阿拉伯联合共和国的简称。见本卷第<text:span text:style-name="T3">406</text:span>页注<text:span text:style-name="T3">[2]</text:span>。<text:span text:style-name="T3"> </text:span></text:p>
      <text:p text:style-name="P1">J.Z.   |  2016.12.29 17:01   |   <text:a xlink:type="simple" xlink:href="http://palinfo.habago.org/Entry?Command=Information_PrintForum&amp;iPage=204#FORUM35209"><text:span text:style-name="T1">#</text:span></text:a></text:p>
      <text:p text:style-name="P4"><text:span text:style-name="T2">原來我的理性客觀朋友貼了兩個連結來</text:span>"<text:span text:style-name="T2">教育</text:span>"<text:span text:style-name="T2">我怎麼分辨</text:span>FAKE NEWS, <text:span text:style-name="T2">我只看到</text:span>FB<text:span text:style-name="T2">大圖顯示的那個</text:span>, <text:span text:style-name="T2">在此補上</text:span>: <text:line-break/><text:line-break/>http://www.snopes.com/syrian-war-victims-are-being-recycled-and-al-quds-hospital-was-never-bombed/</text:p>
      <text:p text:style-name="P1">J. Z.   |  2016.12.29 16:42   |   <text:a xlink:type="simple" xlink:href="http://palinfo.habago.org/Entry?Command=Information_PrintForum&amp;iPage=204#FORUM35208"><text:span text:style-name="T1">#</text:span></text:a></text:p>
      <text:p text:style-name="P2">不好意思<text:span text:style-name="T3">, </text:span>打字時沒注意<text:span text:style-name="T3">, </text:span>不小心把英雌大名給少打一個<text:span text:style-name="T3">t. <text:line-break/>Eva Bartlett <text:line-break/></text:span>還煩請協助更正<text:span text:style-name="T3">, </text:span>謝謝<text:span text:style-name="T3">.</text:span></text:p>
      <text:p text:style-name="P1">J. Z.   |  2016.12.29 16:08   |   <text:a xlink:type="simple" xlink:href="http://palinfo.habago.org/Entry?Command=Information_PrintForum&amp;iPage=204#FORUM35207"><text:span text:style-name="T1">#</text:span></text:a></text:p>
      <text:p text:style-name="P4"><text:span text:style-name="T2">我的一位</text:span>"<text:span text:style-name="T2">理性客觀</text:span>"<text:span text:style-name="T2">朋友剛用了這個回應</text:span><text:s/>Eva Barlett <text:span text:style-name="T2">說</text:span><text:s/>White Helmet<text:span text:style-name="T2">和恐怖份子有關連的</text:span>RT<text:span text:style-name="T2">錄影</text:span>, <text:span text:style-name="T2">這位在我看來大概是個地方記者用的理由是</text:span>""<text:span text:style-name="T2">一個真接受了</text:span>US-NATO<text:span text:style-name="T2">金援的組織難道可能連一支專線都沒有嗎</text:span>??"" <text:line-break/><text:line-break/><text:span text:style-name="T2">我真不知道該怎麼回應他</text:span>... <text:line-break/><text:line-break/>http://www.snopes.com/syrian-rescue-organization-the-white-helmets-are-terrorists/</text:p>
      <text:p text:style-name="P1"><text:span text:style-name="T2">李萌</text:span><text:s/>  |  2016.12.29 15:58   |   <text:a xlink:type="simple" xlink:href="http://palinfo.habago.org/Entry?Command=Information_PrintForum&amp;iPage=204#FORUM35206"><text:span text:style-name="T1">#</text:span></text:a></text:p>
      <text:p text:style-name="P2">读罢唐玉和<text:span text:style-name="T3">Kate</text:span>的文字，心中无限伤感。寻到唐玉之前转载金灿荣老师的发言，<text:span text:style-name="T3">‘</text:span>我大胆预测，最后台湾是一个四个阶段的走向，观察期（估计有大半年，会到明年）→施压期（估计很长，<text:span text:style-name="T3">3</text:span>年）→对抗期（非常可能是在蔡第一任期的最后半年）→冲突（说白了就是武力解决，在蔡第二任期的某一个点，推算最快是<text:span text:style-name="T3">2021</text:span>年，也是蔡英文第二任期，有可能再晚一点）<text:span text:style-name="T3">’</text:span>。目前情势，两岸眼见着又一次滑向冲突的宿命。尽管在具体时间点上可能会有出入，但整个过程估计相差无几。在历史的大江大河面前，渺小的个人何处安身立命，何以自处。</text:p>
      <text:p text:style-name="P1">kate chang   |  2016.12.29 13:55   |   <text:a xlink:type="simple" xlink:href="http://palinfo.habago.org/Entry?Command=Information_PrintForum&amp;iPage=204#FORUM35205"><text:span text:style-name="T1">#</text:span></text:a></text:p>
      <text:p text:style-name="P3">唐玉先生：<text:span text:style-name="T3"> <text:line-break/><text:line-break/></text:span>我是在北京的台灣人。先生說道：<text:span text:style-name="T3"> <text:line-break/><text:line-break/></text:span>「<text:span text:style-name="T3">CCTV-4</text:span>（中央电视台国际频道）的《海峡两岸》节目连续几天讨论到了<text:span text:style-name="T3">“</text:span>武统<text:span text:style-name="T3">”</text:span>问题，其它节目也有，将武统拿到台面上分析非常罕见，看大陆内部的态势和中美关系的发展，很多人预测<text:span text:style-name="T3">2020</text:span>年左右会动武。同室操戈，让人痛心，但似乎又别无他法，也许外力会帮助台湾涤清这些毒素。唉，希望看到的同胞早做准备，早寻安身之所。」<text:span text:style-name="T3"> <text:line-break/><text:line-break/></text:span>可以感到先生筆間情真意切卻又試圖輕淡，輕淡，想是出於善意的緣故。考慮到央視向來只做、只有官樣文章，加之<text:span text:style-name="T3">CCTV-4</text:span>肩負對外宣傳的任務，我這樣解讀先生所說，也許能再往實情逼進一步：連續幾天討論分析武統的節目，實際上他們並沒有在討論什麼，這不是討論，而是宣示，是儘可能地讓最多台灣民眾可以認識的宣示，「武統」已經提上進程，和平統一的可能性趨近於零。<text:span text:style-name="T3"> <text:line-break/><text:line-break/></text:span>上個禮拜北京因為霧霾啟動紅色預警，說來北京過去的霧霾較之上週嚴重的比比皆是，卻從來沒有如此嚴陣以待的預警過，在預警開始的前一天來自多個管道的手機通知、預警開始後學校停課、道路限行。事後和朋友聊起，我倆不約而同模糊地感到這太像演習了，藉著霧霾預警理順訊息推播、應急措施，同一程序完全可以套用在其他情境，比如戰爭空襲。而在數月前，北京四環外也曾有過防空警報系統試鳴演習，當時四環以裡上班的、上學的、買菜的一如往常，如果不是注意新聞便沒有任何影響。眼下台灣無意願、無準備、無實力攻打大陸，北京城內的演習不會是針對台灣而來，前後幾個月偌大北京必須整個動起來，局勢遠比兩岸同室操戈還要複雜、嚴峻得多。<text:span text:style-name="T3"> <text:line-break/><text:line-break/></text:span>似乎中南海的思路是，先武統台灣以增加應戰美日的勝率。現在我也零散讀些軍事、武器、戰略的網路分析文章，其實我是對此全然陌生也毫無興趣的人，那些分析讀來往往備感齟齬、徒添困惑，若不是先生警語，我便要遭受無知所害，只盯著島內長期以來，各界亦正亦邪、似是而非的口水戰。年輕時我曾猜想安那其，萬萬沒想到無政府竟然修成正果，年輕時我曾聽過文青喧嘩，萬萬沒想到眾聲喧嘩竟然關乎生死。無懼動員反中反華的蔡政府，值此關頭自當全面備戰，至少蔡英文需要派個人去檢查一下空襲警報還能不能運作。我到北京已經多年，這幾年可以很清楚地感受到台灣人相對於大陸人的優越感的傾斜翻轉，從因為富裕、到因為民主等等外在條件而生的優越感，一個一個喪失，不是因為大陸變好變強了，大陸社會的蛆一樣數量驚人。優越感的喪失，或者更確實來說是自我的喪失，是因為台灣的內耗，將統獨、服貿、死刑、多元成家等等一切應該理性討論的公共議題交付情緒動員，於是社會運動的正當性在情緒動員中瓦解了，當正當性基礎都已經不在時，各個議題無論正方反方說漂亮話的罵髒話的，全部都成了灑口水，真正的弱勢受害者便不見了，洪仲丘是很好的例子。對於這樣不斷動員內耗的台灣，不看不聽不知道是我愛她最好的方法了。而害怕人潮、避免意外、能不動就不動的北京當局，竟然不動聲色地演習，台灣人不該怠慢，大陸人自己也不能怠慢。<text:span text:style-name="T3"> <text:line-break/><text:line-break/></text:span>如果中美終將一戰，該選擇挺中、挺美、挺中立？其實台灣沒有選擇，地理位置決定了台灣上空必將戰火交駁。幾年前我曾到南京小住，南京是一個哀傷的城市，即使再忙的經濟活動、再好的現代建設，也掩蓋不住城市中瀰漫的寥落氣息，戰爭留下的遺憾與傷痛，經過二代人、三代人依然療癒平復不了。蕞爾台灣，我不能想像如果戰火烽起，能有哪裡可以安身？！</text:p>
      <text:p text:style-name="P1"><text:span text:style-name="T2">陳真</text:span><text:s/>  |  2016.12.27 15:42   |   <text:a xlink:type="simple" xlink:href="http://palinfo.habago.org/Entry?Command=Information_PrintForum&amp;iPage=204#FORUM35204"><text:span text:style-name="T1">#</text:span></text:a></text:p>
      <text:p text:style-name="P2">因為我們不可能先驗地<text:span text:style-name="T3"><text:s/>(a priori) </text:span>知道事物的一切脈絡背景，因此很難預先知道道德應有的具體內涵<text:span text:style-name="T3">(content)</text:span>。但是，儘管對於內涵之無從預先知曉，或許我們依然可以從道德的形式<text:span text:style-name="T3">(form)</text:span>上去認識它。在它的各種形式中，有個性質很重要，那就是內在的一致性。簡單說，我不知道某種宣稱或舉動是否合乎道德，但我能透過觀察它的一致性來做出評價。<text:span text:style-name="T3"> <text:line-break/><text:line-break/></text:span>講這樣文謅謅，簡單講就是比方說，如果你真的相信人權，你就不能每天到處強姦殺人燒殺擄掠。因為你說的跟你做的，相去甚遠，缺乏一致性。這時候，你就算講人權講得再好聽，也全是鬼扯蛋。<text:span text:style-name="T3"> <text:line-break/><text:line-break/></text:span>我在張宗坤的一篇文章中看到他提起類似這樣一種說法：<text:span text:style-name="T3"> <text:line-break/><text:line-break/>http://www.coolloud.org.tw/node/87254 <text:line-break/><text:line-break/></text:span>他說，台灣很多有學問的人最近都在罵那些扮演納粹的學生，但卻少有人以同樣的道德標準去反對以色列及美帝長年以來更為血腥殘暴的作為。<text:span text:style-name="T3"> <text:line-break/><text:line-break/></text:span>類似的例子充斥島上。民進黨及其同路人就是這方面的典範，講的全是仁義道德，幹的卻全是狗皮倒灶；只要顏色對了，幹啥都行，不管幹啥都是偉大的，神聖愛台灣的；反之則不管做什麼都是台奸，都是賣台。<text:span text:style-name="T3"> <text:line-break/><text:line-break/></text:span>你我一般人其實也常有類似問題，只是不像人渣政客和御用文人那麼離譜就是。<text:span text:style-name="T3"> <text:line-break/><text:line-break/></text:span>常舉個例。差不多<text:span text:style-name="T3">18</text:span>年前，我寫了篇<text:span text:style-name="T3"><text:s/>"</text:span>反伊拉克禁運及輻射混蛋<text:span text:style-name="T3">"</text:span>，講述美國使用貧鈾彈的可怕。文章末尾我寫了一句話：<text:span text:style-name="T3">"</text:span>一個想安靜過自己日子的人，活在這個年代，可真是它媽的生不逢時<text:span text:style-name="T3">"</text:span>。這文章至少有十幾個媒體刊登、轉載，讓我很驚訝的是，我沒料到原來大家的家教這麼好，居然幾乎所有媒體不約而同地把<text:span text:style-name="T3"><text:s/>"</text:span>他媽的<text:span text:style-name="T3">" </text:span>三個字刪掉。<text:span text:style-name="T3"> <text:line-break/><text:line-break/></text:span>家教好當然很不錯，溫文儒雅有啥不好，可別像我這樣粗魯沒水準。可是，令我很不解的是，各位連<text:span text:style-name="T3"><text:s/>"</text:span>他媽的<text:span text:style-name="T3">" </text:span>三個字做為一種語助詞居然都受不了，必須刪除消滅之，以淨化世界，道德水準想必相當高。依此道德水準，理應更加受不了五十萬名伊拉克兒童成為美國鐵蹄下的亡魂才對，但是事實上卻非如此；後者根本無人聞問，彷彿死的不是五十萬個兒童，而只是五十萬隻螞蟻。<text:span text:style-name="T3"> <text:line-break/><text:line-break/>28</text:span>年前，我寫了篇兒童人權報告，裏面有幾句描述數萬雛妓被黑白兩道推入火坑賣淫、日夜遭虐的各種慘狀，包括電擊、毆打，以及以各種變態方式傷害少女的下體陰道等等。高醫校方知道這樣一篇破壞政府形象的文章會惹來政治大禍，於是想盡辦法拒絕刊登在校刊上，理由之一是說太殘忍。我聽了很驚訝，就是因為太殘忍，所以我才發願要為這些生活在痛苦中的兒童打拼啊。如果學校老師們也覺得這些事情太殘忍，應該是想辦法消滅這些殘忍的事情使之不再發生才對，怎麼是消滅我的文章呢？<text:span text:style-name="T3"> <text:line-break/><text:line-break/></text:span>其實我不用讀哲學，無情的現實生活本身，早早就教會了我有關道德的第一課：一致性。</text:p>
      <text:p text:style-name="P1"><text:span text:style-name="T2">陳真</text:span><text:s/>  |  2016.12.27 01:41   |   <text:a xlink:type="simple" xlink:href="http://palinfo.habago.org/Entry?Command=Information_PrintForum&amp;iPage=204#FORUM35203"><text:span text:style-name="T1">#</text:span></text:a></text:p>
      <text:p text:style-name="P3">彭明敏曾經受到蔣介石的高度賞識，他是很有機會當大官的，但他卻選擇冒死逃亡。他說，他沒法忍受智能和道德水平都遠在他之下的人的領導。如今，這個綠油油的黨，智能和道德水平顯然比蔣家政權又更低了，我很納悶彭明敏受不受得了接受這樣一些無智無品的混蛋人渣的領導。<text:span text:style-name="T3"> <text:line-break/><text:line-break/></text:span>住在台灣，最大的痛苦之一就是類似彭明敏所說的，不管怎麼改朝換代，永遠有一批低能無德的混蛋人渣當權，整天妖言惑眾，蠢話謊話連篇，為所欲為。而且，不管多麼離譜荒唐齷齪無恥的言行，因其掌握了媒體與教育之大權，因此便是主流，廣為人們所接受並推崇。<text:span text:style-name="T3"> <text:line-break/><text:line-break/></text:span>生活中，你於是只能忍忍忍忍忍忍忍七個忍字，練忍功，入忍教，吞忍心丸，任其囂張跋扈顛倒黑白，並且盡量閃躲避免與旁人論及任何真實世界的人事物，大約只能跟人談天氣，談食物，談男男女女，談一些無聊八卦或所謂新奇趣聞，因為只要一談起現實血肉，只能啞口無言，你會馬上察覺到自己與眾不同的怪物身份。<text:span text:style-name="T3"> <text:line-break/><text:line-break/></text:span>這十幾年來，這樣一種痛苦不斷變本加厲到這樣一種地步，<text:span text:style-name="T3">x</text:span>它媽的原來我錯了，原來台灣根本不是我的家，原來我是住在<text:span text:style-name="T3"><text:s/>"</text:span>外國<text:span text:style-name="T3">"</text:span>，住在一個以仇視輕視醜化中國為樂的<text:span text:style-name="T3"><text:s/>"</text:span>外國<text:span text:style-name="T3">"</text:span>，難怪經常有人叫我滾回中國去。我知道，仇恨的種子一旦埋下，有一天它就有可能發芽結果；個人造業不會個人擔，而是眾人得一起承擔。<text:span text:style-name="T3"> <text:line-break/><text:line-break/></text:span>很小時候，兄弟姊妹們常聽父母講起戰爭，講美軍轟炸台南，講血肉橫飛，小孩子們往往聽得哈哈大笑，當做傳奇故事聽。比方說我爸常講有一次躲美軍空襲，大家都在逃，隔壁一個青年腿長體健，跑得特別快，很得意，遠遠跑在我爸前頭。結果，大家跑著跑著，一顆飛彈恰好就在那個鄰居的頭頂上爆炸開花，整個人身體瞬間粉碎，只剩下一條大腿噴出，剛好就掛在電線桿上搖搖晃晃。<text:span text:style-name="T3"> <text:line-break/><text:line-break/></text:span>我爸常講起這件事，意思是說戰爭一來，生死有命，死活難料，反覆告誡我們對於戰爭要有心理準備，要能吃得了苦。但小孩子們每次聽到<text:span text:style-name="T3"><text:s/>"</text:span>只剩一條大腿噴出去，掛在電線桿上搖搖晃晃<text:span text:style-name="T3">" </text:span>就哈哈大笑。<text:span text:style-name="T3"> <text:line-break/><text:line-break/></text:span>年少時，智識稍長，但依然覺得世界穩定恆常，太平日子只是一種常態，無甚希奇。我手上曾有個價值數千元的戒指，足足戴了三十幾年，裏頭還刻著我的名字，正是<text:span text:style-name="T3">1971</text:span>年的秋天<text:span text:style-name="T3">(</text:span>台灣被逐出聯合國那一年<text:span text:style-name="T3">)</text:span>我媽給我戴上的。那時我才剛念小學二年級。她鄭重地要我們每個小孩記住，假若戰爭一來，假若親人離散，那就自己想辦法憑這戒指找一條活路。戴戒指那一刻，我還笑出來，覺得她真是想太多。<text:span text:style-name="T3"> <text:line-break/><text:line-break/></text:span>父母已逝，現在換我想太多了，總覺得各地烽火彷彿瞬間就有可能從四面八方襲來。戰爭，原來是離得這麼近的一個東西。我們最好盡一切努力，防止戰爭的到來。<text:span text:style-name="T3"> <text:line-break/><text:line-break/></text:span>陳真<text:span text:style-name="T3">2016. 12. 27. <text:line-break/><text:line-break/>================ <text:line-break/></text:span>黨旗當國旗<text:span text:style-name="T3"><text:s/></text:span>謝志偉：納粹陰魂仍在台灣<text:span text:style-name="T3"> <text:line-break/><text:line-break/></text:span>今日新聞<text:span text:style-name="T3">NOWnews <text:line-break/><text:line-break/></text:span>記者彭媁琳／台北報導<text:span text:style-name="T3"><text:s/>2016</text:span>年<text:span text:style-name="T3">12</text:span>月<text:span text:style-name="T3">25</text:span>日<text:span text:style-name="T3"> <text:line-break/><text:line-break/></text:span>新竹光復高中學生扮裝納粹，引起輿論批評，總統府也要求校方道歉。駐德代表謝志偉也來參與戰火，在臉書上連發<text:span text:style-name="T3">3</text:span>篇文章，諷刺過去國民黨把黨旗當國旗，也是納粹的特徵之一，納粹陰魂還在台灣，才會出現學生拿納粹旗幟來揮舞的鬧劇。<text:span text:style-name="T3"> <text:line-break/><text:line-break/></text:span>謝志偉的第一篇文章指出，新竹光復高中的「納粹事件」會發生，其中一個關鍵原因正是因為：納粹陰魂還在台灣！<text:span text:style-name="T3"> <text:line-break/><text:line-break/></text:span>他認為，把國旗當圖騰，放大、揮舞、恐嚇或甚至毆打國人，是典型「納粹」特徴之一！在台演出超過半世紀，仍未下片。我們的教育若有真正深入地將台灣「國家暴力」的歷史放進去，年輕學子自然會對納粹德國採取批判的態度！<text:span text:style-name="T3"> <text:line-break/><text:line-break/></text:span>但是看看某些政黨不但抵制「真相」，從選舉到平日還都把國旗當圖騰，揮舞起來像煞血滴子（戒嚴時代、白色恐怖時代也的確如此）<text:span text:style-name="T3">- </text:span>甚至到解嚴三十年的今天，仍有人高舉國共兩旗在台北一而再地當眾打人！<text:span text:style-name="T3"> <text:line-break/><text:line-break/></text:span>政府應該代表台灣人向以色列、德國及所有納粹受害者道歉，但，是誰教出對「納粹」如此無知的孩子？只有這些孩子錯了嗎？他們某種程度上不也是受害者嗎？退將在台灣對台人怒揮國旗，去中國對習大喜揮雙手。中正還在紀念，真相還在活埋。。。唉！<text:span text:style-name="T3"> <text:line-break/><text:line-break/></text:span>在第二篇臉書發文中，謝志偉強調，「對了，另一個納粹特徴是：把黨旗當國旗！」<text:span text:style-name="T3"> <text:line-break/><text:line-break/></text:span>第三篇文章中，謝志偉表示，「納粹」是德文「<text:span text:style-name="T3">Nazi</text:span>」的中文音譯，簡單地說：其本義是「民族主義」，以「國家至上」為由，黨控軍警情特，殺人放火，都有「正當性」，正是「愛國是無賴的最後藉口」之寫照。看看老<text:span text:style-name="T3">k</text:span>往年的歷史，看看退將如今的行逕，天理昭彰？！</text:p>
      <text:p text:style-name="P5"/>
      <text:p text:style-name="P1"><text:span text:style-name="T2">陳真</text:span><text:s/>  |  2016.12.26 22:10   |   <text:a xlink:type="simple" xlink:href="http://palinfo.habago.org/Entry?Command=Information_PrintForum&amp;iPage=205#FORUM35202"><text:span text:style-name="T1">#</text:span></text:a></text:p>
      <text:p text:style-name="P3">當我們指稱某一方言行思維愚昧低能荒腔走板時，並不意味著我們應該採取政治或法律乃至軍事手段來懲罰當事人，畢竟思想言論的事也只能交由思想言論來裁決。<text:span text:style-name="T3"> <text:line-break/><text:line-break/></text:span>曾經有一位學者主張納粹大屠殺根本不存在，結果差點被解聘，只有很少的人聲援他，其中一位聲援者就是<text:span text:style-name="T3"><text:s/>Noam Chomsky</text:span>。我的態度也一樣，再怎麼荒腔走板的愚蠢言行，當你透過言論以外的手段去制裁他或懲罰他時，不也同樣愚蠢？既然是理性與感性可以解決的事，就跟外力扯不上什麼關係了；該以理服人之處，理字就該當頭，而非掄起拳頭以力嚇人，使人噤聲。除非，除非該言行思維的內涵旨在挑起仇恨，打壓異己，這時候才有所謂繩之以法或行政懲罰的問題。除此之外，言行思維的事，就也只能交由言行思維的內涵來分出個高下。<text:span text:style-name="T3"> <text:line-break/><text:line-break/></text:span>當今的以色列，不折不扣就是個納粹。我們巴勒網每個月靜站就有這麼一塊標語，寫著：<text:span text:style-name="T3">"</text:span>以色列勿學納粹<text:span text:style-name="T3">"</text:span>。這口號是我取的，其實我已經夠客氣了，光只寫著以色列<text:span text:style-name="T3"><text:s/>"</text:span>勿學<text:span text:style-name="T3">" </text:span>納粹，事實上，以色列的暴行根本就是納粹的翻版。我應該寫著<text:span text:style-name="T3"><text:s/>"</text:span>以色列是納粹翻版<text:span text:style-name="T3">" </text:span>才對。<text:span text:style-name="T3"> <text:line-break/><text:line-break/></text:span>以色列的駐台代表幾年前曾經打電話給我，他似乎很介意這句標語。但如果他真的介意，就應敦促他的政府停止殘害巴勒斯坦人，而不是企圖要我們噤聲不語。我知道對於一個當年的受害民族提出<text:span text:style-name="T3"><text:s/>"</text:span>勿學納粹<text:span text:style-name="T3">" </text:span>這樣的指控很強烈，但這畢竟是無數人對於當今以色列之所作所為的基本觀感。<text:span text:style-name="T3"> <text:line-break/><text:line-break/></text:span>以色列國力強盛，因此也使得納粹之相關形象、符號或文字更加顯得異常敏感，儼然禁忌。我個人傾向於尊重受害者或少數一方的感受，我不會在這樣一些事情上高舉百無禁忌的所謂<text:span text:style-name="T3"><text:s/>"</text:span>言論自由<text:span text:style-name="T3">"</text:span>，就如同我不會支持言行卑劣挑釁的法國查理周刊一樣。所謂言論自由，往往是強者糟蹋弱者的工具與藉口。但這並不意味著我認同應該以恐怖殺戮的手段或各種外力來使人噤聲或乾脆滅口。<text:span text:style-name="T3"> <text:line-break/><text:line-break/></text:span>台灣這事也一樣。這所中學幹這樣一些蠢事，低能到爆，讓人很無言，但是台灣所謂總統需要對此表達歉意嗎？干她什麼事呢？致歉與否，應該是學生自己來決定，怎麼會是由一個政府來道歉？學生又不是政府養的狗，憑什麼<text:span text:style-name="T3"><text:s/>"</text:span>替<text:span text:style-name="T3">" </text:span>學生道歉？更不用說逼迫校長下台了。如果這樣就要下台，我看台灣剩不了幾所學校，全都應該關門打烊或直接抓去槍斃算了，因為，我們的教育或社會型態竟然每天在哈日捧日舔日，自願當日本人的狗。二戰期間，日本人幹下的血腥與殘暴規模之巨大，絕對是好幾個納粹的總和。你很難教育學生說我們應該舔日哈日卻必須敵視納粹，這是矛盾的，因為前者比諸後者之殘暴血腥，遠遠有過之無不及。<text:span text:style-name="T3"> <text:line-break/><text:line-break/></text:span>如果我們凡事都要依靠<text:span text:style-name="T3"><text:s/>"</text:span>力<text:span text:style-name="T3">" </text:span>來解決<text:span text:style-name="T3"><text:s/>"</text:span>理<text:span text:style-name="T3">" </text:span>的問題，那麼，倘若我是世界的君王，連<text:span text:style-name="T3"><text:s/>"</text:span>美國<text:span text:style-name="T3">" </text:span>二字都不應該出現在字典裏，因為它殘害世人規模之巨大，根本罪無可逭。誰敢寫出美國二字就該受到嚴懲，這樣合理嗎？這就是我們想要的所謂合乎正義的世界嗎？</text:p>
      <text:p text:style-name="P1"><text:span text:style-name="T2">鄭涵文</text:span><text:s/>  |  2016.12.26 20:05   |   <text:a xlink:type="simple" xlink:href="http://palinfo.habago.org/Entry?Command=Information_PrintForum&amp;iPage=205#FORUM35201"><text:span text:style-name="T1">#</text:span></text:a></text:p>
      <text:p text:style-name="P2">「歷史是不是出賣了我們？」當人類見證了絞肉機式的一戰後，猶太裔年歷史學家布洛克，看著隨同而來的二戰，如此問著。<text:span text:style-name="T3"> <text:line-break/></text:span>歷史究竟是甚麼<text:span text:style-name="T3">?</text:span>作為一個不斷開展的循環，歷史沒有太多的責任存在，它只是冰冷的告訴我們甚麼發生了，甚麼是事實；歷史是素材，當後人有所疑問，它就會被當成出口，而除此之外他甚麼也不是。<text:span text:style-name="T3"> <text:line-break/></text:span>那麼歷史該不該成為一種禁忌<text:span text:style-name="T3">?</text:span>當然不應該。即便西方社會一次次對猶太人血腥的屠戮，即便反猶太標籤成為重大的政治不正確；就算德國人視之為恥、就算以色列氣極敗壞，它都不應該被塑造成一個禁忌。<text:span text:style-name="T3"> <text:line-break/></text:span>文明的德國人與以色列人，強調他們的歷史責任，難道真的是為了避免一個可怕的人道災難復闢<text:span text:style-name="T3">?</text:span>但不正是一昧的維護著這個禁忌的不可侵犯，對於其後果毫不在乎，才導致了一個世紀災難的發生<text:span text:style-name="T3">?</text:span>此時此刻，這個禁忌、這種標籤，成為一個更不人道事實的擋箭牌。<text:span text:style-name="T3"> <text:line-break/></text:span>不論是最初的猶太復國主義、抑或是隨後西方世界長期的漠視，反猶太的政治不正確給予整個西方社會一個重大的輿論壓力，乃至於一個<text:span text:style-name="T3">20</text:span>、<text:span text:style-name="T3">21</text:span>世紀最重大的人道危機，長久以往如同透明一般的，在主流媒體的評論之外。聯合國巴勒斯坦人權事務的特別報告員<text:span text:style-name="T3">Richard Falk </text:span>對於<text:span text:style-name="T3">2015</text:span>年的加薩報告進行評論時就指出，為了避免反猶的印象，導致了加薩報告過於<text:span text:style-name="T3">"</text:span>平衡<text:span text:style-name="T3">"</text:span>，以致對事實反而產生誤導性。<text:span text:style-name="T3"> <text:line-break/></text:span>倘若德、以真的如此戒慎恐懼，對於應當優先看待的巴勒斯坦議題，為何反而置於其後，德國人怎麼那麼靜謐無聲，以色列如此忝不知恥，還記得諾貝爾文學獎得主葛拉斯對德國放任的批判，致終無法阻止德國甘為加害者的遞刀人<text:span text:style-name="T3">? <text:line-break/></text:span>如今這一群諸行不義的國家，要求著他人維護他們的禁忌。他們已經證明了禁忌不能夠避免歷史的重複，不能夠避免人道悲劇，如此說來，這一切的聲明彷彿是這個世界，理所當然要為其造成的悲劇與不榮譽進行負責。<text:span text:style-name="T3"> <text:line-break/></text:span>德國在台協會、以色列在臺協會接連而來的聲明，我只想說一句：真是無恥至極。</text:p>
      <text:p text:style-name="P1"><text:span text:style-name="T2">唐玉</text:span><text:s/>  |  2016.12.26 19:31   |   <text:a xlink:type="simple" xlink:href="http://palinfo.habago.org/Entry?Command=Information_PrintForum&amp;iPage=205#FORUM35200"><text:span text:style-name="T1">#</text:span></text:a></text:p>
      <text:p text:style-name="P3">谢谢陈真先生和李宗益先生。<text:span text:style-name="T3"> <text:line-break/><text:line-break/></text:span>看到二位认为台湾存在种族论和血统论，实在令人吃惊，这种思想是日本殖民留下的种子经由两党培育壮大的吗？作为大陆人，我对于这种思想的出现感到匪夷所思，我之前一直以为台湾衰落混乱的主要原因是民主的宗教化，把民主自由当成宗教信仰沉迷其中而不可自拔，看来他们走得更远。<text:span text:style-name="T3"> <text:line-break/><text:line-break/></text:span>中国长期是世俗化国家，在以前的封建王朝对于周边的落后小国也是以文明程度划分，称他们蛮夷认为他们未开化比较野蛮，即使在文革中出现的个别极端论调也就是<text:span text:style-name="T3">“</text:span>老子英雄儿好汉<text:span text:style-name="T3">”</text:span>，<text:span text:style-name="T3">“</text:span>龙生龙，凤生凤，老鼠的孩子会打洞<text:span text:style-name="T3">”</text:span>，绝没有到希特勒认为犹太人不是人而是蟑螂害虫应该消灭的程度，台湾现有的这种思想应该不是来自于大陆。<text:span text:style-name="T3"> <text:line-break/><text:line-break/></text:span>西方存在的种族论和血统论，我个人认为来源于其宗教，这是一神教普遍存在的问题，基督教和伊斯兰教都存在。经常在美剧或好莱坞电影里看到提到俄罗斯伊朗就说它是邪恶的国家，而我们代表正义，我就特别反感，这种二元划分实在可笑，明明是利益之争，非要搞得似乎是为了人类正义。利益的争夺并不可耻，它比基于意识形态甚至宗教的斗争要理智文明的多，这也是现代社会里应该让民众了解的，但欧美老是一副替天行道的做派，现在中东的乱象欧洲的难民就是对他们的反噬，不过仍然看不到他们走出这种思维的迹象。<text:span text:style-name="T3"> <text:line-break/><text:line-break/></text:span>对于这种现象的解决办法，我仍然相信<text:span text:style-name="T3">“</text:span>经济基础决定上层建筑<text:span text:style-name="T3">”</text:span>，<text:span text:style-name="T3">“</text:span>社会存在决定社会意识<text:span text:style-name="T3">”</text:span>。信仰坚定如穆斯林，当年在看到与西方的巨大差距后都开始寻求自强，由此出现了两派，一是改革和现代化派，如埃及的纳赛尔、土耳其的凯末尔，另一派是保守派，要回归原始教义，一切按照教义来，如现在的原教旨主义。因此当台湾的经济、社会恶化到一定程度，必然会引发思想上的改变，任何思想或信仰在赤裸裸的现实面前都是苍白无力的，苏联的解体就是例子。当然这个过程可能很长，毕竟现在台湾相对还比较富裕，但两岸目前的情况似乎等不到那一天了，<text:span text:style-name="T3">CCTV-4</text:span>（中央电视台国际频道）的《海峡两岸》节目连续几天讨论到了<text:span text:style-name="T3">“</text:span>武统<text:span text:style-name="T3">”</text:span>问题，其它节目也有，将武统拿到台面上分析非常罕见，看大陆内部的态势和中美关系的发展，很多人预测<text:span text:style-name="T3">2020</text:span>年左右会动武。同室操戈，让人痛心，但似乎又别无他法，也许外力会帮助台湾涤清这些毒素。唉，希望看到的同胞早做准备，早寻安身之所。</text:p>
      <text:p text:style-name="P1"><text:span text:style-name="T2">李宗益</text:span><text:s/>  |  2016.12.26 17:09   |   <text:a xlink:type="simple" xlink:href="http://palinfo.habago.org/Entry?Command=Information_PrintForum&amp;iPage=205#FORUM35199"><text:span text:style-name="T1">#</text:span></text:a></text:p>
      <text:p text:style-name="P2">唐玉<text:span text:style-name="T3">, <text:line-break/></text:span>陳真先生所言之現象，關於其形成原因，我轉貼兩篇文章，或可提供一種觀點。兩篇皆以時事為引，回顧過往事件，分析歷史脈絡而得。冰凍三尺，非一日之寒。今日種種惡果，無非是過去種下之因。近日高中生模仿納粹調笑嬉戲，猶自理直氣壯、不以為然。觀諸其言行，豈非當前台灣主流價值觀具體而微的表現？待其瓜熟蒂落，將來如何，又豈非不能預料而或逆睹者？洋人多說歷史是線性的，但我想循環才是常態，螺旋上升亦或下降，一代重蹈一代的錯誤，個別人雖得見微知著，卻只能載浮載沉其中，欲振乏力。所以會有詩詞歌賦、筆墨丹青，聊慰逝者、明志於來人。我華夏三千年信史，同樣的事還少過嗎？對不起跑題了，我只是發散對自己怯弱無能的不滿。以下是轉貼，有本文和原文連結。如果留言和轉貼內容有違反版規之處，煩請管理員處置。<text:span text:style-name="T3"> <text:line-break/><text:line-break/>~~~~~~~ <text:line-break/></text:span>種族化的台灣人權，誰受害？<text:span text:style-name="T3"> <text:line-break/></text:span>作者：石之瑜<text:span text:style-name="T3"> <text:line-break/>http://www.storm.mg/article/146658 <text:line-break/><text:line-break/></text:span>台灣漁民前往太平島維護自己國家的權利，但必須以緊急危難為理由申請淡水補給，才可以登岸，而其中載有鳳凰衛視三名記者的吉利號，必須停泊在外海。這表示，緊急危難的救助，不適用於大陸人，或受雇於大陸的人。換言之，誰能成為台灣權利保障的主體，是一種肉體的判斷，而不是價值的判斷。<text:span text:style-name="T3"> <text:line-break/><text:line-break/></text:span>茲事體大，假如，凡是大陸人或具備某種大陸身分的人，必須排除在台灣所承認的權利主體之外，就表示台灣奉行的人權，不但不是普世價值，反而是對人權選擇性地忽略及壓迫。實踐上，如此透過歧視來區隔兩岸人民，並不限於這個個案，甚至是早在國民黨時期，就已經建立的慣例。外省籍官員用來自欺欺人的人權價值，如今正在把他們自己變成是沒有資格享受人權的異族。這是怎麼發生的呢？<text:span text:style-name="T3"> <text:line-break/><text:line-break/></text:span>這是台獨勢力與外省籍官員共謀的罕見案例。他們各懷鬼胎，先後將大陸人建構成權利主體範疇外的其他人種，醞釀一種達到高等文明的台灣種族優越感。這樣的種族優越感當然是虛構的，因為兩岸人民無論血緣文化都難稱為兩個種族。然而，如果大陸人一概沒有資格在台灣享受權利，享受權利的資格就形同定義台灣人的一種法律基因，大陸人既然沒有資格。人權的種族化於焉發生。<text:span text:style-name="T3"> <text:line-break/><text:line-break/></text:span>眾所周知，在李登輝執政時期，就打定主意要去中國化。他的一大梆子外省籍官員為了討好李登輝，又不違背自己對於中國文化的認同，就出謀劃策，鼓吹以兩岸的制度與價值差異，來做為與大陸對抗的意識形態，取代國共對峙。對李登輝而言，去內戰就是去中國化，符合他的大戰略。但對他的外省籍官員而言，制度與價值之爭可以影射內戰還在打，所以足以說服自己，李登輝不是台獨。<text:span text:style-name="T3"> <text:line-break/><text:line-break/></text:span>回溯當時的公共論述，可讀到字裡行間的身分暗號。在<text:span text:style-name="T3">1990</text:span>年代，凡用國家安全為理由在討論兩岸關係的，後來基本上都在<text:span text:style-name="T3">21</text:span>世紀後出櫃，成為理直氣壯的台獨。可見所謂國家安全，就是兩岸屬於兩國的隱喻。相對於此，幾乎所有外省籍官員都回歸到制度與價值之爭。後者遭遇的困境是，假如有一天大陸的人也享有人權，那他們怎麼面對台獨？怎麼讓台獨接受自己是新台灣人？<text:span text:style-name="T3"> <text:line-break/><text:line-break/></text:span>影響所及，就產生了一種心態，絕不能承認、甚或容許大陸人享有人權。第一個高潮是<text:span text:style-name="T3">1994</text:span>年發生千島湖事件，<text:span text:style-name="T3">24</text:span>個台灣遊客遭謀財害命燒死在船上。台灣官方一面倒地指向大陸官方涉入，謂其處理過程罔顧人權。陸委會與海基會異口同聲，說是合法遊客遭非法謀殺。實際上，被害的還有<text:span text:style-name="T3">8</text:span>名大陸船員，台灣媒體刻意迴避報導他們。而且，台灣遊客並非合法觀光，因為當時並未開放赴大陸觀光。<text:span text:style-name="T3"> <text:line-break/><text:line-break/></text:span>無獨有偶地是同年稍後發生上好三號漁船事件，這艘載有大陸漁工的船因為台灣並未開放雇用大陸人，結果在颱風來臨前未能及時獲准入港避風。俟獲准後已來不及，駛入前竟然觸礁，漁民便投入巨浪逃生，有<text:span text:style-name="T3">10</text:span>人不幸溺斃，其餘登岸。媒體指稱這是台灣版的千島湖事件，引發陸委會不滿，澄清漁民是非法雇用。衛生署更在事後強調，應關心的事是，大陸漁工的排泄物污染台灣近海。<text:span text:style-name="T3"> <text:line-break/><text:line-break/></text:span>其實，不論台灣觀光客或大陸漁工，根據台灣的法令都是非法，但根據大陸的法令都是合法。不過，那些進港避風的在事後可自行駛離，但那些泅水逃生登岸的，則被當成偷渡客囚禁。換言之，他們的肉體是否接觸台灣的土地，是判斷他們是否違反緊急危難規定的依據。像不像載有鳳凰記者的吉利號？遭遇颱風的大陸漁民不能因為緊急危難登岸，海吉利號也不能在太平島申請緊急危難的補給。<text:span text:style-name="T3"> <text:line-break/><text:line-break/></text:span>外省籍官員引用的上述這些似是而非的合法或非法論述，以及誰有資格作為緊急危難時的權利主體，後來愈演愈烈，淪為一種仿效種族主義的風潮。<text:span text:style-name="T3">1999</text:span>年在模里西斯發生金慶號喋血案，台灣船長殺害<text:span text:style-name="T3">15</text:span>名大陸漁工，陸委會說是船長醉酒意識不清的個案。請問，意識不清的時候卻能清楚分辨台灣或菲律賓漁工不必殺的話，這需要多深層的建構，才能達到這種大陸漁工才是唯一非人的意識效果？<text:span text:style-name="T3"> <text:line-break/><text:line-break/></text:span>至此，大陸人沒有人權的印象變質，大陸人已根本不再有資格作為人權主體。也就在這個時候，台獨開始執政，進一步將外省籍官員建立的自由價值標準，完全轉變為一種種族主義標準，也就是，一種在想像中不能容許跨越的區隔──兩岸成為兩個種族，其標準在於能否受到權利保障。於是，大陸人不必、不能、不應在台灣受到權利保障，形成實踐台獨的絕對律令。<text:span text:style-name="T3"> <text:line-break/><text:line-break/></text:span>所以，大陸配偶取得權利身分必須特別嚴苛（立法院某次公聽會提到陸配不是自由戀愛，好像台灣人都是自由戀愛，都才享有自由戀愛的權利），同理，大陸學生連自費健保也不准。看起來沒必要的壓制，卻成為情感上無解的鏈鎖，這不能不說是傳染了種族主義。只不過，台獨是用享有人權的資格，當成不能跨越的基因。因此形成的偽種族主義，特別脆弱，特別容易揭穿，故特別激情。<text:span text:style-name="T3"> <text:line-break/><text:line-break/></text:span>台獨還有沒有可能擺脫偽種族主義的桎梏呢？台獨在<text:span text:style-name="T3">2016</text:span>年重新執政後，似乎變本加厲。因為，這些偽種族標準不但適用於大陸人，也正開始適用於不支持台獨的台灣人，包括早年依附李登輝的這些外省籍官員，將導致沒有憲法權利資格的台灣人，其數目在短期內難免迅速增長。這不僅是人權的危機，也是太平島的危機，更是台獨的危機。<text:span text:style-name="T3"> <text:line-break/><text:line-break/>~~~~~~~~~~~ <text:line-break/></text:span>國民黨「異族化」是轉型正義的必然<text:span text:style-name="T3"> <text:line-break/></text:span>作者：石之瑜<text:span text:style-name="T3"> <text:line-break/>http://www.storm.mg/article/153637 <text:line-break/><text:line-break/></text:span>立法院通過針對國民黨黨產進行清查的法案後，國民黨失去成為憲法上權利主體的資格，因為法案授予行政院絕對的裁量權力，由以執政黨為主導的委員會，而不是根據法律獨立判案的司法官，對國民黨所有黨產進行清查。民進黨是以轉型正義為名，將國民黨變成一個法律的對象，並且不具備法律保障的權利身分，國民黨至此成為台灣政治的外人、對象、異己。<text:span text:style-name="T3"> <text:line-break/></text:span>所有轉型正義的前提，是政治體系已經界定了一個歷史的敵人，因此才能以整個政治共同體的名義，對之進行清算。所以，轉型正義得以推動，在於政治系統能建構一個政治共同體的新認同，壓制了另一個曾經存在的或其他潛在的認同，因為那些其他認同選項帶來了不正義，或威脅共同體的新共識，故不能容許再屬於當前政治共同體的範疇。如此一個認同轉換的進程，與轉型正義的追求是一體的兩面，否則就失去了對其他認同選項進行壓制正當性。<text:span text:style-name="T3"> <text:line-break/><text:line-break/></text:span>這樣一個認同轉換的過程，必然對於政治共同體所能想像的對外關係，帶來影響。影響可以表現成兩種形式：一種是對外明白宣稱不會因為政治共同體的新認同，改變對外關係，也就是把因為過去對外關係所造成的不正義，具體排除在轉型正義的範疇之外。比如<text:span text:style-name="T3">1949</text:span>年中共建政之後，就曾縮小打擊面，暫時擴大統戰範圍，以安撫國際，先求得穩定。另一種則是針對曾經對舊政權友好的外在勢力，採取疏離、排除或對抗。<text:span text:style-name="T3"><text:line-break/><text:line-break/></text:span>民進黨的黨產條例當然不是在歷史真空中發生，對國民黨的清算，是以回溯<text:span text:style-name="T3">1945</text:span>年國民黨在抗戰後接收台灣，以及<text:span text:style-name="T3">1949</text:span>年內戰失利的國民黨播遷來台，這兩者所帶來的不正義為論述基礎。而其前提，就是當前民進黨為營造新的共同體認同，所仰賴的反中，反華立場。所以，對國民黨清算的進程，是在反中政策全面開動的同時。這個清算的發動，可溯源至李登輝擔任國民黨主席，他指控中國國民黨為外來政權，並矢志改造之為台灣國民黨。<text:span text:style-name="T3"> <text:line-break/><text:line-break/></text:span>李登輝接受日本的殖民教育，效忠日本天皇，因此根據他的生命經驗，說國民黨是外來政權，反映的是他的切膚之痛。然而，他本人後來效忠過中國國民黨與蔣氏父子，偕同大量其他受到日本殖民統治，因而對中國國民黨帶來的中國政治文化有所疏離的後殖民精英，他們都有再中國化的歷史經驗。因此在擺脫中國身分的過程中，需要特別明確且義無反顧的表現，以防這種中國化的歷史經驗重新浮出。<text:span text:style-name="T3"> <text:line-break/><text:line-break/></text:span>自李登輝以降，包括國民黨自身的文化與宣傳機構在內，都戮力改造自身為純屬台灣的政黨，以致在反中與和中兩條路線之間舉棋不定，但是基本上仍接受並配合以去中國化為導向的教育、文化政策。不過，國民黨在論述上遭到異己化的趨勢積重難返，終於導致反中潮流氾濫，國民黨遭到選民拋棄的厄運。尤有甚者，國民黨因為失去憲法上權利主體的資格，而淪為異族。<text:span text:style-name="T3"> <text:line-break/><text:line-break/></text:span>異族是種族主義的概念，即是因為血緣、膚色、宗教等方面想像的差異，而被視為不共戴天，因此必須在法律上加以鬥爭、排除。由於異族的建構充滿想像，因此往往不是科學（儘管種族主義的科學家必然會想方設法提供證據，來鞏固對異族進行區隔的正當性）。由於雙方種族與宗教方面長久的互融，要把台灣與大陸要區隔成異族，即使在科學上都難令人信服。<text:span text:style-name="T3"> <text:line-break/><text:line-break/></text:span>所以，從李登輝開始，反中論述主要是強調歷史經驗，主張在<text:span text:style-name="T3">1949</text:span>年大陸播遷來台的人與之前的移民之間，因為歷史經驗迥異，而形同不同的族群。可是，在政治實踐過程當中，這些<text:span text:style-name="T3">1949</text:span>年移民來台的所謂中國難民，如今大量支持民進黨的比比皆是，起碼學會表演反中的外省人口節節上升。他們之中，進入民進黨精英階層擔任各部門領導的，更是大有人在。於是，用歷史經驗來進行異己化區隔的論述戰略，行不通。也就是，單純指控國民黨為外來中國難民的政權，已經不敷使用。<text:span text:style-name="T3"> <text:line-break/><text:line-break/></text:span>共同體的建構所面對的，是崛起的中國與無處不在的中國移民，包括大量嫁來台灣的大陸配偶，大陸移工與大陸學生。於此相對的，是移民到大陸工作、婚配與求學的台灣人。結果，在生活、語言、知識等方面都溝通無礙的兩岸人民，更加挑戰了共同體賴以重構的反中意識。當歷史經驗變成了負面因素以後，共同體的基礎就產生質變。從國民黨最早與中共內戰時就採用的反共論述出發，新的共同體的到了新的啟示，批判中國是不民主的政權，壓迫人民。<text:span text:style-name="T3"> <text:line-break/><text:line-break/></text:span>原本在李登輝時期，批判中共不民主，是為了區隔台獨。但是，隨著反中政權的執政，不民主成為了共同體認同的新參數。現在所流行的論述前提是，享有民主權利的，屬於同族，不能享有民主權利的，屬於異族。所以舉凡陸配、陸生的民主權利都要受限，赴大陸就讀的台生與台商，權利也要受限。不能享有民主權利成為了異族的標誌。其結果，新的共同體認同必須對大陸採取對抗，因為剝奪大陸人民以及與大陸有關的台灣人民的權利身分，是共同體延續的心理條件。<text:span text:style-name="T3"> <text:line-break/><text:line-break/></text:span>因為如此，必須將這些對象說成是文明低下的，以便合理化對彼等的差別待遇，這就進一步衍生成為社交媒體上各種歧視大陸人民的言論，其根本，是反映了無法區隔大陸人民而又必須加以區隔的焦慮。中國國民黨作為外來政權的意義便可以重新理解，國民黨不再是中國難民的政黨，實際上也早就不是了，現在，中國國民黨是一個與文明低下且沒有資格享有權利主體的外敵的同路人。<text:span text:style-name="T3"> <text:line-break/><text:line-break/></text:span>在這樣的論述條件下理解黨產條例的通過，就能夠理解，在根本上，並不是對國民黨黨產的覬覦，而除了是權力鬥爭之外，更是因為對國民黨的權利主體資格加以剝奪的心理需要，再敦促民進黨必須甘冒違反憲政主義的大不諱。而正是這樣對憲政主義適用範圍的重新劃定，複製了新共同體正在不斷鞏固的感覺。對外切斷與異族的往來，對內清算其同路人，是台灣憲政主義的內核。<text:span text:style-name="T3"> </text:span></text:p>
      <text:p text:style-name="P1"><text:span text:style-name="T2">陳真</text:span><text:s/>  |  2016.12.26 14:59   |   <text:a xlink:type="simple" xlink:href="http://palinfo.habago.org/Entry?Command=Information_PrintForum&amp;iPage=205#FORUM35198"><text:span text:style-name="T1">#</text:span></text:a></text:p>
      <text:p text:style-name="P3">前總統陳水扁<text:span text:style-name="T3">23</text:span>分鐘「不是演講的致詞」全文<text:span text:style-name="T3"> <text:line-break/><text:line-break/>2016-12-24 <text:line-break/><text:line-break/></text:span>聯合報<text:span text:style-name="T3"><text:s/></text:span>記者鄭宏斌╱即時報導<text:span text:style-name="T3"> <text:line-break/><text:line-break/></text:span>各位貴賓、先進、鄉親父老大家早安，大家好，我非常地高興，也非常的驚恐，高興是因為這是我<text:span text:style-name="T3">8</text:span>年來第一次可以公開說話，驚恐是因為，今天的第一次是不是會變成最後一次，因為我要說話，特別是要在大家面前說話，是很不容易的事情。本來今天是我可以來，但不能說話，最後變成，可以說話，收到寄來公文說，只能致詞祝賀，但要避免政治活動有關「演講」的性質，但女兒開業又不是政治活動，所以這點應該沒問題才對，可是，要避免演講性質這點，我就想破頭，害我一整個禮拜都睡不著，我一直在想什麼叫做致詞，什麼叫做演講，這兩者之間有什麼不一樣，既然他說只能致詞不能演講，所以接下來，我要說的話是「不是演講的致詞」，非演講致詞。<text:span text:style-name="T3"> <text:line-break/><text:line-break/></text:span>一開始我要提出三個感謝，我要先感謝蔡總統，如果沒有蔡總統，阿扁沒有辦法在這幾個月的時間，去台北跟許多鄉親朋友見面、握手，如果沒有蔡總統，我也沒有機會聽音樂會，如果沒有蔡總統，今天我也沒機會公開說話，非常感謝，總統、副總統和行政院長許許多多的照顧，再一次感謝我們的蔡總統。第二個要感謝，是我們的馬總統，因為如果沒有他，我不可能在失去自由的時候，還能贖回親情，在獄中這麼久時間，兒子陳致中和女兒陳幸妤定期、不定期來看我，幸妤取消每個禮拜一的門診，帶台南點心來看我，我要坦白跟大家說，幸妤今年<text:span text:style-name="T3">40</text:span>歲，但我跟兒女說話的時間，過去<text:span text:style-name="T3">30</text:span>幾年，從小到大、成家立業，跟他們說的話，都沒有在獄中說的那麼久、那麼長，說實在做父親的不及格。<text:span text:style-name="T3"> <text:line-break/><text:line-break/></text:span>第三個感謝是現場的媒體朋友，像昨天陳幸妤說的，各位媒體記者朋友非常的友善，跟台北完全不一樣，非常的有人性。幸妤昨天說，一路走過來非常艱辛，但我也相信，艱辛的不是只有陳幸妤一個人而已，這一路走來，全第一家庭所有成員都非常艱辛，因為父親無緣無故去參加政治，連累到這麼多人，成員無一倖免，但非常慶幸的是，有記者朋友的諒解跟友善，和許多鄉親、長官一樣不嫌棄，來鼓勵和支持，陳幸妤才能第一個迎向陽光，活出希望，希望接下來的路，她能越活越穩。<text:span text:style-name="T3"> <text:line-break/><text:line-break/>40</text:span>年前陳幸妤出生，我的律師事務所正式開幕，<text:span text:style-name="T3">40</text:span>年後的今天，幸妤診所開始，我能有這個機緣出來說話，幸妤是一位福星，帶來幸運帶來福氣，讓我律師事務受到肯定，今天才有這個機會。當然要講幸妤<text:span text:style-name="T3">40</text:span>年來大小事有很多，我提出三點值得跟大家分享，第一點，幸妤<text:span text:style-name="T3">9</text:span>歲時，母親就遭受重大車禍，孩子還那麼小，母親就發生重大事故，不久後，父親也被撿到土城看守所進修，在那段土城大學研究的日子，家裡沒大人，她要幫忙抱母親、幫母親穿衣，甚至沒人煮飯，去人家家裡吃飯，再拿一碗飯回家給母親吃，她是這樣的長大的。今天大家看到她的堅強與獨立，跟成長過程有很大關係。<text:span text:style-name="T3"> <text:line-break/><text:line-break/></text:span>第二點，我記得陳幸妤還是菜鳥醫生，母親身體差，有次在玉山官邸時，幸妤母親像燃燒完的蠟燭，要熄滅了，連醫療小組都叫我要有心理準備，說這次應該撐不過去，幸妤返家，聽母親交代許多後事，一個菜鳥醫生在當時並沒有哭哭啼啼，她想母親會變這樣，有沒有可能跟吃藥有關係，是不是跟前陣子換藥有關係，才會突然發生這麼嚴重的病況。所以她去找上次開藥的醫生，讓母親換回原來的藥，果然不錯，資深的醫生沒想到的事情，陳幸妤想到了，救了母親一命，陳幸妤的書沒有白讀。<text:span text:style-name="T3"> <text:line-break/><text:line-break/></text:span>第三點，大家都知道陳幸妤生了三個孩子，她堅持餵母乳，不論她去台大醫院上班，還是在醫學系念書，別人是帶便當，她是帶擠奶器跟保冰袋，回家的時候我覺得很不捨，我親眼看到幸妤一手打電腦趕論文，另外一手抱嬰兒餵母乳，實在有夠貼心，作為一個母乳的代言人，她非常的稱職，所以今天在這裡講這些大家比較不知道的過去，是希望大家給她鼓勵，因為希望在今天之後，幸妤長大成家立業，她丈夫趙醫師也非常辛苦，日夜努力，靠他專業受到許多人肯定。希望大家來幸妤診所看診，不是因為她的父親叫陳水扁，而是因為她的專業、溫暖，是因為她的診所有最新最好的設備，她有最專業的醫療技術，像她的老師說的，要面帶微笑，給所有患者帶來溫暖的愛心，這是我最大的期待與希望。<text:span text:style-name="T3"> <text:line-break/><text:line-break/></text:span>一個父親今天能有在這裡說話的機會，我非常感動，非常感謝。感謝今天所有來的貴賓，送花來祝賀的朋友，感謝感謝再感謝。最後希望總統政躬康泰，台灣國運昌隆，希望我說這些話，不要當作我在演講，這只是一個致詞，謝謝。</text:p>
      <text:p text:style-name="P1"><text:span text:style-name="T2">陳真</text:span><text:s/>  |  2016.12.26 13:55   |   <text:a xlink:type="simple" xlink:href="http://palinfo.habago.org/Entry?Command=Information_PrintForum&amp;iPage=205#FORUM35197"><text:span text:style-name="T1">#</text:span></text:a></text:p>
      <text:p text:style-name="P2">羅素說，<text:span text:style-name="T3">"</text:span>人們原本只是無知<text:span text:style-name="T3"><text:s/>(ignorant)</text:span>，接受教育後卻變成愚蠢<text:span text:style-name="T3"><text:s/>(stupid)</text:span>。<text:span text:style-name="T3">" </text:span>這話用在台灣教育上再貼切也不過。很多人說，台灣學生一代不如一代。也許某些方面確實如此，但整體而言，依我的感覺，無腦、逸樂程度其實差不多，三、四十年來並沒有什麼太大的不同。<text:span text:style-name="T3"> <text:line-break/><text:line-break/></text:span>過去是由救國團主導，負責愚化學生，整天辦舞會，搞派對，小表哥小表妹的團康活動、愛國活動一大堆，彷彿大學就真的只該<text:span text:style-name="T3"><text:s/>"</text:span>由你玩四年<text:span text:style-name="T3">"</text:span>。現在其實也差不多，所謂大學，似乎只是高中的延長，而所謂高中，不過就是小學再多念幾年的意思，心智程度並沒有什麼不同。<text:span text:style-name="T3"> <text:line-break/><text:line-break/></text:span>經常走在大學校園裏，看一堆學生日日夜夜忙著吃吃喝喝唱唱跳跳搞團康、搞各種政治正確活動，我常納悶，他們到底有沒有想過進來校園的目的是什麼？大學裏，更有各種所謂生活輔導，而教授竟然得扮演宛若褓姆一般的職責，彷彿這些學生不是成年人，而只是幼兒園大班的小朋友，除了大小便自理沒問題外，其它都需要輔導，呵護，關心，噓寒問暖。<text:span text:style-name="T3"> <text:line-break/><text:line-break/></text:span>我還曾<text:span text:style-name="T3"><text:s/>"</text:span>輔導<text:span text:style-name="T3">" </text:span>過一位自認為是國際級的<text:span text:style-name="T3"><text:s/>"</text:span>學生領袖<text:span text:style-name="T3">"</text:span>。每天，他的媽咪和把拔都會負責想辦法從家裏跑來學校宿舍敲門叫他起床，負責告訴他學校哪一天有哪些課，每天詢問他在學校有沒有吃飽飽，有沒有寫功課，有沒有被人欺負負。稍有委屈，這位學生領袖就會賭氣不上學不吃中飯，把拔馬麻有時不小心少給他洗了雙襪子，他就會鬧脾氣，搞得人仰馬翻。<text:span text:style-name="T3"> <text:line-break/><text:line-break/></text:span>也許你會說這是特例。特定行為上也許是特例，但骨子裏絲毫無法獨立自主的嬰兒氣概卻是校園常態，永遠是媽咪的心肝小寶貝，永遠是學校眼中需要呵護、關心、輔導各項生活事務的<text:span text:style-name="T3"><text:s/>"</text:span>孩子<text:span text:style-name="T3">"</text:span>。<text:span text:style-name="T3"> <text:line-break/><text:line-break/></text:span>你看，這所中學師生聯合扮演納粹一事，校長及師長們說，他們<text:span text:style-name="T3"><text:s/>"</text:span>只是孩子<text:span text:style-name="T3">"</text:span>，還不懂事，不應苛責。說他們<text:span text:style-name="T3"><text:s/>"</text:span>只是孩子<text:span text:style-name="T3">"</text:span>，或是怪罪學校相關單位沒有嚴格審查把關等等，對此我沒意見，但荒謬的是，民進黨一直努力推動<text:span text:style-name="T3"><text:s/>(</text:span>並且已成功立法<text:span text:style-name="T3">) </text:span>把投票年齡往下調，<text:span text:style-name="T3">18</text:span>歲就能投票，換句話說，也許有些高三的學生就有投票權。人渣黨之所以這麼積極推動立法，當然是因為這個黨知道這對他有利，島內年輕人幾乎一面倒、十個有九個半都是支持民進黨。<text:span text:style-name="T3"> <text:line-break/><text:line-break/></text:span>可是，當他們說這些學生<text:span text:style-name="T3"><text:s/>"</text:span>只是孩子、不懂事<text:span text:style-name="T3">" </text:span>時，就講得好像他們一個個仍然十分幼稚無知，需要輔導，需要把關審查。但是，為了推動調降投票年齡時，就又故意把學生們講得很懂事很成熟。甚至為了討好學生，為了動員學生反課綱，竟然連國中生、高中生都可以充當教材審查委員，自己的教材自己審，把學生講得好成熟好睿智好民主，完全不輸給教授，當然可以由學生來審查教授的課綱教材內容是否恰當。<text:span text:style-name="T3">(</text:span>中小學生如果比老師還厲害，那他還需要來上學嗎？<text:span text:style-name="T3">) <text:line-break/><text:line-break/></text:span>我對什麼改革有的沒的全無興趣，隨便要怎麼幹都行，反正台灣也不是爛這一兩天。令人不爽的是操弄。為了某個目的就說一套，為了另一個目的，便又說另一套，而這套和那套說法之間竟然是矛盾的。說白了，其實就是藉著操弄，遂行一己或一黨之利。<text:span text:style-name="T3"> <text:line-break/><text:line-break/></text:span>至於過去的學生和現在的學生之強烈幼稚化，幾十年來，前後並沒有太大的不同。若要說有所不同，那就是過去的學生比較沒自信，比較會意識到自己的無知與幼稚；現在的學生卻完全缺乏病識感，變得超級有自信，但他的能力、知識與見識卻完全沒法和他的超高自信相匹配。稍微唸個幾本哲學書，讀了幾篇文章，就以為自己是個哲學家了，以為可以跟你嗆聲哲學了。事實上，那差不多就像一根牙籤和阿里山神木的差距；稍微參加個什麼社會活動，就以為自己是個領袖了；到國外參加個什麼醫療團生活營，就以為自己跟史懷哲平起平坐了；稍微寫幾首笑死人的詩句，就一副不得了的詩人模樣了。<text:span text:style-name="T3"> <text:line-break/><text:line-break/></text:span>我能想像，往後的無數選舉中，學生會扮演更重要的<text:span text:style-name="T3"><text:s/>"</text:span>選民<text:span text:style-name="T3">" </text:span>角色，政客會搞出更多討好學生的舉動，博取歡心，藉以操弄更多的政治利益與權力鬥爭。但是，說到底，與其責怪政客操弄，不如當事人自己想辦法爭氣點。一個人，別說<text:span text:style-name="T3">18</text:span>歲，我看差不多<text:span text:style-name="T3">16</text:span>歲就該有點骨氣了，自己應該要有一點覺悟，好好學習，充實自己，不被人操弄、愚化，不從眾逐流糟蹋青春歲月。<text:span text:style-name="T3"> <text:line-break/><text:line-break/></text:span>底下是一些相關事件的影像和文字，實在是傻到爆了，什麼<text:span text:style-name="T3"><text:s/>"</text:span>反問蔡英文「妳這是哪一國的總統」，幫著以色列、德國修理自己的人民、學生<text:span text:style-name="T3">"</text:span>，這不就是民進黨平常洗腦慣用的基本台詞嗎？只差沒說親以親德賣台了。<text:span text:style-name="T3"> <text:line-break/><text:line-break/></text:span>還有，你看這些學生，在老師的帶領下，短裙絲襪露大腿，搔首弄姿扭腰擺臀，裝模作樣扮納粹，校方司儀還高喊<text:span text:style-name="T3"><text:s/>"</text:span>納粹來了，納粹來了，大家還不趕快敬禮<text:span text:style-name="T3">"</text:span>，低級趣味到如此程度，那種集體無腦的興奮狀，事實上就是台灣各大校園的一個基本縮影。倘若你不是這樣的人，倘若你甚至是個人人喊打的黨外，你應該能想像在校園之中接受所謂教育是多麼痛苦的一件事。很多東西可以假裝，但有些東西實在裝不來，比方說，你明明有大腦有心靈時，很難裝成無腦無品狀。<text:span text:style-name="T3"> <text:line-break/><text:line-break/></text:span>你看這些影片，在全校師生一片搞笑歡樂氣氛中，你不妨想像一下，假若有個學生站出來，阻止或譴責這個扮納粹取樂的荒唐場面，你想，他將會遭遇什麼樣的後果，將會招來什麼樣的待遇？光是這樣還不夠，你不妨想像比方說，當蔣公是所有校園的學生和老師以及一整個社會所一致推崇的舉世至高無上的偉人時，卻有個學生單槍匹馬地站出來譴責蔣公的血腥敗行劣跡，你想，這個學生所將承受的痛苦與羞辱，以及他所將招來的會是一個什麼樣的後果？<text:span text:style-name="T3"> <text:line-break/><text:line-break/></text:span>低俗無聊者對我的說法，大概又會是什麼酸言酸語或神回覆，但重點是，很多事情也許需要一點想像力，靜下心來，透過想像，你也許就能體會一些很難用言語表達的東西。當大家每天照三餐抹黑謾罵比方說蔣介石時，你跟著亂罵一通，那真的是很智障，你難道不知道那是一種政治操弄和誇大抹黑？比方說什麼蔣介石殺害一千多萬個台灣人，那豈不是當年整個台灣島平均每個人得死四次？<text:span text:style-name="T3"> <text:line-break/><text:line-break/></text:span>同理，當整個社會把比方說蔣介石供奉為神明與所謂<text:span text:style-name="T3"><text:s/>"</text:span>民族救星<text:span text:style-name="T3">" </text:span>那般神聖與偉大時，你若也跟著膜拜，那真的是很智障，你難道不知道蔣介石的獨裁自私與殘暴？你不妨也想想，當整個社會把比方說蔣介石供奉為神明與所謂人類救星那般神聖與偉大時，你一個人站出來唱反調、說良心話，與眾人為敵，那會是多麼痛苦的一件事，將給自己和家人招來多大的禍患與政治報復。<text:span text:style-name="T3"> <text:line-break/><text:line-break/></text:span>我要說的仍然只是一些常識：與其罵政客與名嘴及御用文人滿口謊言整天騙人，不如想辦法充實自己，讓自己不受騙；與其罵政客與名嘴及御用文人整天操弄，藉以奪取私利，不如想辦法讓自己腦子靈光點，盡量不被操弄，不被當成工具利用。<text:span text:style-name="T3"> <text:line-break/><text:line-break/></text:span>年輕，不該是一種寬待自己的藉口。我<text:span text:style-name="T3">20 </text:span>歲就已經在鎮暴部隊環伺中四處站上黨外街頭演講台，與其說這需要一種智商，不如說它真正需要的其實是一種感情；倘若你對某些東西有感情，你自然就會擁有去做它所需要的智能與勇氣，就如同一個媽媽不會輕易被人操弄而去傷害她的小孩一般，她總會有勇氣保護她的小孩，知道怎麼做出對她的小孩有益之事。<text:span text:style-name="T3"> <text:line-break/><text:line-break/></text:span>這個類比也許不是很恰當，畢竟理性還是很重要，理性讓我們知道是非與利害之所在，但不管怎麼樣，就如<text:span text:style-name="T3">David Hume</text:span>所說，理性終究只是一個僕人，感情或熱情才是發號施令的老大；你得先對某個是非對錯真的<text:span text:style-name="T3"><text:s/>"</text:span>在乎<text:span text:style-name="T3">" </text:span>才行。不在乎的話，一切都只是團康，只是兒戲，只是空談。<text:span text:style-name="T3"> <text:line-break/><text:line-break/>https://www.youtube.com/watch?v=sN64CNsxgzM <text:line-break/><text:line-break/>https://www.youtube.com/watch?v=IU5YalY1CuE <text:line-break/><text:line-break/></text:span>陳真<text:span text:style-name="T3"><text:s/>2016. 12. 26. <text:line-break/><text:line-break/>==================================== <text:line-break/><text:line-break/></text:span>光復學生<text:span text:style-name="T3"><text:s/></text:span>發起「到操場挺校長」<text:span text:style-name="T3"> <text:line-break/><text:line-break/></text:span>中時電子報作者楊宗灝╱竹市報導<text:span text:style-name="T3"><text:s/>&amp;;#124; </text:span>中時電子報<text:span text:style-name="T3"><text:s/>– 2016</text:span>年<text:span text:style-name="T3">12</text:span>月<text:span text:style-name="T3">26</text:span>日<text:span text:style-name="T3"><text:s/></text:span>上午<text:span text:style-name="T3">5:50 <text:line-break/><text:line-break/></text:span>光復中學校長程曉銘昨為納粹風波事件請辭，消息傳出學生忿忿不平，晚間有同學在網路上發起「到操場挺校長」，認為此次活動並無政治色彩，反問蔡英文「你這是哪一國的總統」，幫著以色列、德國修理自己的人民、學生，這樣對嗎？<text:span text:style-name="T3"> <text:line-break/><text:line-break/></text:span>該文指出，我們沒有做錯，為什麼我們全校學生及老師要受到這樣的羞辱，只是一個單純的變裝活動，為何校長要為這辭職，要扣學校補助款，行政人員要受處罰，我們只是變裝打扮人物，我們只是高中學生，沒有政治活動，沒有政治色彩，我們只知道在學校讀完高中三年，我幹嘛要了解希特勒這個不行那個不行。<text:span text:style-name="T3"> <text:line-break/><text:line-break/></text:span>撰文者說，我是在台灣土生土長的人，我們只愛自己的國家（它叫台灣），我們只是盡力把希特勒的造型，模仿到最像<text:span text:style-name="T3"><text:s/></text:span>，把跟他有關的東西作出來，讓整個畫面能夠更完整，這不就像在畫一幅美麗的畫嗎？難道畫希特勒的像也要被羞辱嗎？<text:span text:style-name="T3"> <text:line-break/><text:line-break/></text:span>對於引發以、德兩國反感，撰文者認為蔡英文幫著以色列、德國修理自己的人民、自己的學生：「這樣對嗎？」也質問教育部長事發後並未到校詢問學生為何變裝希特勒？也沒關心過學生遭受網路霸凌的感受，批評部長只會砍補助款：「砍了又如何，沒補助學校也不會有影響，因為新竹縣市的學生都搶著進光復中學讀書。」<text:span text:style-name="T3"> <text:line-break/><text:line-break/></text:span>最後撰文者希望所有的高中生都站出來，大家一同來抗議，昨晚發起每人寫一封信給總統府蔡英文，用<text:span text:style-name="T3">fb</text:span>傳給蔡英文總統，說「我是光復中學的學生，我愛光復中學，一日光復人終身光復人」，讓他們知道我們的不滿，讓他們聽到我們憤怒的聲音。</text:p>
      <text:p text:style-name="P1"><text:span text:style-name="T2">陳真</text:span><text:s/>  |  2016.12.26 02:19   |   <text:a xlink:type="simple" xlink:href="http://palinfo.habago.org/Entry?Command=Information_PrintForum&amp;iPage=205#FORUM35196"><text:span text:style-name="T1">#</text:span></text:a></text:p>
      <text:p text:style-name="P3">唐玉，<text:span text:style-name="T3"> <text:line-break/><text:line-break/></text:span>我也許能看見現象，但我看不清現象為何發生，知其然，但不知其所以然。<text:span text:style-name="T3"> <text:line-break/><text:line-break/></text:span>不過，在我的<text:span text:style-name="T3"><text:s/>"</text:span>預感<text:span text:style-name="T3">" </text:span>裏，哪天即便大陸的經濟情況遠遠超過台灣，許多台灣人恐怕還是會繼續罵支那賤畜罵個不停，打從心底看不起大陸人。為什麼呢？因為島內主流政治宣傳術語告訴大家說，我們比支那賤畜優越，我們不是中國人，我們身上流的血液比他們高貴。為什麼高貴呢？島內主流政治宣傳術語又說了，因為我們民主開放有文化，而支那賤畜卻<text:span text:style-name="T3"><text:s/>"</text:span>只是有錢而已<text:span text:style-name="T3">"</text:span>。<text:span text:style-name="T3"> <text:line-break/><text:line-break/></text:span>島內的主流宣傳術語的一個特點是：朝著本質論、血統論的方向去炒作，於是才會有人、畜之分。再有錢的畜牲始終是沒有文化、沒有民主與自由的畜牲，永遠不及我們<text:span text:style-name="T3"><text:s/>"</text:span>人類<text:span text:style-name="T3">" </text:span>的高貴。<text:span text:style-name="T3"> <text:line-break/><text:line-break/></text:span>許多當權者透過一種<text:span text:style-name="T3"><text:s/>"</text:span>我們<text:span text:style-name="T3"><text:s/>VS.</text:span>他們<text:span text:style-name="T3">" </text:span>的敵我二分法來炒作政治利益，這樣一種炒作本不足為奇，但島內綠油油的主流政治勢力卻不光是這樣，而是把<text:span text:style-name="T3"><text:s/>"</text:span>我們<text:span text:style-name="T3"><text:s/>VS.</text:span>他們<text:span text:style-name="T3">" </text:span>給進一步炒作成一種血統上、本質上、乃至物種上人畜有別的差異與優越。<text:span text:style-name="T3"> <text:line-break/><text:line-break/></text:span>在當代舉世政治現實中，這其實是犯大忌的，因為它徹底糟蹋了人類的基本文明價值。納粹之所以成為人類的一個共同傷痛與慘痛教訓，恰恰就是因為它鼓吹了這樣一種族群優越，挑起對於不同族群的貶抑、輕視乃至仇恨。在這一點上，島內以民進黨為首的主流政治勢力不折不扣就是納粹，長年以來藉著挑撥對於大陸人的歧視與仇恨來奪取權力與暴利。<text:span text:style-name="T3"> <text:line-break/><text:line-break/></text:span>今天晚上，學姊<text:span text:style-name="T3">(</text:span>我太太<text:span text:style-name="T3">)</text:span>跟我說了一件卑鄙無恥的事，她說你所看到的那些台灣主流網站<text:span text:style-name="T3">(PPT </text:span>還是<text:span text:style-name="T3"><text:s/>PTT?)</text:span>有關扮演納粹一事的諸多荒唐留言，其實其來有自，因為民進黨就是那樣宣傳的；學生只是覆述既定的政治宣傳而已。對此我當然一點都不會感到意外。她說，她看到一個民進黨的高官，過去同時也是一位大學教授兼電視台名嘴叫謝志偉，長年在電視上主持節目，整天講些極其可惡的下流言論，這回居然把國民黨等同納粹，說納粹陰魂至今猶在台灣上空盤旋，證據之一就是台灣的國旗含有國民黨的黨徽，而這就是納粹的陰魂不散。<text:span text:style-name="T3"> <text:line-break/><text:line-break/></text:span>我沒去查證這位混蛋官員謝志偉的原始發言，所以我不知道我是否正確轉述。基本上，我是以人廢言的；一個人倘若不值得一點尊敬，那麼，不管他講些什麼，在我看來就全是屁話。倘若我的轉述無誤，各位，難道你不覺得荒唐？這混蛋是不是把大家都當成白癡？納粹的意義是那樣嗎？什麼國旗含不含黨徽，這跟納粹能扯上什麼關係？反倒是這些人以及他們所屬的那個長年以來挑撥族群仇恨的人渣黨才是真正意義上的納粹法西斯。<text:span text:style-name="T3"> <text:line-break/><text:line-break/></text:span>不過，我當然也知道，在島內，我的想法只會給自己招來禍害與鄙夷，而不會有幾個認同者；島內的主流政治宣傳是剛好整個倒過來的，這個無惡不作、無所不用其極的人渣黨被宣傳成什麼有理想有抱負、清廉勤政民主自由的偉大政黨。<text:span text:style-name="T3"> <text:line-break/><text:line-break/></text:span>很多大陸人可能沒法理解或體會血統論在台灣的普遍性。我在海外多年，對於大陸人的<text:span text:style-name="T3"><text:s/>"</text:span>不<text:span text:style-name="T3">" </text:span>崇洋媚外始終感到很驚奇，因為很少台灣人是不崇洋媚外的。台灣人一接觸到洋人，整個人就會馬上變得完全不一樣，變得非常客氣，體貼，溫柔，謙卑<text:span text:style-name="T3">(</text:span>應該說是自卑<text:span text:style-name="T3">)</text:span>，總之非常猥瑣，完全可以用<text:span text:style-name="T3"><text:s/>"</text:span>舔<text:span text:style-name="T3">" </text:span>字來形容其窩囊，就跟狗看到人的態度差不多。為什麼呢？因為在台灣人的認知裏，<text:span text:style-name="T3">"</text:span>我們<text:span text:style-name="T3">" </text:span>的血統根本比不上<text:span text:style-name="T3"><text:s/>"</text:span>他們<text:span text:style-name="T3">" </text:span>洋人的優越。我要說的是，這裏頭並非只有經濟上不如人的因素作祟，同時也更是本質性的一種血統論。<text:span text:style-name="T3"> <text:line-break/><text:line-break/></text:span>假若有一天，洋人普遍仰慕大陸人，我想，台灣人或許才有可能改變對於大陸人長久以來被洗腦的既定觀感，支那賤畜才會從台灣人的腦袋裏抹除。在這之前，你看，在那些所謂追求理想與進步的政治鬥爭場合裏<text:span text:style-name="T3">(</text:span>例如什麼反服貿大腸花運動<text:span text:style-name="T3">)</text:span>，越是偏離人類基本價值，越是納粹的言語，卻反倒成為一種廣受群眾推崇的<text:span text:style-name="T3"><text:s/>"</text:span>理想主義<text:span text:style-name="T3">" </text:span>呼聲。<text:span text:style-name="T3"> <text:line-break/><text:line-break/></text:span>我一直深信巴勒網奉為圭臬的一句話：<text:span text:style-name="T3">"</text:span>世上總該有些事是一個正直的人絕不會去做的<text:span text:style-name="T3">"</text:span>。意思是說，任何邪惡總該有個分寸，有個底線。挑撥族群仇恨藉以謀取私利，在我看來已經跨越了人類價值文明的底線。今天，即便有一把槍抵住我的腦袋，威脅要把我槍斃一百次，我還是會說，挑撥族群仇恨是卑鄙齷齪的，這樣一些人，這樣一些政治勢力，都應該受到人們的反對並繩之以法。<text:span text:style-name="T3"> <text:line-break/><text:line-break/></text:span>巴勒網反美，反以色列，但我們不會卑劣到把美國人或猶太人給妖魔化成為一種邪惡族群。政治有罪，但人與生命卻始終是無辜的，人性不應該成為一種政治利益的祭品。政治上所能犯下的罪，莫過於此。<text:span text:style-name="T3"> <text:line-break/><text:line-break/></text:span>不管我從事過多少政治，我從來都不是一個政治人，說不出幾句適當貼切的政治話語；平常生活裏，任誰要找我談政治我都怕，退避三舍，逃之夭夭，那畢竟不是我的本性；我沒法談政治，而只能我手寫我心，從做為一個<text:span text:style-name="T3"><text:s/>"</text:span>人<text:span text:style-name="T3">" </text:span>的內心深處去講話。但我知道這更難了，我畢竟不是作家，更不是詩人，粗糙言語大約也只能說這樣。至於那些說不出來的，只能請你看花，看雲，看小動物，聽歌，看海，感受夜裏窗外的一點微風。<text:span text:style-name="T3"> <text:line-break/><text:line-break/>https://www.youtube.com/watch?v=iiFjyYDZFxM <text:line-break/><text:line-break/></text:span>我已經從台南搬來高雄，今天去高雄電影圖書館看侯孝賢的<text:span text:style-name="T3"><text:s/>"</text:span>尼羅河女兒<text:span text:style-name="T3">"</text:span>，很感動；睽違<text:span text:style-name="T3">30</text:span>年，於今重看，感動更深。<text:span text:style-name="T3">"</text:span>悠悠尼羅河，輕輕地召喚，我歲月塵埋的記憶，是千年不醒的睡蓮。<text:span text:style-name="T3">" </text:span>電影講的也許是愛情，但我看待世上萬事萬物其實也不過就是一個個愛情故事，我們所能訴說的一切不滿與憤怒，盼望與想念，全都在那裏面。</text:p>
      <text:p text:style-name="P1"><text:span text:style-name="T2">唐玉</text:span><text:s/>  |  2016.12.25 17:42   |   <text:a xlink:type="simple" xlink:href="http://palinfo.habago.org/Entry?Command=Information_PrintForum&amp;iPage=205#FORUM35195"><text:span text:style-name="T1">#</text:span></text:a></text:p>
      <text:p text:style-name="P2">谢谢陈真先生的解释。<text:span text:style-name="T3"> <text:line-break/></text:span>我一直以为大陆曾经发生文革和现在朝鲜金家维持所谓主体思想统治的重要条件是与外界完全隔绝，在各种资源和信息都隔绝的情况下，谁掌握了话语权，事实上就掌握了一切。可台湾的情况不同，台湾在物理上并不封闭，在大陆生活的台湾人就超过百万，台湾民众目前还相对富裕，到欧美留学到东南亚旅游的人应该也不少，可仍然发生了您描述的种种，实在值得深思，在传播学、意识形态的塑造等方面应该很有研究价值。<text:span text:style-name="T3"><text:line-break/></text:span>大陆人受马克思主义影响很深，我认为马克思理论中的<text:span text:style-name="T3">“</text:span>经济基础决定上层建筑<text:span text:style-name="T3">”</text:span>可以在某种程度上解释这种现象。改革开放伊始，大陆人看到欧美在物质上的富裕，自己国家却吃饭都成问题，那一代人的精神信仰几乎瞬间崩塌了，因此出现了<text:span text:style-name="T3">“</text:span>国外的月亮比国内圆<text:span text:style-name="T3">”</text:span>之类极度崇拜和美化欧美日本包括台湾同时极度否定自己的现象，当时的中央电视台甚至出了一部纪录片《河殇》说我们中国人从人种上就有问题，在政治、社会制度、文化等各方面都有劣根性，搞不了现代化。但现在随着经济的发展，越来越多的人出国留学旅游，除了老一辈人已经很少有人再崇洋媚外了，而是能认识到中外的差异我们还存在的差距并认为通过努力能够赶上，这几年在国内的媒体和社交平台上能明显感觉到这种变化，当然也有些走向过度民族主义的倾向。我想等到台湾的经济恶化到一定程度，台湾人的生活水平明显下降，和大陆平均水平差不多时，现实会逼迫他们思考。</text:p>
      <text:p text:style-name="P1"><text:span text:style-name="T2">陳真</text:span><text:s/>  |  2016.12.25 15:15   |   <text:a xlink:type="simple" xlink:href="http://palinfo.habago.org/Entry?Command=Information_PrintForum&amp;iPage=205#FORUM35194"><text:span text:style-name="T1">#</text:span></text:a></text:p>
      <text:p text:style-name="P3">唐玉，<text:span text:style-name="T3"> <text:line-break/><text:line-break/></text:span>在資訊封閉這一點上，台灣不折不扣就是另一個北韓<text:span text:style-name="T3">(</text:span>很多大陸人看不清這一點，以為台灣是什麼民主開放的社會<text:span text:style-name="T3">)</text:span>，差別只是在於北韓以政治高壓進行管控<text:span text:style-name="T3">(</text:span>一如過去蔣家當權時期的國民黨<text:span text:style-name="T3">)</text:span>。過去二十幾年來，綠營勢力迅速崛起，管控技術大大進步，不再依靠槍炮黑牢棍棒高壓，而是依靠低能愚化，每天無時無刻極其大量的所謂爽啊讚啦美哦正妹喔爆奶哦好好笑好棒棒的垃圾資訊與政治謊言，以各種低能有趣的無聊八卦，取代所有一切有關現實的訊息，使人一出生就變蠢變笨，對於政治宣傳完全沒有半點抵抗力。於是，政治上不管誰當家，不管怎麼胡扯瞎掰，年輕人都會相信，從眾性非常高，因為他根本無從辨別是非真假。這也是為什麼政治上不管誰當家，學生始終是當權者的鐵桿部隊的原因。<text:span text:style-name="T3"> <text:line-break/><text:line-break/></text:span>不信你來台灣住一星期你就會明白，彷彿瞬間進入一個完全與世隔絕的實驗室，每天以低能到難以想像的無聊八卦垃圾資訊為生，整個現實世界徹底消失了，不見了。政治上則是透過主流媒體與學校教育，虛構歷史，散播謊言，美化自己，妖魔化對手，於是國民黨及蔣家就被徹底抹黑了，原本<text:span text:style-name="T3">10</text:span>分的壞，灌水成<text:span text:style-name="T3">10000000</text:span>分的邪惡；而自己呢，明明是貪婪無度的人渣，卻個個搖身一變，變成親民愛民為台灣奮鬥的神級人物與英雄領袖。<text:span text:style-name="T3"> <text:line-break/><text:line-break/></text:span>在舊國民黨當政時期，蔣介石被捧成神，捧成民主的燈塔，世界的偉人，幾個年輕人會有一絲懷疑？少之又少。在我念大學的年代，你若跟人們或同學們說蔣介石曾經殺害很多共產黨人及平民百姓，他們會直接認定你腦子壞了，要不就是人格有重大問題，所以才會如此污蔑神一般偉大的蔣公。<text:span text:style-name="T3"> <text:line-break/><text:line-break/></text:span>這年代其實也差不多，你若跟同學們說綠營所虛構的主流歷史全是假的，你若跟同學們說這是一股齷齪貪婪的惡勢力，你想，在大學校園裏幾個人會信？少之又少。比諸過去更為變本加厲的是，現在的人不但會認為你腦子壞了，親中賣台人格有病，而且會直接認定你這樣一些言論思想根本只是一種笑柄。<text:span text:style-name="T3"> <text:line-break/><text:line-break/></text:span>大陸同樣也管控資訊，刪除對社會穩定對黨不利的訊息，但它基本上仍舊保留了有關真實世界的大部份資訊。但台灣卻不是這樣，台灣是根本連新聞也完全不存在了，徹底消失了，存在的就是每天無時無刻的各種毫無意義的八卦。比方說昨天的<text:span text:style-name="T3"><text:s/>"</text:span>國際焦點新聞<text:span text:style-name="T3">" </text:span>是美國有個媽媽，因為她的小孩未經允許提前打開聖誕禮物，那個媽媽就給她的小孩打屁屁，打小手手。<text:span text:style-name="T3"> <text:line-break/><text:line-break/></text:span>至於<text:span text:style-name="T3"><text:s/>"</text:span>國內重要消息<text:span text:style-name="T3">" </text:span>則是兩個機車騎士騎在路上，看彼此不順眼，於是就當街打了起來，一個踢出無影腳，一個以安全帽丟出血滴子，精采一幕，全被路邊監視器給拍下來了。光是這樣一段<text:span text:style-name="T3"><text:s/>"</text:span>新聞<text:span text:style-name="T3">"</text:span>，一天就能重播好幾百次，大家看得好開心，笑呵呵。<text:span text:style-name="T3"> <text:line-break/><text:line-break/></text:span>台灣人基本上就是這樣活著的。至於台灣人最熱衷的藍綠政治，則是每天在網路上比賽灑口水，造謠，抹黑，嘲諷，辱罵，套用台灣的流行辭彙，這就是<text:span text:style-name="T3"><text:s/>"</text:span>酸<text:span text:style-name="T3">"</text:span>，<text:span text:style-name="T3">"</text:span>打臉<text:span text:style-name="T3">"</text:span>，<text:span text:style-name="T3">"</text:span>神回覆<text:span text:style-name="T3">"</text:span>，讓對方<text:span text:style-name="T3"><text:s/>"GG </text:span>惹<text:span text:style-name="T3">"</text:span>，<text:span text:style-name="T3">"</text:span>崩潰惹<text:span text:style-name="T3">"</text:span>；或是發動文革一般的騷擾抹黑攻勢去傷害特定異己。在所有過程中，完全不講理，根本不會有<text:span text:style-name="T3"><text:s/>"</text:span>理<text:span text:style-name="T3">" </text:span>字這回事，而是透過所謂酸言酸語，糟蹋對手，傷害少數一方，捍衛綠油油的政治主流。<text:span text:style-name="T3"> <text:line-break/><text:line-break/></text:span>當然，你可別以為這是一群具有充份自主意識的人，事實上倒也不是，就跟蛆一樣，一大團，一窩蜂，集體性格很強，從眾性很高，但其實沒有多少認知意義在裏頭。就比方說所謂反課綱，其實那些學生根本不知道自己在反什麼，但他依然蠢血沸騰地反個不停。主子告訴他，慰安婦是自願的，是支那賤畜為了抹黑日本人而虛構的歷史，學生們就會像鸚鵡一樣，不斷覆述這些話。<text:span text:style-name="T3"> <text:line-break/><text:line-break/></text:span>當主子告訴他，應該揭竿而起反服貿，他就會揭竿而起反服貿，雖然他根本不知道服貿是什麼東西。我工作的醫院，有些護士大概連服貿兩個字怎麼寫都不太清楚，但她們依舊漏夜北上，佔據立法院，救國救個不停。當奪權目的得逞，當主流政治勢力要他們忘記這一切時，他們就會馬上忘得一乾二淨。<text:span text:style-name="T3"> <text:line-break/><text:line-break/></text:span>有幾個當時曾經跟醫院請假幾天，特地跑去立法院瞻仰、陪伴反服貿<text:span text:style-name="T3"><text:s/>"</text:span>學運領袖<text:span text:style-name="T3">" </text:span>的護士，她們曾因為我不關心<text:span text:style-name="T3"><text:s/>"</text:span>服貿賣台<text:span text:style-name="T3">" </text:span>等等這些問題而對我很失望。我後來問她們說，服貿現在怎麼了？她們竟然好像得了失憶症似的，突然完全不在乎這回事了，因為政治動員熱潮已過，主子已大獲全勝，台灣得救了，不怕共匪來侵略了。</text:p>
      <text:p text:style-name="P1"><text:span text:style-name="T2">唐玉</text:span><text:s/>  |  2016.12.25 11:47   |   <text:a xlink:type="simple" xlink:href="http://palinfo.habago.org/Entry?Command=Information_PrintForum&amp;iPage=205#FORUM35193"><text:span text:style-name="T1">#</text:span></text:a></text:p>
      <text:p text:style-name="P2">看了陈真先生转载的关于光复中学的评论，非常震惊。<text:span text:style-name="T3"> <text:line-break/></text:span>我很好奇的是，蒋介石在台湾了作了什么恶，竟然会被与希特勒相比。台湾的历史我也稍有了解，论蒋犯的错，在台湾犯的完全不能与在大陆犯的相比，扒开花园口、长沙大火等等不可竟数，但包括我在内的很多大陆人都认为蒋主要问题在于无能，他很蠢、刚愎自用、始终代表地主阶级和资产阶级而无法亲近广大工人和农民。但同时也必须承认的是他是一个坚定的民族主义者，在救亡图存的大方向上是没有问题的，只是能力和方法有问题，这与希特勒的种族灭绝完全不是一回事，岛内的年轻人怎么会有这种认识呢？请陈真先生和其他朋友解惑。</text:p>
      <text:p text:style-name="P1"><text:span text:style-name="T2">陳真</text:span><text:s/>  |  2016.12.25 02:14   |   <text:a xlink:type="simple" xlink:href="http://palinfo.habago.org/Entry?Command=Information_PrintForum&amp;iPage=205#FORUM35192"><text:span text:style-name="T1">#</text:span></text:a></text:p>
      <text:p text:style-name="P3">同學，我猜你可能不是台灣人，因為你太高估台灣人了。台灣人<text:span text:style-name="T3">(</text:span>特別是活躍於網路的年輕一代<text:span text:style-name="T3">)</text:span>的智能和品性，普遍不足以支撐任何一種立場或意識形態。怎麼會扯到軸心國、同盟國去了？這對台灣人而言太難了吧。<text:span text:style-name="T3"> <text:line-break/><text:line-break/></text:span>這些犯忌之舉，事實上都不是一種<text:span text:style-name="T3"><text:s/>"</text:span>有意識的<text:span text:style-name="T3">" </text:span>行為，無關乎敬或不敬，更與任何見解無關，而只是爽啊，讚啦，水哦，每麥哦<text:span text:style-name="T3">...</text:span>然後開始比賽灑口水，從中取得某種快感。每天就是這樣活著，不斷需要一種阿米巴原蟲式的原始刺激，尋找一個又一個可以藉以灑口水取樂的對象與題材。事實上，就連灑口水都沒法灑出幾個完整的句子，因為造句同樣需要一定的智能，而這樣一種智能，事實上是台灣人所普遍缺乏的。<text:span text:style-name="T3"> <text:line-break/><text:line-break/></text:span>一個人，必須有相當程度的智能，才有可能對事物形成看法，進而形成一種見解或主張，乃至意識形態。但是台灣人，特別是年輕一代，卻普遍缺乏這樣的能力。但你很難怪罪他們不長進，畢竟一個人在這樣一個徹底極端封閉的小島上長大，每天除了無恥的政治謊言不斷洗腦之外，新聞是根本不存在的。所謂媒體，每天無時無刻就是餵養大量毫無意義到極點的垃圾資訊，每天就是攝影機又拍到哪輛車撞了哪輛車，或是拍到哪個路人出了什麼洋相，哪個路人好帥好美奶子好大或是什麼神回應、爆紅、崩潰了，<text:span text:style-name="T3">GG</text:span>惹<text:span text:style-name="T3">...</text:span>等等一些只要是人都應該受不了的低能垃圾資訊。但是，台灣人卻不但不會受不了，反而好愛好愛好喜歡，爽啊，讚啦，水哦，每麥哦，並以此做為腦子和心靈的成長養份。你想，一個人從小在這樣一種環境中長大，他的智能和品格有可能不崩壞腐爛嗎？<text:span text:style-name="T3"> <text:line-break/><text:line-break/></text:span>例外當然還是有的。在這島上，除非家境不錯，<text:span text:style-name="T3"><text:s/></text:span>或是父母很用心地輔導教育小孩成長，要不就是小孩本身必須個性很強或資質極為聰慧，方才足以抵擋鋪天蓋地密不通風的心靈污染和愚化，並且有能力自行尋找養份發展自我，否則很難倖免。<text:span text:style-name="T3"> <text:line-break/><text:line-break/></text:span>一個人如果連最基本的智能都無法充實發展，那就更不用說什麼品格與美德了，畢竟後者需要更好的智能內涵。在這樣一些充足條件下，一個人才有可能形成某種意識與見解，進而對之產生真實的熱情。<text:span text:style-name="T3"> <text:line-break/><text:line-break/></text:span>你總不能說一團蛆做出些噁心嚇人的動作是因為蛆很壞。牠無所謂好或壞，牠的智能和心靈還不足以發展到這個層次來，牠只能在一種極為原始的感官層次上不斷爽啊讚啦水哦每麥哦，事實上牠的行為本身是沒有意識可言的，更不用說高度發展的心靈才可能擁有的道德熱情或美感。<text:span text:style-name="T3"> <text:line-break/><text:line-break/></text:span>也許你可以用兩個通俗的詞來概括心靈與人格的發展，一個叫<text:span text:style-name="T3"><text:s/>knowing, </text:span>一個是<text:span text:style-name="T3"><text:s/>feeling</text:span>，就蛆而言，這兩個東西都不存在，牠根本不知道自己在幹什麼，因此你也無從說好壞，牠只是做出一些缺乏意識<text:span text:style-name="T3">(consciousness)</text:span>從而也缺乏任何意義的動作而已。<text:span text:style-name="T3"> <text:line-break/><text:line-break/></text:span>比蛆好一點的就是<text:span text:style-name="T3"><text:s/>"</text:span>知道<text:span text:style-name="T3">" </text:span>自己在說什麼或做什麼。雖說比蛆好一點，事實上已經好很多了。他知道這個知道那個，智能發展上並沒有問題。問題是，他沒有感覺，他只是知道而已，<text:span text:style-name="T3">knowing without feeling</text:span>。他知道善惡，知道是非，知道爛黨之無恥，知道人渣之醜陋，知道美帝之血腥，知道這個知道那個，問題是，他沒什麼感覺，他不會憤怒，他缺乏熱情，他不會因此影響前途，更不用說拿命去拼了。<text:span text:style-name="T3"> <text:line-break/><text:line-break/></text:span>感覺或熱情雖然看不見，但它確實存在。幾年來，我常思索一件事，到底我們有沒有可能光是具有欣賞美的能力但卻對之缺乏感動與熱情？我<text:span text:style-name="T3"><text:s/>"</text:span>知道<text:span text:style-name="T3">" </text:span>它很美，但我沒感覺，我不會因此心跳加速，不會因此午夜夢迴，不會因此熱淚盈眶，更不用說為了美為了情感而以命相許了。這樣一種<text:span text:style-name="T3"><text:s/>knowing without feeling </text:span>的<text:span text:style-name="T3"><text:s/>knowing </text:span>是真實存在的嗎？這樣一種<text:span text:style-name="T3"><text:s/>"</text:span>知道<text:span text:style-name="T3">" </text:span>真的能懂得美為何物嗎？有時候，我看一些人寫的東西常有此感覺，他也許講得很對，但我卻完全感受不到他的感情，更不用說熱情了。這時候，他光是講得<text:span text:style-name="T3"><text:s/>"</text:span>對<text:span text:style-name="T3">"</text:span>，有意義嗎？<text:span text:style-name="T3"> <text:line-break/><text:line-break/></text:span>這就好比說某個人談戀愛，各種言語行為表現都很正確，但他卻不會惆悵不會掛念不會迴腸蕩氣不會魂縈夢牽，連心跳血壓都不會受影響，那你能說他真的懂得愛為何物嗎？聽音樂或看電影也一樣，有可能只是<text:span text:style-name="T3"><text:s/>"</text:span>知道<text:span text:style-name="T3">" </text:span>何者為美但卻沒感覺嗎？這時候，他真的<text:span text:style-name="T3"><text:s/>"</text:span>聽見<text:span text:style-name="T3">" </text:span>音樂了嗎？真的<text:span text:style-name="T3"><text:s/>"</text:span>看見<text:span text:style-name="T3">" </text:span>電影了嗎？或者只是有聽沒有到，有看沒有見？<text:span text:style-name="T3"> <text:line-break/><text:line-break/></text:span>蘇格拉底似乎認為<text:span text:style-name="T3"><text:s/>"</text:span>知道<text:span text:style-name="T3">"(knowing)</text:span>就是一切。他認為，我們之所以做錯事是因為我們知道得還不夠。但我對此感到懷疑。我比較相信維根斯坦。他說，帶著感情念一首詩跟不帶感情去念它，彷彿兩者產生了截然不同的鈴聲。<text:span text:style-name="T3"> <text:line-break/><text:line-break/></text:span>當然，對蛆而言，談熱情講感覺未免太進階了。人至少得該想辦法讓自己脫離蛆的生物位階，想辦法往<text:span text:style-name="T3"><text:s/>"</text:span>人<text:span text:style-name="T3">" </text:span>的層次進化；你得讓自己有能力<text:span text:style-name="T3"><text:s/>"</text:span>知道<text:span text:style-name="T3">" </text:span>一些什麼才行，從而形成自己的見解與判斷。至於<text:span text:style-name="T3"><text:s/>"</text:span>知道<text:span text:style-name="T3">" </text:span>之後，要不要以命相許，會不會午夜夢迴，那恐怕就是一種彷彿屬於命運那樣的東西了。有些人，一生熊熊烈火，他要是能有選擇，或許他也會寧可<text:span text:style-name="T3"><text:s/>"</text:span>知道就好<text:span text:style-name="T3">"</text:span>，感情就不用了，免得人生路不好走。<text:span text:style-name="T3"> <text:line-break/><text:line-break/></text:span>陳真<text:span text:style-name="T3"><text:s/>2016. 12. 25. <text:line-break/><text:line-break/>p.s.:</text:span>我幫你把蛆的模樣給貼出如下。各位不妨仔細讀一下，也許就更能知道我在說什麼。如果這只是某個人<text:span text:style-name="T3"><text:s/>"</text:span>生而為蛆<text:span text:style-name="T3">" </text:span>的問題，那沒什麼。但如果這是這個島上的一種普遍狀況，那總是一件很可悲的事。<text:span text:style-name="T3"> <text:line-break/><text:line-break/>============================= <text:line-break/><text:line-break/></text:span>作者<text:span text:style-name="T3">hazel0093 (heart-work.info) <text:line-break/></text:span>看板<text:span text:style-name="T3">Gossiping <text:line-break/></text:span>標題<text:span text:style-name="T3">[</text:span>爆卦<text:span text:style-name="T3">] </text:span>光復中學組織了納粹黨衛軍？<text:span text:style-name="T3"> <text:line-break/></text:span>時間<text:span text:style-name="T3">Fri Dec 23 21:12:03 2016 <text:line-break/><text:line-break/></text:span>這個被以色列代表知道了不知道會怎樣<text:span text:style-name="T3">... <text:line-break/><text:line-break/></text:span><text:span text:style-name="T4">→</text:span><text:span text:style-name="T3"><text:s/>savetheworld: </text:span>不會怎樣吧<text:span text:style-name="T3">0 0 12/23 21:12 <text:line-break/></text:span><text:span text:style-name="T4">→</text:span><text:span text:style-name="T3"><text:s/>leehanhan: </text:span>沒人在意<text:span text:style-name="T3"><text:s/>12/23 21:12 <text:line-break/></text:span>噓<text:span text:style-name="T3"><text:s/>koreapig5566: </text:span>干你屁事<text:span text:style-name="T3"><text:s/>12/23 21:13 <text:line-break/></text:span><text:span text:style-name="T4">→</text:span><text:span text:style-name="T3"><text:s/>hancao0816: </text:span>光復妹子多呢<text:span text:style-name="T3"><text:s/>12/23 21:13 <text:line-break/></text:span><text:span text:style-name="T4">→</text:span><text:span text:style-name="T3"><text:s/>MetalRose: </text:span>中華民國都能光復台灣了，納粹是不能殺猶太人嗎？<text:span text:style-name="T3"><text:s/>12/23 21:13 <text:line-break/></text:span><text:span text:style-name="T4">→</text:span><text:span text:style-name="T3"><text:s/>MetalRose: </text:span>到現在那個車輪旗還是遍佈台灣，還有人奉為神聖國旗勒<text:span text:style-name="T3"><text:s/>12/23 21:14 <text:line-break/></text:span>推<text:span text:style-name="T3"><text:s/>LoveMakeLove: </text:span>卍<text:span text:style-name="T3"><text:s/>Heil Hitler </text:span>卍<text:span text:style-name="T3"><text:s/>12/23 21:14 <text:line-break/></text:span>推<text:span text:style-name="T3"><text:s/>LOVEMS: </text:span>頂多警告學校吧<text:span text:style-name="T3"><text:s/></text:span>又不像<text:span text:style-name="T3">Mark</text:span>還要作生意<text:span text:style-name="T3"><text:s/></text:span>懶得理以色列<text:span text:style-name="T3"><text:s/>12/23 21:16 <text:line-break/></text:span>推<text:span text:style-name="T3"><text:s/>LoveMakeLove: </text:span>不會，希特勒對中國或日本黃種人很友善<text:span text:style-name="T3"><text:s/>12/23 21:16 <text:line-break/></text:span>推<text:span text:style-name="T3"><text:s/>MetalRose: </text:span>希特勒跟<text:span text:style-name="T3">KMT</text:span>很麻吉啊<text:span text:style-name="T3"><text:s/>12/23 21:16 <text:line-break/></text:span>噓<text:span text:style-name="T3"><text:s/>INNBUG: </text:span>蔣中正都還能蓋廟封神勒<text:span text:style-name="T3"><text:s/>12/23 21:19 <text:line-break/></text:span>推<text:span text:style-name="T3"><text:s/>HisVol: </text:span>先承認台灣是國家再來抗議好嗎？<text:span text:style-name="T3"><text:s/>12/23 21:19 <text:line-break/></text:span>推<text:span text:style-name="T3"><text:s/>trumpete: </text:span>以色列會跟台灣斷交<text:span text:style-name="T3"><text:s/>12/23 21:21 <text:line-break/></text:span><text:span text:style-name="T4">→</text:span><text:span text:style-name="T3"><text:s/>Howard61313: </text:span>那以色列在台北的機構應該是大使館啊，沒邦交怎麼斷<text:span text:style-name="T3"><text:s/>12/23 21:22 <text:line-break/></text:span><text:span text:style-name="T4">→</text:span><text:span text:style-name="T3"><text:s/>maxmessi: </text:span>不過以色列也不是好東西<text:span text:style-name="T3"><text:s/></text:span>要打台灣就來吧<text:span text:style-name="T3"><text:s/>12/23 21:25 <text:line-break/></text:span>推<text:span text:style-name="T3"><text:s/>JT0624: </text:span>公開崇拜殺人犯的<text:span text:style-name="T3"><text:s/></text:span>中華人民共和國跟中華民國<text:span text:style-name="T3"><text:s/></text:span>真的差不多<text:span text:style-name="T3"><text:s/>12/23 21:25 <text:line-break/></text:span>噓<text:span text:style-name="T3"><text:s/>ed123123: </text:span>爽<text:span text:style-name="T3"><text:s/></text:span>滯台賤畜繼續崩潰<text:span text:style-name="T3"><text:s/>12/23 21:26 <text:line-break/></text:span><text:span text:style-name="T4">→</text:span><text:span text:style-name="T3"><text:s/>VIGUTA: </text:span>青天白日都在掛了<text:span text:style-name="T3"><text:s/></text:span>反卍旗不行？<text:span text:style-name="T3"><text:s/>12/23 21:27 <text:line-break/></text:span><text:span text:style-name="T4">→</text:span><text:span text:style-name="T3"><text:s/>maxmessi: </text:span>快點制裁台灣吧<text:span text:style-name="T3"><text:s/></text:span>向對巴勒斯坦人一樣<text:span text:style-name="T3"><text:s/></text:span>以色列最棒了<text:span text:style-name="T3"><text:s/></text:span>台灣人口剛好也太多了<text:span text:style-name="T3"><text:s/></text:span>就靠以色列的武器了<text:span text:style-name="T3"><text:s/>12/23 21:32 <text:line-break/></text:span><text:span text:style-name="T4">→</text:span><text:span text:style-name="T3"><text:s/>maxmessi: </text:span>巴勒斯坦起碼還是個國家<text:span text:style-name="T3"><text:s/></text:span>操你媽的<text:span text:style-name="T3">UN 12/23 21:32 <text:line-break/></text:span>推<text:span text:style-name="T3"><text:s/>Grothendieck: </text:span>有差嗎？以色列拿我們沒皮條<text:span text:style-name="T3"><text:s/>12/23 21:32 <text:line-break/></text:span>推<text:span text:style-name="T3"><text:s/>akay08: </text:span>臺灣本來就很崇拜殺人魔組織，不差納粹一個<text:span text:style-name="T3"><text:s/>12/23 21:32 <text:line-break/></text:span>推<text:span text:style-name="T3"><text:s/>LoveMakeLove: </text:span>以色列震怒不排除制裁中國以示報復<text:span text:style-name="T3"><text:s/>12/23 21:32 <text:line-break/></text:span><text:span text:style-name="T4">→</text:span><text:span text:style-name="T3"><text:s/>maxmessi: </text:span>應該沒皮條<text:span text:style-name="T3"><text:s/></text:span>台灣沒什麼值得他們打的<text:span text:style-name="T3"><text:s/>12/23 21:32 <text:line-break/></text:span><text:span text:style-name="T4">→</text:span><text:span text:style-name="T3"><text:s/>maxmessi: </text:span>以色列<text:span text:style-name="T3"><text:s/>: </text:span>請中國繼續排放霧霾<text:span text:style-name="T3"><text:s/>12/23 21:33 <text:line-break/></text:span><text:span text:style-name="T4">→</text:span><text:span text:style-name="T3"><text:s/>ronray7799: </text:span>以色列震怒<text:span text:style-name="T3"><text:s/></text:span>跑去制裁泰國<text:span text:style-name="T3"><text:s/>12/23 21:34 <text:line-break/></text:span><text:span text:style-name="T4">→</text:span><text:span text:style-name="T3"><text:s/>zz2895341: </text:span>藉此拉攏以色列<text:span text:style-name="T3"><text:s/></text:span>必要時直接跟以色列買核彈<text:span text:style-name="T3"><text:s/>12/23 21:43 <text:line-break/></text:span><text:span text:style-name="T4">→</text:span><text:span text:style-name="T3"><text:s/>PeterJackson: </text:span>以色列請去和北京抗議<text:span text:style-name="T3"><text:s/></text:span>台灣是中國的一省<text:span text:style-name="T3"><text:s/>12/23 21:49 <text:line-break/></text:span>推<text:span text:style-name="T3"><text:s/>notissue: </text:span>因為以色列人不愛所以就不能扮納粹喔<text:span text:style-name="T3"><text:s/></text:span>這裡是美國嗎<text:span text:style-name="T3"><text:s/>12/23 21:54 <text:line-break/></text:span>噓<text:span text:style-name="T3"><text:s/>gotohikaru: </text:span>台灣拿黨旗五星旗日本旭日旗都沒關係了<text:span text:style-name="T3"><text:s/></text:span>去禁納粹有比較潮？順帶一提<text:span text:style-name="T3"><text:s/></text:span>日韓對希特勒的崇拜還遠超過台灣<text:span text:style-name="T3"><text:s/>12/23 21:58 <text:line-break/></text:span>噓<text:span text:style-name="T3"><text:s/>jnecoj: </text:span>玻璃心喔<text:span text:style-name="T3"><text:s/></text:span>那看到太陽旗不就屎尿齊放<text:span text:style-name="T3"><text:s/>12/23 21:59 <text:line-break/></text:span>推<text:span text:style-name="T3"><text:s/>silverwu: </text:span>猶太豬又要崩潰了<text:span text:style-name="T3"><text:s/>12/23 21:59 <text:line-break/></text:span>推<text:span text:style-name="T3"><text:s/>yoyodio: </text:span>肯定新竹的言論自由<text:span text:style-name="T3"><text:s/>12/23 22:06 <text:line-break/></text:span>推<text:span text:style-name="T3"><text:s/>m21423: </text:span>台灣人可以崇拜國民黨<text:span text:style-name="T3"><text:s/></text:span>為何不能崇拜納粹<text:span text:style-name="T3"><text:s/></text:span>吱吱管太多<text:span text:style-name="T3"><text:s/>12/23 22:06 <text:line-break/></text:span>推<text:span text:style-name="T3"><text:s/>Zombieslayer: </text:span>希特勒做對的事就是殺光國內智障跟殘障<text:span text:style-name="T3"><text:s/></text:span>反觀某島的精英份子全被狗黨殺光<text:span text:style-name="T3"><text:s/></text:span>剩下一堆白痴的後代<text:span text:style-name="T3"><text:s/>12/23 22:07 <text:line-break/></text:span>噓<text:span text:style-name="T3"><text:s/>fbiciamib123: </text:span>跟以色列又沒邦交<text:span text:style-name="T3"><text:s/>12/23 22:08 <text:line-break/></text:span>噓<text:span text:style-name="T3"><text:s/>gotohikaru: </text:span>日本是軍服迷<text:span text:style-name="T3"><text:s/></text:span>韓國是甚至覺得很酷<text:span text:style-name="T3">XD </text:span>辦活動直接掛兩三幅超大的<text:span text:style-name="T3"><text:s/></text:span>這兩國就都沒事<text:span text:style-name="T3"><text:s/></text:span>我們就會被酸上國際媒體<text:span text:style-name="T3"><text:s/>12/23 22:09 <text:line-break/></text:span>噓<text:span text:style-name="T3"><text:s/>tello: </text:span>很好看啊，有什麼狗屁意見<text:span text:style-name="T3">? 12/23 22:10 <text:line-break/></text:span><text:span text:style-name="T4">→</text:span><text:span text:style-name="T3"><text:s/>maxmessi: </text:span>歐美主流媒體<text:span text:style-name="T3"><text:s/></text:span>台灣不該惹火中國<text:span text:style-name="T3">QQ </text:span>幹你娘歐美人<text:span text:style-name="T3">QQ 12/23 22:10 <text:line-break/></text:span><text:span text:style-name="T4">→</text:span><text:span text:style-name="T3"><text:s/>tello: </text:span>台灣一堆無聊雞掰媒體是不是有猶太血統啊？不然怎麼會關心<text:span text:style-name="T3"><text:s/>12/23 22:12 <text:line-break/></text:span><text:span text:style-name="T4">→</text:span><text:span text:style-name="T3"><text:s/>tello: </text:span>這種小屁事<text:span text:style-name="T3">? 12/23 22:12 <text:line-break/></text:span>噓<text:span text:style-name="T3"><text:s/>afgfg: </text:span>撇開屠殺議題<text:span text:style-name="T3"><text:s/></text:span>德軍的制服真的帥<text:span text:style-name="T3"><text:s/>12/23 22:15 <text:line-break/></text:span>推<text:span text:style-name="T3"><text:s/>zz2895341: </text:span>台灣根本什麼都沒做<text:span text:style-name="T3"><text:s/></text:span>中國也會暴怒<text:span text:style-name="T3"><text:s/></text:span>以色列賣武器給台灣對抗中國<text:span text:style-name="T3"><text:s/></text:span>你惹以色列幹嘛<text:span text:style-name="T3"><text:s/>12/23 22:17 <text:line-break/></text:span>推<text:span text:style-name="T3"><text:s/>mi324: </text:span>大驚小怪，<text:span text:style-name="T3">Heil Hitler! 12/23 22:19 <text:line-break/></text:span>推<text:span text:style-name="T3"><text:s/>filaac: </text:span>帥呀<text:span text:style-name="T3"><text:s/></text:span>已轉信給德國<text:span text:style-name="T3"><text:s/></text:span>請幫忙消滅以色列<text:span text:style-name="T3"><text:s/>12/23 22:28 <text:line-break/></text:span><text:span text:style-name="T4">→</text:span><text:span text:style-name="T3"><text:s/>justeat: </text:span>以色列乾我們啥事<text:span text:style-name="T3">? 12/23 22:38 <text:line-break/></text:span>推<text:span text:style-name="T3"><text:s/>jajoy: </text:span>台灣人能走出<text:span text:style-name="T3"><text:s/></text:span>猶太人不能<text:span text:style-name="T3"><text:s/>12/23 22:51 <text:line-break/></text:span>噓<text:span text:style-name="T3"><text:s/>GivemeApen: </text:span>看起來是校慶<text:span text:style-name="T3"><text:s/></text:span>請問他們校慶干你屁事？<text:span text:style-name="T3"><text:s/>12/23 23:07 <text:line-break/></text:span>噓<text:span text:style-name="T3"><text:s/>dolpy3269: </text:span>到底嚴重三洨，在一個還在紀念東亞殺人魔的地方，裝一下歐洲殺人魔會有什麼問題？<text:span text:style-name="T3"><text:s/>12/23 23:08 <text:line-break/></text:span>推<text:span text:style-name="T3"><text:s/>JudgmentLin: </text:span>台灣有台灣玩法<text:span text:style-name="T3"><text:s/></text:span>歐美的玻璃心碎？<text:span text:style-name="T3"><text:s/>12/23 23:17 <text:line-break/></text:span>推<text:span text:style-name="T3"><text:s/>aikotoba: </text:span>這很嚴重？<text:span text:style-name="T3"><text:s/></text:span>我怎麼沒感覺<text:span text:style-name="T3"><text:s/></text:span>可以等大事發生再來說嘴嗎不要<text:span text:style-name="T3"><text:s/>12/23 23:25 <text:line-break/></text:span>推<text:span text:style-name="T3"><text:s/>Timcanpy: </text:span>上次是流亡政府道歉啦<text:span text:style-name="T3"><text:s/></text:span>不是台灣，<text:span text:style-name="T3">don't mind 12/23 23:33 <text:line-break/></text:span>噓<text:span text:style-name="T3"><text:s/>aarzbrv: </text:span>蟻圾劣自己國內也有屁孩成立過新納粹，還管別人喔？<text:span text:style-name="T3"><text:s/>12/23 23:43 <text:line-break/></text:span>噓<text:span text:style-name="T3"><text:s/>pp810207: </text:span>腦殘為啥不辦國民黨來？<text:span text:style-name="T3"><text:s/>12/23 23:45 <text:line-break/></text:span>噓<text:span text:style-name="T3"><text:s/>aarzbrv: </text:span>蟻圾劣自己叫慾更失敗吧<text:span text:style-name="T3">: http://goo.gl/iaLkWA 12/23 23:56 <text:line-break/></text:span><text:span text:style-name="T4">→</text:span><text:span text:style-name="T3"><text:s/>OXWei: </text:span>這就是學生的變裝遊行活動<text:span text:style-name="T3"><text:s/></text:span>扯到那麼多要幹嘛<text:span text:style-name="T3"><text:s/></text:span>一個變裝遊行可以扯東扯西<text:span text:style-name="T3"><text:s/>12/23 23:58 <text:line-break/></text:span>噓<text:span text:style-name="T3"><text:s/>gotohikaru: </text:span>用納粹圖騰叫無知<text:span text:style-name="T3"><text:s/></text:span>那讓<text:span text:style-name="T3">KMT</text:span>吃香喝辣還有幾百萬人支持<text:span text:style-name="T3"><text:s/>12/23 23:58 <text:line-break/></text:span>噓<text:span text:style-name="T3"><text:s/>aarzbrv: </text:span>這就蟻圾劣的塚豬歧視叫慾：<text:span text:style-name="T3">http://goo.gl/CEfe9Z 12/24 00:00 <text:line-break/></text:span><text:span text:style-name="T4">→</text:span><text:span text:style-name="T3"><text:s/>wanderwolf: </text:span>支持<text:span text:style-name="T3">KMT</text:span>本來就是無知的極致<text:span text:style-name="T3"><text:s/></text:span>懷疑嗎<text:span text:style-name="T3"><text:s/>12/24 00:02 <text:line-break/></text:span><text:span text:style-name="T4">→</text:span><text:span text:style-name="T3"><text:s/>shoming9: </text:span>不就<text:span text:style-name="T3">cosplay </text:span>不過光復妹正<text:span text:style-name="T3"><text:s/>8+9</text:span>多<text:span text:style-name="T3"><text:s/></text:span>卻在清大旁邊<text:span text:style-name="T3"><text:s/>12/24 00:02 <text:line-break/></text:span>噓<text:span text:style-name="T3"><text:s/>mouz: </text:span>不能崇拜納粹但可以拜中正廟啦<text:span text:style-name="T3"><text:s/>12/24 00:28 <text:line-break/></text:span><text:span text:style-name="T4">→</text:span><text:span text:style-name="T3"><text:s/>greentea1205: </text:span>西方老大說不能開這種玩笑，我們就不能開<text:span text:style-name="T3"><text:s/>12/24 01:02 <text:line-break/></text:span>推<text:span text:style-name="T3"><text:s/>aikotoba: </text:span>其實也沒什麼<text:span text:style-name="T3"><text:s/></text:span>禁忌這種東西過了幾百年就有可能被接受<text:span text:style-name="T3"><text:s/>12/24 01:03 <text:line-break/></text:span>噓<text:span text:style-name="T3"><text:s/>YenPcman: </text:span>一堆跟著罵不如先了解自己國家歷史再說人家無知吧，說個<text:span text:style-name="T3"><text:s/>12/24 02:11 <text:line-break/></text:span><text:span text:style-name="T4">→</text:span><text:span text:style-name="T3"><text:s/>YenPcman: </text:span>笑話台灣有亞洲希特勒還蓋紀念館、到處林立銅像<text:span text:style-name="T3"><text:s/>12/24 02:11 <text:line-break/></text:span>推<text:span text:style-name="T3"><text:s/>akay08: </text:span>又是滯臺支那糞蛆在搞鬼，支那糞校<text:span text:style-name="T3"><text:s/>12/24 04:12 <text:line-break/></text:span>推<text:span text:style-name="T3"><text:s/>tuna0214: </text:span>還蠻酷的<text:span text:style-name="T3"><text:s/></text:span>哈哈<text:span text:style-name="T3"><text:s/>12/24 05:07 <text:line-break/></text:span>推<text:span text:style-name="T3"><text:s/>Eastmond: cosplay</text:span>而已，嚴重啥<text:span text:style-name="T3">? </text:span>是不知道歐美多少電影惡搞納粹嗎<text:span text:style-name="T3"><text:s/>12/24 05:33 <text:line-break/></text:span>噓<text:span text:style-name="T3"><text:s/>ZABORGER: </text:span>不爽來建交啊<text:span text:style-name="T3"><text:s/>12/24 05:47 <text:line-break/></text:span>推<text:span text:style-name="T3"><text:s/>dodoyo0216: </text:span>在台灣不能<text:span text:style-name="T3">cos</text:span>黨衛軍<text:span text:style-name="T3">?</text:span>誰規定不能崇拜殺人魔<text:span text:style-name="T3">(</text:span>指銅像<text:span text:style-name="T3"><text:s/>12/24 09:01 <text:line-break/></text:span>推<text:span text:style-name="T3"><text:s/>panda2: </text:span>為何不行<text:span text:style-name="T3">,</text:span>都什麼年代了<text:span text:style-name="T3"><text:s/>12/24 10:12 <text:line-break/></text:span>噓<text:span text:style-name="T3"><text:s/>q5228859: </text:span>紅衛兵、國民黨軍都有人扮了，扮著個根本沒什麼<text:span text:style-name="T3"><text:s/>12/24 11:16 <text:line-break/></text:span>推<text:span text:style-name="T3"><text:s/>tomstrike: </text:span>為什麼不能扮<text:span text:style-name="T3">? </text:span>還有罵人賤種才真的跟納粹思想<text:span text:style-name="T3">87%</text:span>像<text:span text:style-name="T3"><text:s/>12/24 11:17 <text:line-break/></text:span>推<text:span text:style-name="T3"><text:s/>caitlyn: </text:span>國民黨、共產黨都能接受了，出個納粹有啥好大驚小怪<text:span text:style-name="T3"><text:s/>12/24 13:05</text:span></text:p>
      <text:p text:style-name="P5"/>
      <text:p text:style-name="P1"><text:span text:style-name="T2">李念淨</text:span><text:s/>  |  2016.12.24 11:32   |   <text:a xlink:type="simple" xlink:href="http://palinfo.habago.org/Entry?Command=Information_PrintForum&amp;iPage=206#FORUM35191"><text:span text:style-name="T1">#</text:span></text:a></text:p>
      <text:p text:style-name="P3"><text:span text:style-name="T3">http://www.chinatimes.com/realtimenews/20161223005881-260408 <text:line-break/>https://forum.gamer.com.tw/C.php?page=1&amp;;bsn=60076&amp;;snA=3728175 <text:line-break/>https://www.ptt.cc/bbs/Gossiping/M.1482498726.A.FF3.html <text:line-break/><text:line-break/></text:span>實在難以想像在台灣經常發生這種事情。但讓我感到膽寒的是底下的網路留言，從這篇新聞，到<text:span text:style-name="T3">PTT</text:span>到巴哈充斥著<text:span text:style-name="T3">"</text:span>啊台灣都能掛國民黨旗蔣公銅像了為何不能弄反轉萬字<text:span text:style-name="T3">""</text:span>以色列跟台灣沒邦交憑甚麼要管那麼多，有種跟台灣建交啊<text:span text:style-name="T3">""</text:span>猶太人殺那麼多巴勒斯坦人沒有用相同標準看自己<text:span text:style-name="T3">""</text:span>台灣在二戰時被美軍空襲，同盟國的責任更大<text:span text:style-name="T3">""</text:span>這新聞都是藍營編造的，而且國民黨還跟納粹有合作過，怎麼不先取締國民黨<text:span text:style-name="T3">""</text:span>以色列管太寬<text:span text:style-name="T3">"....</text:span>以下更多就更噁心了，我不忍打出來<text:span text:style-name="T3"> <text:line-break/><text:line-break/></text:span>沒錯，猶太人對阿拉伯人相互都做了很多暴行，但是那跟<text:span text:style-name="T3">600</text:span>萬人的種族清洗是兩碼子事<text:span text:style-name="T3"> <text:line-break/></text:span>而且軸心國對於無辜民眾所做的暴行遠比同盟國多，我覺得台灣歷史教育已經錯亂到以軸心國自居了<text:span text:style-name="T3">...</text:span></text:p>
      <text:p text:style-name="P1"><text:span text:style-name="T2">陳真</text:span><text:s/>  |  2016.12.23 08:48   |   <text:a xlink:type="simple" xlink:href="http://palinfo.habago.org/Entry?Command=Information_PrintForum&amp;iPage=206#FORUM35190"><text:span text:style-name="T1">#</text:span></text:a></text:p>
      <text:p text:style-name="P6">Trump’s election saved world from great war – Kusturica <text:line-break/><text:line-break/>RT <text:line-break/>22 Dec, 2016 <text:line-break/><text:line-break/>“If Madame Clinton had been elected, there would’ve been a great war, but now, with Trump, I think that it won’t happen,” Kusturica told journalists in Moscow on Wednesday, as cited by TASS.</text:p>
      <text:p text:style-name="P1"><text:span text:style-name="T2">陳真</text:span><text:s/>  |  2016.12.22 02:12   |   <text:a xlink:type="simple" xlink:href="http://palinfo.habago.org/Entry?Command=Information_PrintForum&amp;iPage=206#FORUM35189"><text:span text:style-name="T1">#</text:span></text:a></text:p>
      <text:p text:style-name="P3">一個人，之所以能佔據某種職位，往往不是因為他具有該職位所需要的優秀能力，而是因為他效忠於主流體制與思維，為其服務。這樣一種效忠，連當事人也難以察覺；一般都會覺得自己之所以佔據某種職位是因為自己很努力，能力很棒，但事實絕非如此。<text:span text:style-name="T3"> <text:line-break/><text:line-break/></text:span>島內媒體來講，爛到爆的就不說了，比方說所謂<text:span text:style-name="T3"><text:s/>"</text:span>自由時<text:span text:style-name="T3">" </text:span>報那種骯髒無恥的東西根本稱不上媒體，那東西純純粹粹就是以造謠撒謊抹黑挑撥族群仇恨以謀取私利為任務的黨報。除了這類無恥的骯髒東西之外，風傳媒在島內來講<text:span text:style-name="T3">(</text:span>注意：我是說在島內來講<text:span text:style-name="T3">)</text:span>，相對而言算是比較不爛的。但若以客觀標準而言，即便你把一個媒體應有的起碼水平標準放得很低很低，它還是不及格。不信你去看看這媒體在美國總統選舉期間的言論，肯定能同意我所說的。就算是希拉蕊的競選文宣部，恐怕都不敢寫得那麼離譜，怎麼會有一家媒體如此歇斯底里為特定候選人助選到如此瘋狂的地步。<text:span text:style-name="T3"> <text:line-break/><text:line-break/></text:span>任何媒體當然都可以有立場，但不管什麼樣的立場，總該對於事實有一點點最起碼的理解能力，而不是永遠只會寫一些好像過去小學生寫作文那樣，講來講去就是拯救水深火熱的大陸同胞。我常感納悶，一個媒體，理解問題與事實的基本水平能力這麼差，那是因為記者們智商都有問題嗎？還是他們其實存心就是要瞎掰，存心就是要散播那些用以愚化社會大眾的低能謊言？比方說底下這篇評論報導。<text:span text:style-name="T3"> <text:line-break/><text:line-break/></text:span>作者閻紀宇是風傳媒的一位算是主管或主筆吧，但你看他寫出這樣一些傻話，對於國際問題的理解竟然如此幼稚而可笑。敘利亞內戰的慘狀，居然是因為歐巴馬是美國史上最厭戰的總統？因為美國沒有及時救援，所以釀成人間慘劇及全球災禍？就算是一個高中生，理解問題的品質也不該這麼差吧，而他竟然是所謂<text:span text:style-name="T3"><text:s/>"</text:span>國際問題的專家<text:span text:style-name="T3">"</text:span>。我沒法理解的是：這是因為他根本不用功，存心混日子，所以亂寫一通？還是他存心就是要胡扯？<text:span text:style-name="T3"> <text:line-break/><text:line-break/></text:span>所謂記者們，是不是都不用讀書，不用長期對某些問題做點研究？反正有權力寫就大可亂寫一通？<text:span text:style-name="T3"> <text:line-break/><text:line-break/></text:span>所謂記者們，是不是都不用擔心自己所寫之荒腔走板會遭到讀者們的輕視？他們是不是把讀者都一概當成白癡，因此隨便亂寫都能照樣餵養白癡讀者們？<text:span text:style-name="T3"> <text:line-break/><text:line-break/></text:span>所謂記者們，難道都不怕舉頭三尺有神明？難道都不覺得有愧於死者？難道都沒有半點良知與責任感？難道都不用戰戰兢兢地好好用功，為自己所寫的文字負起一點點最基本的道德責任？還是他們認為當記者就只是混日子，餬口飯吃，隨便亂寫一通也沒關係？<text:span text:style-name="T3"> <text:line-break/><text:line-break/></text:span>陳真<text:span text:style-name="T3"><text:s/>2016. 12. 22. <text:line-break/>p.s.: </text:span>本留言以信件寄給作者閻紀宇本人。<text:span text:style-name="T3"> <text:line-break/>================== <text:line-break/><text:line-break/>https://goo.gl/uNNXzM <text:line-break/><text:line-break/></text:span>閻紀宇專欄：「莫忘阿勒坡！莫忘敘利亞！」不只是槍手的吶喊<text:span text:style-name="T3"> <text:line-break/><text:line-break/></text:span>風傳媒<text:span text:style-name="T3"><text:s/>2016</text:span>年<text:span text:style-name="T3">12</text:span>月<text:span text:style-name="T3">21</text:span>日<text:span text:style-name="T3"> <text:line-break/><text:line-break/></text:span>「莫忘阿勒坡！莫忘敘利亞！」砰砰幾聲槍響過後，<text:span text:style-name="T3">4</text:span>個人當場倒下，其中<text:span text:style-name="T3">1</text:span>人送命。但慘案並不是發生在阿勒坡，甚至不是在敘利亞，而是在土耳其首都安卡拉（<text:span text:style-name="T3">Ankara</text:span>）；槍手是一名憤怒的土耳其警察，死者是一位資深的俄羅斯大使。然而我們還是要聽槍手在行兇時刻的吶喊，還是要問：阿勒坡發生了什麼事？敘利亞發生了什麼事？<text:span text:style-name="T3"> <text:line-break/><text:line-break/>2011</text:span>年之後，整個敘利亞的命運開始轉變。當時「阿拉伯之春」（<text:span text:style-name="T3">Arab Spring</text:span>）風潮湧進敘利亞，幾個城市出現和平示威，要求政府推動改革、展開民主化進程、邁向真正的代議政治。<text:span text:style-name="T3">3</text:span>月<text:span text:style-name="T3">18</text:span>日，阿塞德（<text:span text:style-name="T3">Bashar al-Assad</text:span>）總統下令安全部隊對達拉（<text:span text:style-name="T3">Daraa</text:span>）的示威群眾開火，敘利亞一步一縱陷入內戰的深淵。<text:span text:style-name="T3"> <text:line-break/><text:line-break/>2011</text:span>年<text:span text:style-name="T3">8</text:span>月，原本相對平靜的阿勒坡也出現示威，反阿塞德與挺阿塞德兩邊勢力較勁，衝突日益激烈。<text:span text:style-name="T3">2012</text:span>年<text:span text:style-name="T3">7</text:span>月，溫和派反抗軍佔領人口比較稠密但也比較貧窮的東阿勒坡。從此，政府軍開始狂轟爛炸，反抗軍咬牙苦撐，平民死亡枕藉，城區化為廢墟，但東阿勒坡始終是敘利亞人民反抗暴政的象徵。<text:span text:style-name="T3"> <text:line-break/><text:line-break/>4</text:span>年<text:span text:style-name="T3">5</text:span>個月過去，敘利亞內戰還沒結束，東阿勒坡圍城戰卻已近尾聲。阿塞德政權有俄羅斯以戰機空襲助陣、伊朗提供軍事顧問、黎巴嫩真主黨（<text:span text:style-name="T3">Hezbollah</text:span>）戰士親上火線。相較之下，反抗軍什麼都沒有，外援完全斷絕，節節敗退到約<text:span text:style-name="T3">2</text:span>平方公里的最後據點。<text:span text:style-name="T3"> <text:line-break/><text:line-break/></text:span>政府軍與其盟友進入東阿勒坡，報復性殺戮隨即登堂入室。俄羅斯與土耳其斡旋的停火與軍民撤離協議一波三折，最後總算撤出數千名反抗軍戰士及其眷屬。<text:span text:style-name="T3"> <text:line-break/><text:line-break/></text:span>阿塞德是近代最殘暴的統治者之一，與<text:span text:style-name="T3">1982</text:span>年<text:span text:style-name="T3">2</text:span>萬<text:span text:style-name="T3">5000</text:span>人犧牲的哈馬（<text:span text:style-name="T3">Hama</text:span>）大屠殺元兇老阿塞德（<text:span text:style-name="T3">Hafez al-Assad</text:span>）同樣嗜血，可謂一對豺父狼子。阿塞德或許能保住政權，甚至能壽終正寢，但是拜社群網站與影音分享網站之賜，敘利亞內戰是近代記錄最詳盡的一場戰爭，阿塞德肖像上的血污永遠洗不掉。<text:span text:style-name="T3"> <text:line-break/><text:line-break/></text:span>更讓人慨歎的是，阿塞德其實佔盡了便宜，他一方面有俄羅斯（及其在北京的跟班）、伊朗、多國什葉派軍事組織助紂為虐，一方面又三生有幸遇上歐巴馬，一位美國近代史上最厭戰的總統。有分析家指出，敘利亞內戰早已不是「內戰」。<text:span text:style-name="T3"> <text:line-break/><text:line-break/>2011</text:span>年內戰初起，歐巴馬聲稱全力支持敘利亞反抗陣營推翻暴政，但始終口惠而實不至。<text:span text:style-name="T3"> <text:line-break/><text:line-break/>2012</text:span>年，時任國務卿希拉蕊．柯林頓（<text:span text:style-name="T3">Hillary Clinton</text:span>）與國防部長潘尼塔（<text:span text:style-name="T3">Leon Panetta</text:span>）主張武裝溫和派反抗軍，歐巴馬拒絕。<text:span text:style-name="T3"> <text:line-break/><text:line-break/>2013</text:span>年，阿塞德使用化學武器屠殺平民，悍然跨越歐巴馬劃設的「紅線」，歐巴馬揚言軍事懲罰，結果雷聲大雨點小。<text:span text:style-name="T3"> <text:line-break/><text:line-break/>2014</text:span>年，阿塞德使用「桶裝炸彈」（<text:span text:style-name="T3">barrel bombs</text:span>）屠殺平民，歐巴馬幕僚建議提供反抗軍防空系統，歐巴馬仍然拒絕。<text:span text:style-name="T3"> <text:line-break/><text:line-break/>2015</text:span>年，歐巴馬總算開始提供反抗軍反戰車飛彈，敘利亞戰場局面改觀，雙方有戰成平手之勢。但當年<text:span text:style-name="T3">9</text:span>月俄羅斯突然出兵，直接派戰機空襲反抗軍，歐巴馬政府措手不及、束手無策。<text:span text:style-name="T3"> <text:line-break/><text:line-break/></text:span>儘管美國國務卿凱瑞（<text:span text:style-name="T3">John Kerry</text:span>）卯起來斡旋一次又一次停火協議，但似乎被莫斯科與大馬士革玩弄於股掌之間，對反抗軍與平民毫無幫助。莫斯科與大馬士顯然堅信軍事解決才是王道。<text:span text:style-name="T3"> <text:line-break/></text:span>於是才有今天的東阿勒坡陷落。<text:span text:style-name="T3"> <text:line-break/><text:line-break/></text:span>歐巴馬曾說，利比亞內戰是他<text:span text:style-name="T3">8</text:span>年總統任內對外關係最大的敗筆。這實在太抬舉利比亞。歐巴馬最嚴重的錯誤當然是在敘利亞鑄成。這場<text:span text:style-name="T3">21</text:span>世紀最違反人道的內戰，導致<text:span text:style-name="T3">21</text:span>世紀最邪惡恐怖組織「伊斯蘭國」崛起，引發二戰之後歐洲大規模難民危機，激化伊斯蘭教與基督教對立，為歐美民粹政黨與人物營造孳生的溫床。<text:span text:style-name="T3"><text:line-break/><text:line-break/></text:span>在東阿勒坡完全陷落之前，許多居民做最壞的打算，上網留下最後的見證。一位英文老師阿爾漢多（<text:span text:style-name="T3">Abdulkafi Alhamdo</text:span>）錄下身影，對著鏡頭說政府軍已經來到，「希望你們能記得我們。」<text:span text:style-name="T3"> <text:line-break/><text:line-break/></text:span>「莫忘阿勒坡。莫忘敘利亞。」</text:p>
      <text:p text:style-name="P1"><text:span text:style-name="T2">陳真</text:span><text:s/>  |  2016.12.21 18:46   |   <text:a xlink:type="simple" xlink:href="http://palinfo.habago.org/Entry?Command=Information_PrintForum&amp;iPage=206#FORUM35188"><text:span text:style-name="T1">#</text:span></text:a></text:p>
      <text:p text:style-name="P2">看完了，值得大家仔細讀過一遍。作者似乎對世界動亂、重整之後將由祖國來主導新局一事很樂觀。我倒是沒有那麼篤定。<text:span text:style-name="T3"> <text:line-break/><text:line-break/>Kusturica</text:span>曾經把戰爭比喻為地震，像一種天災，說來就來。他的意思似乎是說，戰爭並不是你主觀上要或不要的問題。當各個社會或國家的發展面臨某種內外條件，一旦條件成熟，戰爭就會發生。我能理解這個意思，就如同自殺並不是一種個人要或不要的問題，外部社會條件對於自殺率的影響恐怕還更大。<text:span text:style-name="T3"> <text:line-break/><text:line-break/></text:span>也因此，許多時候，我對人權或反戰這樣一種人道呼聲，感到挫折與懷疑。這樣的聲音或許是可貴的，但它很藝術，很文學，某個意義上來說，很<text:span text:style-name="T3"><text:s/>"</text:span>概念<text:span text:style-name="T3">"</text:span>，很抽象，很無力，甚至很難自圓其說。<text:span text:style-name="T3"> <text:line-break/><text:line-break/></text:span>比方說，我知道西方世界藉著所謂人權與人道為由，企圖阻撓代表著美國勢力的反政府軍從阿勒坡被逐出或消滅，但我同時也不相信俄國支持的敘利亞政府軍；這些人當然也不是什麼善男信女，哪會管你什麼平民百姓的傷亡。不過，另一方面，我卻又相信，把這些邪惡到爆的西方勢力驅逐出境是對的，早日結束烽火，回復穩定局面。說到底，你都不知道究竟該反對一切戰爭或支持邪惡較少的那一方了。<text:span text:style-name="T3"> <text:line-break/><text:line-break/></text:span>依甘地的說法是，當這樣一種兩難出現時，後者仍然是一種選項。有人問他說，不是要非暴力嗎？他說，非暴力畢竟不是完美的。他說，如果有歹徒衝進家裏要來傷害他，他仍然會期望他的小孩可以把歹徒打倒來保護家人。<text:span text:style-name="T3"> <text:line-break/><text:line-break/></text:span>至於這位作者提到美國得罪了<text:span text:style-name="T3">ISIS</text:span>兩次，我想都不對。所謂的第一次根本不存在，因為那時候的<text:span text:style-name="T3">ISIS</text:span>似有若無，根本不成氣候，反倒隨著美國一手製造的中東血腥亂局而坐大，怎麼會是得罪？所謂第二次得罪也不對。敘利亞反政府軍就是美國支持的，至於是否<text:span text:style-name="T3"><text:s/>"</text:span>直接<text:span text:style-name="T3">" </text:span>由美國加以武裝，豈是重點？哪來得罪？</text:p>
      <text:p text:style-name="P1"><text:span text:style-name="T2">陳真</text:span><text:s/>  |  2016.12.21 12:41   |   <text:a xlink:type="simple" xlink:href="http://palinfo.habago.org/Entry?Command=Information_PrintForum&amp;iPage=206#FORUM35187"><text:span text:style-name="T1">#</text:span></text:a></text:p>
      <text:p text:style-name="P3">你的兩個連結似乎都失效，我找到原文全文<text:span text:style-name="T3">(</text:span>？<text:span text:style-name="T3">)</text:span>貼出如下，維持簡体。若有遺漏，請指正。<text:span text:style-name="T3"> <text:line-break/><text:line-break/></text:span>我還沒看，但以速讀瞄了一眼，言之有物。<text:span text:style-name="T3"> <text:line-break/><text:line-break/></text:span>世道猖狂，生不逢時。<text:span text:style-name="T3"> <text:line-break/><text:line-break/></text:span>陳真<text:span text:style-name="T3"> <text:line-break/><text:line-break/>================ <text:line-break/>https://goo.gl/AUq12J <text:line-break/><text:line-break/></text:span>白云先生：即将到来的第三次世界大战<text:span text:style-name="T3"> <text:line-break/><text:line-break/>2016. 12 20. <text:line-break/><text:line-break/></text:span>一、叙利亚战争，是一场微型世界大战<text:span text:style-name="T3"> <text:line-break/><text:line-break/></text:span>打完越南之后，一晃过去了三十多年，中国再无对外战争。战争的硝烟，甚至已经从人们的记忆里完全消散。甚至，人们的潜意识里，对战争已经丧失了最基本的概念。因为我们和平的太久了。<text:span text:style-name="T3"> <text:line-break/><text:line-break/></text:span>国虽大，好战必亡，忘战必危。和平，从来都不是历史的常态，相反，它是一种很稀罕的奢侈品。冲突和战争，才是历史的常态。如果我们认为，和平是天经地义的事，是稀松平常的事，那么我们的子孙，他们的生存就会很危险。<text:span text:style-name="T3"> <text:line-break/><text:line-break/></text:span>最近这几年，世界上十分热闹，战乱此起彼伏，一个整体和平的世界，正在渐行渐远，一个即将被战争的洪流席卷的世界，正在向我们走来。战争离我们并不遥远，那么下一次世界大战会爆发吗？实际上，世界大战已经开始了，它已经在叙利亚打响。发生在叙利亚的战争，已经由内战，转变为大国进行战争博弈的微型世界大战。<text:span text:style-name="T3"> <text:line-break/><text:line-break/></text:span>为什么是叙利亚？势如破竹的阿拉伯之春，为什么在叙利亚停住了，并且会演变成一场微型世界大战呢。<text:span text:style-name="T3"> <text:line-break/><text:line-break/></text:span>叙利亚战争之于美国，正好比阿富汗战争之于苏联。这两场战争，让世界史上最近的两个帝国由盛转衰，由攻转守。为什么苏联的扩张会在阿富汗戛然而止呢，为什么美国的民主革命的攻势，会在叙利亚戛然而止呢。因为阿富汗和叙利亚，都处于大国势力的交界带，和文明的断裂带。<text:span text:style-name="T3"> <text:line-break/><text:line-break/></text:span>当苏联扩张到阿富汗时，它扩张的触角，碰到了中国的地缘边界，碰到了美国的地缘边界，碰到了印度的地缘边界，也碰到了伊朗的地缘边界。于是在巨大的扩张阻力面前，苏联钝兵挫锐，弄了个灰头土脸，国运也败了个精光，偌大的帝国，没多久便土崩瓦解。<text:span text:style-name="T3"> <text:line-break/><text:line-break/></text:span>历史再一次重演，当美国的民主革命，扩张到叙利亚时，美国的扩张触角，碰到了俄罗斯，土耳其，库尔德人，伊朗，以色列，以及站在伊朗背后的中国地缘利益的交界带。同时，也碰到了基督教文明，伊斯兰文明的断裂带，以及逊尼派和什叶派的宗派势力断裂带。这样的巨大阻力，让美国民主革命的脚步停了下来，阿富汗战争让苏联钝兵挫锐，折戟沉沙。今天，叙利亚战争，带给美国的，同样也将会是一个折戟沉沙的悲剧下场和国运转折点。<text:span text:style-name="T3"> <text:line-break/><text:line-break/></text:span>刚才我们说了，为什么会在叙利亚。接下来，我们再说一说，为什么会发生在现在？<text:span text:style-name="T3"> <text:line-break/><text:line-break/></text:span>天下治乱周期，在中国历史上，表现的尤为明显，具有很强的规律性。全球化的世界，那么治乱周期，会表现为一个全球现象。美国人统治地球，一直在向全世界人民宣扬一种福音书政治鸡汤，说什么民主政体可以自我纠错，可以规避治乱周期，这都是胡说八道。<text:span text:style-name="T3"> <text:line-break/><text:line-break/></text:span>因为治乱周期，和采用什么体制，几乎一点关系都没有。它主要的和两个因素相关性比较强。一个是社会财富出现严重的兼并。二是资源的扩张跟不上人口的扩张，为了生存，那么这个民族要么向外扩张，要么向内坍塌。这都会导致社会秩序的大崩溃。当这两个条件都同时发生时，社会秩序就会崩溃，天下就会大乱。伊斯兰世界，刚好同时遇到了社会阶级严重分化，和人口大扩张两件事，叙利亚也是如此。<text:span text:style-name="T3"> <text:line-break/><text:line-break/></text:span>全球性的财富严重兼并现象，在《<text:span text:style-name="T3">21</text:span>世纪的资本论》一书中，已经进行过论证和叙述。人口的扩张，主要表现为非洲、印度和中东地区。印度因为存在种姓制度这种精神统治法宝，印度人民，宁愿饿死和自杀，都不想造反。所以印度不是一个由正常人类所建立的国家。非洲人，大部分还处于一种原生态的生存模式中，只要有食物，他们也不会造反。所以，美国制药公司，一方面给非洲人民提供食物，另一方面，让非洲人给他们试病毒和试药。<text:span text:style-name="T3"> <text:line-break/><text:line-break/></text:span>于是，人口的迅速增长，失业的年轻人太多，所导致的社会秩序崩溃问题，集中的体现在了中东地区。突尼斯，埃及，利比亚等国家，都是由于社会矛盾激化，被美国趁风点火，通过阿拉伯之春，轻轻松松就颠覆了他们的国家。<text:span text:style-name="T3"> <text:line-break/><text:line-break/></text:span>美国的民主革命，先是通过颜色革命，颠覆了中亚和前苏联地区国家。然后又通过阿拉伯之春，颠覆了中东地区的大多数国家。革命形势呈现了一派喜人的景象。按照既定的路线图，颠覆叙利亚，然后拔掉伊朗这个钉子，再对俄罗斯进行围堵，肢解俄罗斯，最终对中国形成合围并颠覆中国，全球民主革命，这样就能获得最终的全面胜利。<text:span text:style-name="T3"> <text:line-break/><text:line-break/></text:span>然而，这种浪漫又冒进的革命乐观主义，挟伊拉克和阿富汗两场战争的强弩之末，遇到了全球反霸权联盟的挥戈一击，几方面的力量纠缠在一起，就在叙利亚形成了鏖战和僵局态势。随着战争的进展，参战的各方，以叙利亚为棋盘把战局推到了更加错综复杂的地步，使得中东的局势，变得更加的残酷，长久和煎熬。<text:span text:style-name="T3"> <text:line-break/><text:line-break/></text:span>下面，我们就来分析下，这场群雄逐鹿一般的大混战里，参战各方到底都在唱着什么戏。<text:span text:style-name="T3"> <text:line-break/><text:line-break/></text:span>二、中东这盘棋，诸多参与者的利益纠葛<text:span text:style-name="T3"> <text:line-break/><text:line-break/></text:span>美国：美国在中东的核心利益，第一是控制石油贸易的货币结算权，这是美元霸权的根基。第二是控制世界巴尔干地区，这是海权国家，控制欧亚大陆的根基。所谓世界巴尔干地区，是西至地中海，东到印度洋，北到黑海和里海，南到亚丁湾，这一大片连接欧亚大陆东西两端的中间地带。<text:span text:style-name="T3"> <text:line-break/><text:line-break/></text:span>当年奥斯曼土耳其帝国，控制了这一地区，所以就控制了东西方之间陆地上的商路交通线。逼迫西方人，不得不进行大航海，去开辟新航道。现在对于美国来说，它依然是这个逻辑。只要东西方的陆路通道一旦畅通，那么海权国家就会被彻底抛弃。所以，控制世界巴尔干地区，是美国以海权帝国，挟制整个欧亚大陆关键中的关键。<text:span text:style-name="T3"> <text:line-break/><text:line-break/></text:span>为了捍卫这一核心利益，美国的中东战略，上策是控制整个中东。按照既定的路线图，一路强拆下去，输出民主革命。中策是，如果输出民主革命受阻，就会转而寻求均势策略和制衡。和伊朗签署核协议，向俄罗斯发出和解信号，都是这一策略的表现。美国的下策是，完全退出中东，回归孤立主义，不在管理世界，也不再关心世界，关起门来，过自己的小日子。<text:span text:style-name="T3"> <text:line-break/><text:line-break/></text:span>美国在叙利亚的策略，最优选项是推翻阿萨德政权，扶植亲美傀儡政权。次优选项，如果叙利亚久攻不下，美国和俄罗斯做一次豪赌，西方抛弃乌克兰，换俄罗斯抛弃叙利亚。最差的选项，是做搅屎棍，继续扶植恐怖分子，把整个中东弄的越来越乱。<text:span text:style-name="T3"> <text:line-break/><text:line-break/></text:span>俄罗斯：俄罗斯在中东的核心利益，是捍卫叙利亚亲俄政权，保住自己的地缘政治地盘。如果失去了在叙利亚的军事基地，那么俄罗斯海军，就会彻底退出地中海。唯一的一个战略支点，也要失去了。所以，失去乌克兰，俄罗斯会变成一个实质上的亚洲国家，失去叙利亚，俄罗斯会变成一个实质上的内陆国。<text:span text:style-name="T3"> <text:line-break/><text:line-break/></text:span>在俄罗斯的国家安全观里面，战略缓冲区，比什么都重要。俄罗斯不能忍受周边存在敌对国家。如果乌克兰全面倒向西方，变成俄罗斯的敌对国家，那么俄罗斯就无险可守，彻底失去了卧榻之侧的缓冲地。<text:span text:style-name="T3"> <text:line-break/><text:line-break/></text:span>现在的问题在于，俄罗斯有没有力量，同时守住乌克兰和叙利亚。俄罗斯的上策，是同时固守乌克兰和叙利亚。俄罗斯的中策，是拿叙利亚交换乌克兰。如果叙利亚和乌克兰都守不住，那么俄罗斯要么打核战争，要么整个国家陷入崩溃。<text:span text:style-name="T3"> <text:line-break/><text:line-break/></text:span>中国：中国在中东的核心利益，最现实和最直接的，是石油贸易安全。因为中国是第一大石油消费国，如果中东一直战乱，做生意肯定是要受影响的。中国在中东的中期核心利益，是武器换石油，中东国家出人，中国出武器，组成反美反霸权准军事联盟。中国在中东的远期核心利益是，通过扶植伊朗，来控制整个中东，进而挺近欧洲，打通欧亚大陆的陆路贸易通道。<text:span text:style-name="T3"> <text:line-break/><text:line-break/></text:span>中国的上策，是阿富汗，伊朗，伊拉克，叙利亚，黎巴嫩，形成一条什叶派之弧，在这个基础之上，出钱给俄罗斯，出武器给伊朗，在叙利亚战场上，形成反美同盟。彻底粉碎恐怖主义势力，伊朗事实吞并伊拉克，向前推进和叙利亚连成一体，直面以色列，并把美国的势力从中东彻底驱逐出去。<text:span text:style-name="T3"> <text:line-break/><text:line-break/></text:span>中国的中策，是持久战。把美国拖入持久战的泥潭和深渊，因为美国没有能力同时打赢两场区域战争，只要中东这边美国无法脱身，那么中国的正面，东亚地区，东南亚地区，就不会爆发冲突，中国的家门口，就能保持安静。<text:span text:style-name="T3"> <text:line-break/><text:line-break/></text:span>真到了迫不得已的地步，下策是给伊朗核武器，美国敢给沙特核武器吗，它显然是不敢的。让以色列和伊朗打核战争，以色列那点人口，不够拼的。伊朗死<text:span text:style-name="T3">600</text:span>万人，还剩<text:span text:style-name="T3">7000</text:span>多万人口，以色列死<text:span text:style-name="T3">600</text:span>万人，整个国家的人都要死光了。<text:span text:style-name="T3"> <text:line-break/><text:line-break/></text:span>叙利亚：不幸沦为了大国角力的棋盘，叙利亚，它的核心利益，就是活着，顺便祈祷俄罗斯别抛弃它。阿萨德政权，也已经名存实亡。除此之外，叙利亚人民，不能奢望更多的事。<text:span text:style-name="T3"> <text:line-break/><text:line-break/></text:span>欧洲：对欧洲来说，如果美国由盛转衰，由攻转守，如果之前俄罗斯失去的战略缓冲区，又失而复得，当俄罗斯再次目光投向君士坦丁堡时，当土耳其对给西方人当看门狗，已经丧失兴趣时，当俄罗斯的野心投向地中海时，谁来保卫欧洲？<text:span text:style-name="T3"> <text:line-break/><text:line-break/></text:span>欧洲的核心利益是区域安全。如果失去中东，洞门大开的欧洲，同时面对俄罗斯和伊斯兰的扩张，老朽的行将就木的欧洲，将面临着一场恶梦。<text:span text:style-name="T3"> <text:line-break/><text:line-break/></text:span>在这场恶梦即将到来之前，美国人一抹屁股跑了，那么谁能保护欧洲？谁是欧洲的朋友，谁又是欧洲的敌人呢？让欧洲人团结起来，自己保护自己，恐怕并不是很现实。因为欧洲，已经在不可避免的碎片化，一个破碎的欧洲，根本就无法具备自我保护的能力。<text:span text:style-name="T3"> <text:line-break/><text:line-break/></text:span>面对即将到来的大风暴，一个老迈的，腐朽的，破碎的，迷茫的欧洲，恐怕还要迷茫的更久。<text:span text:style-name="T3"> <text:line-break/><text:line-break/></text:span>伊朗：伊朗在中东的核心利益，首先是生存。这就要求伊朗，必须把反美把霸权斗争，进行到底。其次，伊朗在中东地区的第二核心利益，是图强。作为少数派的什叶派，要想在群狼环视的逊尼派的仇视中活下来，那么又必须得变得越来越强大才行。所以，伊朗必然的要寻求成为区域强国。<text:span text:style-name="T3"> <text:line-break/><text:line-break/></text:span>要捍卫自己的核心利益，要想活下来，并且变成强国，那么伊朗必然的就要在反美，反以色列，反逊尼派联盟，反恐怖主义，这几条路上，背靠着中俄，一路狂飙下去。<text:span text:style-name="T3"> <text:line-break/><text:line-break/></text:span>土耳其：土耳其在中东的核心利益是，打击库尔德人分裂势力。随着叙利亚战争战局的推演，土耳其的地位，变得越来越微妙。美国想让土耳其出面，和俄罗斯对子，土耳其不干。这么以来，西方不再视土耳其为自己人。俄罗斯，和土耳其历史上是世仇，即便现在有什么利益交易，那也都是暂时的，俄罗斯自然也不会视土耳其是自己人。<text:span text:style-name="T3"> <text:line-break/><text:line-break/></text:span>伊朗为首的什叶派，沙特为首的逊尼派，也都不会视土耳其为自己人。整个伊斯兰世界，都认为土耳其是西方的狗，是伊斯兰世界里的叛徒。土耳其为了自己的国家领土完整和国家安全而战，所以它也要参战，为自己打出来一点缓冲区。无论库尔德人，伊朗人，还是<text:span text:style-name="T3">ISIS</text:span>，还是俄罗斯人，占领了叙利亚，对于土耳其来说，都是严重的威胁。所以，土耳其也图谋翻阿萨德政权，自己好能掌控得住叙利亚的部分领土。<text:span text:style-name="T3"> <text:line-break/><text:line-break/></text:span>在叙利亚战争这场大混战中，土耳其越来越失去自己的位置感和身份感。它比欧洲人还迷茫。为了能活得更好，土耳其只能避免自己做出头鸟，在大国之间做投机交易。<text:span text:style-name="T3"> <text:line-break/><text:line-break/></text:span>沙特：沙特在中东的核心利益是，控制石油输出组织。第二核心利益是，要打击伊朗。看到伊朗这个波斯人国家，在阿拉伯人的地盘上纵横驰骋，沙特心里像被刀割了一样难受。俄罗斯和土耳其，有多么的不共戴天，阿拉伯人和波斯人，在历史上，就同样有多么的不共戴天，都是世仇。<text:span text:style-name="T3"> <text:line-break/><text:line-break/></text:span>沙特有钱，武器也不差，和伊朗相比，沙特致命的短板是人口太少。所以沙特提出，让人口比较多的逊尼派国家，埃及人，和巴基斯坦人，出来当炮灰打伊朗，它自己出钱。不过，巴基斯坦和埃及，都拒绝了沙特。这就难办了，谁来充当打伊朗的炮灰呢，如果没有炮灰站出来，那么逊尼派联盟，就没有实质上的意义。<text:span text:style-name="T3"> <text:line-break/><text:line-break/></text:span>随着伊朗越来越强大，说不定沙特哪天憋不住，就会捋袖子自己上，自己当炮灰和伊朗打。那样，整个叙利亚战争，就全面升级了。<text:span text:style-name="T3"> <text:line-break/><text:line-break/>ISIS</text:span>：本来和美国是盟友关系。连土耳其总统，埃尔多安都看出来了，<text:span text:style-name="T3">ISIS</text:span>全是西方的一个阴谋。<text:span text:style-name="T3">ISIS</text:span>和美国之间，是人民内部矛盾。美国是怎么惹毛这群丧尸部队的呢。原因有两个，第一，美国推翻了在伊拉克属于少数派的逊尼派政权，把伊拉克变成了一个什叶派政权的国家。这得罪了<text:span text:style-name="T3">ISIS</text:span>一次。<text:span text:style-name="T3"> <text:line-break/><text:line-break/></text:span>在叙利亚内战爆发后，美国拒绝支持叙利亚境内的逊尼派反政府武装，这得罪了<text:span text:style-name="T3">ISIS</text:span>第二次。因为逊尼派在伊斯兰社会里，占<text:span text:style-name="T3">90%</text:span>左右的绝对多数，所以出于制衡的考量，美国不想让逊尼派连成一片，并趋于一体化。于是，<text:span text:style-name="T3">ISIS</text:span>顿时觉得逊尼派被美国人背叛了，被欺负了，心里好委屈，便提出了一个概念，说他们是全世界受苦受难的逊尼派穆斯林的保护人。<text:span text:style-name="T3"> <text:line-break/><text:line-break/></text:span>如此一来，<text:span text:style-name="T3">ISIS</text:span>和沙特，形成了既竞争又合作的关系。逊尼派，出现了三杆大旗，一个是沙特，一个是土耳其，一个是<text:span text:style-name="T3">ISIS</text:span>。之所以彻底消灭<text:span text:style-name="T3">ISIS</text:span>如此之难，是因为这个组织，有着相当庞大的群众基础。那些绝望的人，他们不会听沙特的，也不会听土耳其的，他们会选择效忠<text:span text:style-name="T3">ISIS</text:span>。因为，无论是沙特，还是土耳其，都没有在为这些绝望的人战斗。<text:span text:style-name="T3"> <text:line-break/><text:line-break/>ISIS</text:span>有多疯狂呢，它是历史上，第一个同时得罪了联合国五大常任理事国的恐怖主义武装力量。<text:span text:style-name="T3">ISIS</text:span>在中东的核心利益是，见人就啃，见人就杀，以极端的原教旨主义力量，以恐怖的力量，重新在中东获得地区主导权。<text:span text:style-name="T3"> <text:line-break/><text:line-break/></text:span>库尔德人：库尔德人，在中东是仅次于阿拉伯人，波斯人，土耳其人的第四大民族。从人口规模上看，它是一只不容小觑的力量。只要给他们枪，在中东这个人肉磨坊一般的战场上，人多就意味着力量大。<text:span text:style-name="T3"> <text:line-break/><text:line-break/></text:span>库尔德人在中东的核心利益是，<text:span text:style-name="T3">3000</text:span>万库尔德人，要建立独立的国家。而库尔德人有将近一半，生活在土耳其。如果库尔德人要独立，那么土耳其这个国家就得大分裂。所以，土耳其人，是库尔德人的仇敌。<text:span text:style-name="T3"> <text:line-break/><text:line-break/></text:span>在<text:span text:style-name="T3">ISIS</text:span>眼里，库尔德人，都是应该烧死的异端，而库尔德人看<text:span text:style-name="T3">ISIS</text:span>，这群丧尸也太可怕了。所以，这两伙人，基本上是势同水火，不共戴天。美国先弄出来了个<text:span text:style-name="T3">ISIS</text:span>，发现<text:span text:style-name="T3">ISIS</text:span>变异，便又扶植库尔德人打<text:span text:style-name="T3">ISIS</text:span>。<text:span text:style-name="T3"> <text:line-break/><text:line-break/></text:span>扶植库尔德人，这对于土耳其来说，简直是要了老命。于是在土耳其看来，美国人背叛了自己。背叛自己在先，又想拿土耳其当炮灰，跟俄罗斯对子。埃尔多安心里自然是不愿意的。这么一犹疑，导致美国动了杀心，打算除掉埃尔多安，换一个更听话的傀儡。<text:span text:style-name="T3"> <text:line-break/><text:line-break/></text:span>在俄罗斯的通风报信下，埃尔多安躲过一劫。于是便公开与美国闹别扭，闹分裂。一旦等中东开启人肉磨坊模式，那么争取几千万库尔德人的支持，会变得很重要。这也是土耳其最害怕的一幕。<text:span text:style-name="T3"> <text:line-break/><text:line-break/></text:span>以色列：以色列在中东的核心利益，是守住犹太人的老巢。以前以色列面对阿拉伯人的联合攻击，表现的像个小霸王一样，那是因为，那时候中东只有美国一手遮天，拉了偏架，所以以色列才会像大人打小孩那样，欺负整个阿拉伯国家联盟。<text:span text:style-name="T3"> <text:line-break/><text:line-break/></text:span>现在不一样了，随着中俄入局，美国一手遮天的中东局面结束了，在新的大国博弈中，以色列恐怕很难再像以前那样优秀。在人肉磨坊模式下，以色列那点人口，根本经不住消耗。<text:span text:style-name="T3"> <text:line-break/><text:line-break/></text:span>以色列曾经的武器优势，在中俄的武器输出面前，也会当然无存。如果中俄伊拿下叙利亚，再把伊拉克拿下来，在伊朗，伊拉克，叙利亚，建立完整的防空体系，那么以色列就很难在轻易获得制空权。没有制空权，那么就得被迫卷入人肉磨坊模式。那点人口，很快就会被打光。<text:span text:style-name="T3"> <text:line-break/><text:line-break/></text:span>长远看，以色列难逃亡国的命运。犹太人保不住他们的老巢，以后怕是又要继续流浪了。以色列亡国之后，不再有犹太人所掌控的舆论和媒体继续神话吹捧他们，犹太人这么多年所做的坏事，就会被抖出来。在全球新一轮的反犹主义浪潮下，犹太人这个民族，等着他们的，也许会是一场恶梦。这样的恶梦，它们已经做了几千年了。<text:span text:style-name="T3"> <text:line-break/><text:line-break/></text:span>三、当美国不再负责世界秩序，重新洗牌的时候到了<text:span text:style-name="T3"> <text:line-break/><text:line-break/></text:span>经过前面两部分的分析，我们大致勾勒出了叙利亚战争，这场微型世界大战的大线条，大框架，和大画面。就像一部电影一样，我们交代了故事，交代了人物，还需要交代它的大时代，大背景。<text:span text:style-name="T3"> <text:line-break/><text:line-break/></text:span>这个大背景，就是美国输出民主革命遭遇失败，不得不转向战略收缩。就像动物世界一样，老虎走了，老虎之前生活的地盘，就会被狗熊占领。总之，大自然从不浪费，就像人类从不浪费权力那样。<text:span text:style-name="T3"> <text:line-break/><text:line-break/></text:span>只要美国转入战略撤退，那么必然的，美国战略退却后，所留下的权力真空就得有新的权力占据它。这一幕，跟中国历史上，周天子式微，天下诸侯争霸也是一样的现象。<text:span text:style-name="T3"> <text:line-break/><text:line-break/></text:span>在撤退之前，美国必然得进行善后安排，安排好了才能走。美国希望，它走了之后，自己本土，安全能得到保障，欧洲的安全能得到保障，以色列的安全能得到保障。<text:span text:style-name="T3"> <text:line-break/><text:line-break/></text:span>美国本土的安全，这是没问题的。显然，无论是中国还是俄罗斯，都不会去进犯美国本土。如果中俄不会这么做，那么世界上其他国家，就更不值得美国顾虑了。那欧洲的安全，能得到保障吗？未必。<text:span text:style-name="T3"> <text:line-break/><text:line-break/></text:span>特朗普打算跟俄罗斯谈判，进行的就是这样一场豪赌。曾经，美苏两霸，在瓜分世界上，也达成过协议和默契。但是呢，斯大林的手一直都不老实，总是偷偷摸摸的在欧洲和中东搞小动作。丘吉尔被斯大林摸的肝胆俱裂，大声疾呼抓色狼，发表了铁幕言说，美国人过来英雄救美，这才引发了冷战。<text:span text:style-name="T3"> <text:line-break/><text:line-break/></text:span>这说明什么，在机会和野心面前，俄罗斯人达成的默契和协议，也许根本就靠不住。今天，这一幕又重演了，特朗普想跟普京再达成新的协议，但是美国统治集团的建制派，是不同意的。因为他们根本不相信俄罗斯人。万一美国人走了之后，普京像斯大林那样，到处摸人大腿怎么办？<text:span text:style-name="T3"> <text:line-break/><text:line-break/></text:span>这种分歧，导致美国统治集团内部出现了严重的分裂。如果美俄真的达成了协议，但是由于缺乏制约普京的手段，普京无视协议，肆意扩张，那么特朗普的幻想，就变成了镜花水月。到了那一步，美国人估计会一口咬定特朗普是美国间谍。<text:span text:style-name="T3"> <text:line-break/><text:line-break/></text:span>事实上，美国要和俄罗斯达成协议，而美国一旦撤出，同时又缺乏制约普京的有效手段，那么，普京到处伸手，几乎是肯定的。美国人真走了，拿什么制约普京呢，的确没什么办法。<text:span text:style-name="T3"> <text:line-break/><text:line-break/></text:span>欧洲的安全得不到保障，那么以色列呢？更难。那么点鼻屎大的地方，既没有资源，也缺乏战备物资，如果大国之间，放开手打代理人战争，以色列肯定保不住。<text:span text:style-name="T3"> <text:line-break/><text:line-break/></text:span>谁来保护以色列？所以特朗普是比较焦虑的。长远看，伊朗对以色列的威胁是最大的。所以，特朗普要撕毁伊核协议，打算联合一切力量，去攻打<text:span text:style-name="T3">ISIS</text:span>。其实就是担心伊拉克落入伊朗之手。因为一旦伊朗控制了伊拉克，那么以色列离被从地图上抹掉，也不远了。<text:span text:style-name="T3"> <text:line-break/><text:line-break/></text:span>中美俄欧，联手打击共同的敌人恐怖主义，这是个幌子。只是桌面上给人看的冠冕堂皇的场面话。实际上，就是抢地盘，重新划界。<text:span text:style-name="T3"> <text:line-break/><text:line-break/></text:span>往后看，在中东这片土地上，国界线已经丧失了意义，继伊拉克和叙利亚实质上亡国之后，越来越多的国家，都会被抹掉。国际法，即将名存实亡。进一步从中东到整个世界，都将变成一片丛林，秩序消亡，人肉磨坊才是正义。<text:span text:style-name="T3"> <text:line-break/><text:line-break/></text:span>在这种惨淡的世界图景面前，特朗普嗅出了危险，谁来保护美国，谁来保护欧洲，谁来保护以色列。面对这几个问题，特朗普给出了答案，只有白人老爷爷才能保护美欧和以色列。于是他组成了军政府，和白人老爷爷内阁。<text:span text:style-name="T3"> <text:line-break/><text:line-break/></text:span>既然中俄不会威胁美国本土，那么真正能够危险美国本土的，是墨西哥非法移民，他们会用子宫和高生育率，把美国变成墨西哥的一部分。为了保护美国本土，特朗普提出要建墙，来隔离墨西哥人。<text:span text:style-name="T3"> <text:line-break/><text:line-break/></text:span>为了保护欧洲，他打算和俄罗斯豪赌一把。赌普京不会像斯大林那么色胆包天到处瞎摸。如何保护以色列呢，所以他的矛头直指伊朗。而伊朗的背后，站着的是中国。于是，特朗普又把矛头对准中国，打算用东亚和东南亚的利益做筹码，和中国谈判。<text:span text:style-name="T3"> <text:line-break/><text:line-break/></text:span>美国会保护日本韩国菲律宾他们吗，自然是不会的。这些国家，对于美国来说都是外人。都是可以随便牺牲的棋子，它们在美国战略全局上的地位，级别和土耳其差不多。关键时候，要么是棋子，要么是猎犬。抛弃了，出卖了它们一点都不会有罪恶感。<text:span text:style-name="T3"> <text:line-break/><text:line-break/></text:span>力不从心的建制派，输出民主革命，搬起石头砸了自己的脚。在美国何去何从的时候，新罗马天降伟人，床破带着凯撒的光环降临了。拉着一群白人老爷爷打算让美国再次伟大。从历史节点上看，新罗马美国，的确到了要出现一个凯撒的时候了，不过从特朗普的谋略和格局看，他离凯撒，中间还差着一百个拿破仑，或者两百个希特勒。<text:span text:style-name="T3"> <text:line-break/><text:line-break/></text:span>这从另一个侧面，也反映出，美国的衰落。在国家面临重大转折点的时候，只能靠一群老爷爷出面来收拾场面。再看美国的战略家呢，犹太人基辛格都九十岁的人了，还在抛头露面奔走斡旋。这都说明一个问题：美国没人了。即便这群老爷爷，能顶住一局，甚至扳回一局，那下一局呢？<text:span text:style-name="T3"> <text:line-break/><text:line-break/></text:span>按照美国战略家们的构想，美国战略收缩之后，未来的世界秩序，应该是一个大国共治格局。美国人所提出的，中美俄三分天下的大三角理论，认为可以保持基本和平，制定新雅尔塔秩序和拟定新的边界。<text:span text:style-name="T3"> <text:line-break/><text:line-break/></text:span>但这只是一厢情愿。因为现实的问题是，中美俄重新瓜分世界，用比较文明的说法，是共同治理世界，各占各的势力范围，那三个大国的势力范围，各自的边界在哪里呢？<text:span text:style-name="T3"> <text:line-break/><text:line-break/></text:span>并且，这边界由什么来确立呢。靠协议真管用的话，那希特勒就不会进攻苏联了。可见，国际协议最终还是由力量来确立，而不是由谈判桌上的外交约定来确立。力量靠什么来体现呢，只能靠军备竞赛来体现，靠武装冲突来体现。<text:span text:style-name="T3"> <text:line-break/><text:line-break/></text:span>四、冲突，再冲突，直到新的秩序建立为止<text:span text:style-name="T3"> <text:line-break/><text:line-break/></text:span>美国退缩的边界，通过我们上面的分析，美国其他的盟友和势力范围都可以出卖掉。它最终退缩的边界，容忍度的底线，就是美国本土，欧洲和以色列。<text:span text:style-name="T3"> <text:line-break/><text:line-break/></text:span>俄罗斯扩张的边界，如果美国退出中东和东欧，那么俄罗斯扩张的边界，应该是要恢复到前苏联时期的势力范围。俄罗斯吞并克里米亚，美国和欧洲选择了绥靖。俄罗斯加入叙利亚战局，美国连在叙利亚划个禁飞区都不敢。如果一下步，俄罗斯吞并了整个乌克兰呢？欧洲怎么办，如果俄罗斯越过乌克兰继续向西，欧洲又该怎么办？到了那天，欧洲人又要恐惧的睡不着了。<text:span text:style-name="T3"> <text:line-break/><text:line-break/></text:span>中国扩张的边界，东亚和东南亚，是历史上中国的传统势力范围，属于家门口的地盘。有个问题是，如果中国在东南亚方向上的扩张，达到了澳大利亚，那么美国怎么应对？在西的方向，中国势必要通过巴基斯坦和伊朗作为桥梁，来挺进欧洲，如果中国所扶植的伊朗，控制了中东，那么美国又将如何应对？<text:span text:style-name="T3"> <text:line-break/><text:line-break/></text:span>欧洲防御的边界，原本地中海防御靠土耳其，现在美欧指望土耳其冲在前面和俄罗斯同归于尽，这把土耳其吓跑了。美欧的做法，很像是国民党军队，一交火，军官马上喊，兄弟们，给我上，而不是说跟我上。炮火别人做，军功自己落。这样的做法，队伍肯定会散的。无论是土耳其还是日本，让他们作为主导者冲在前面和中俄拼命，他们都会叛变美国。除非美国冲在前面，这群小弟跟在后面做帮手，这队伍才好维持下去。<text:span text:style-name="T3"> <text:line-break/><text:line-break/></text:span>地中海方向的防线沦陷，东欧方向，如果俄罗斯拿回乌克兰，这势必会引发东欧诸国的哗变，纷纷倒向俄罗斯。这样以来，东欧方向的防御缓冲区，也会丧失。在北欧方向，波罗的海三国，根本就形同虚设。<text:span text:style-name="T3"> <text:line-break/><text:line-break/></text:span>中东各势力的边界，从最新的叙利亚战况看，俄罗斯，土耳其和伊朗，三国趋于达成叙利亚和平协议。这样以来，等于美国，沙特，<text:span text:style-name="T3">ISIS</text:span>，西方所支持的叙利亚叛军，都被晾在了一边。所以，三国防长会议刚开完，第二天，俄罗斯驻土耳其大使就被恐怖分子刺杀。而且，恐怖分子，还被当场灭了口。<text:span text:style-name="T3"> <text:line-break/><text:line-break/></text:span>刺杀俄罗斯大使的幕后黑手，嫌疑对象，拿手指头都能数过来。因为站在俄罗斯，土耳其和伊朗对立面的，是叙利亚叛军，是<text:span text:style-name="T3">ISIS</text:span>，是沙特，是美国，是以色列。黑手显然跑不出这个范围。<text:span text:style-name="T3"> <text:line-break/><text:line-break/></text:span>对于土耳其来说，他的利益边界，在于固守本土，打击库尔德人，避免被库尔德人分裂土耳其。对于统一伊斯兰世界，暂时看，土耳其似乎并没有这样的雄心。因为一旦他露出这样的苗头，几个大国一起，撺掇下库尔德人闹分裂，埃苏丹的小心脏就要崩溃了。<text:span text:style-name="T3"> <text:line-break/><text:line-break/></text:span>伊朗未来扩张的边界，应该是能控制伊拉克，并且控制叙利亚部分地区。能做到这样，基本上就算控制了中东的心脏。<text:span text:style-name="T3"> <text:line-break/><text:line-break/></text:span>如果中东往这样的态势发展，往新的秩序，新的和平方向发展，我们觉得是好事，会乐见其成。但是有人看了，会十分难受的。他们自己不会出面，所以他们会继续鼓捣恐怖分子来出面，继续制造战争和死亡。<text:span text:style-name="T3"> <text:line-break/><text:line-break/></text:span>谁来消灭<text:span text:style-name="T3">ISIS</text:span>，谁来消灭恐怖主义？全世界合力打击恐怖主义，不过就是一句外交辞令。中东之所以会沦为人肉磨坊，是因为有一双手在推磨。只要这双推磨的手没有停下来，中东永远不可能出现和平。并且，战争只会越来越升级和扩大化。<text:span text:style-name="T3"> <text:line-break/><text:line-break/></text:span>这双手是谁，想必不用说，大家都知道是谁。能推动这个大磨的，除了美国没有其他国家。<text:span text:style-name="T3"> <text:line-break/><text:line-break/></text:span>一寸山河一寸血，所有国家，所有民族的利益边界，都是用鲜血划出来的。在这个大争之世，强权国家，可以在别的国家的国土上，开办人肉磨坊。让其他民族，为大国的利益去生去死。这个巨大的磨坊，不仅要在中东启动，同时也将要在各个文明断裂带启动，在被撕裂的地缘断裂带启动。<text:span text:style-name="T3"> <text:line-break/><text:line-break/></text:span>一步一步，走向更激烈的冲突和对抗，走向更大范围的世界性大乱世。直到建立新的秩序为止，世界才能迎来真正的和平。<text:span text:style-name="T3"> <text:line-break/><text:line-break/></text:span>五、三战的策源地：中东，东亚，东南亚，东欧，被撕裂的地缘断裂带<text:span text:style-name="T3"> <text:line-break/><text:line-break/></text:span>俄罗斯大使遇刺，英国报纸宣称，这是类似一战的导火索，刺杀斐迪南大公一般的事件。暗示，有可能引发第三次世界大战。美欧的军舰和战斗机，距离叙利亚也不远，如果叙利亚战争扩大化，恐怖主义被肃清，土耳其跟着俄罗斯跑了，沙特和以色列也不堪大用，那美欧能坐视看着俄罗斯主宰中东吗？<text:span text:style-name="T3"> <text:line-break/><text:line-break/></text:span>如果看不下去，会不会赤膊上阵，直接和俄罗斯开战呢。从上次<text:span text:style-name="T3">G20</text:span>会议上普京跟奥巴马的死亡凝视看，美国统治集团内部，传统的看法认为，俄罗斯是不可以合作的，只能打压。因为它意味着切实的地缘威胁和风险。<text:span text:style-name="T3"> <text:line-break/><text:line-break/></text:span>先是击落俄罗斯战斗机，再是刺杀俄罗斯大使。步步紧逼的战争测试，在测试俄罗斯的底线。尽管特朗普释放出了一些对俄友好的信号，西方和俄罗斯擦枪走火的风险，并非不存在。<text:span text:style-name="T3"> <text:line-break/><text:line-break/></text:span>美国的统治集团，现在比较分裂，有时候看，也像是在演双簧，一个唱白脸一个唱红脸。就拿特朗普的美俄友好，联手制衡中国来说，这听上去，就像是一场双簧，既迷惑中国，也迷惑俄罗斯。因为美俄两国，既不存在共同的敌人，也不存在共同的利益，这根本就没法做朋友。<text:span text:style-name="T3"> <text:line-break/><text:line-break/></text:span>在国际关系上，要成为真正的好朋友，最好的办法，就是拥有共同的敌人。就像当年反苏联，中美抱在一起一样。也比如，因为要制衡印度，所以中国和巴基斯坦就成为了好朋友。中国不是俄罗斯的敌人，所以美俄在对华战略上，不具备共同的敌人这种前提条件。同时，在涉华利益上，美俄也不具备共同的利益，甚至是相反的。<text:span text:style-name="T3"> <text:line-break/><text:line-break/></text:span>其次，拥有共同的利益，也能做成好朋友，比如欧盟那些国家。之前打得一窝蜂，到后来还得抱成一团。既没有共同的敌人，也没有共同的利益。一边喊着要跟人做朋友，一边忙着在背后下毒手，这朋友怕是很难做得成。<text:span text:style-name="T3"> <text:line-break/><text:line-break/></text:span>一战和二战的爆发，都是因为制衡体系的崩溃失效所导致。现在，美国为世界巴尔干地区所设计的制衡体系，也已经崩溃失效。土耳其倒戈，沙特以色列根本不中用，谁来制衡俄罗斯，土耳其和伊朗三者瓜分中东呢。那只能上恐怖分子，如果恐怖分子也被缴清了呢。那就只能自己亲自上阵了，要么就彻底承认失败。<text:span text:style-name="T3"> <text:line-break/><text:line-break/></text:span>美国在中东承认失败，代价是比较大的。一方面，会失去石油结算权，第二会失去对以色列的保护。以色列对于美国而言，那可是爸爸国。连自己的爸爸都保护不了，那得多么失败。输掉了中东，意味着货币霸权没了，爸爸也没了。美国真的输不起。<text:span text:style-name="T3"> <text:line-break/><text:line-break/></text:span>所以，推动人肉磨坊的那双手，为了抗拒失败，必须得进一步把叙利亚战争扩大化。把中东弄的越来越乱。为了让整个世界变得越来越动荡和混乱，美国还会同时在东亚和东南亚制造纷争和动乱。进一步，把战局从中东，波及到全世界。<text:span text:style-name="T3"> <text:line-break/><text:line-break/></text:span>叙利亚战争，俄罗斯为什么要加入战局呢，因为无论是北约东扩，还是颜色革命，还是乌克兰内战，叙利亚内战，它们都是针对俄罗斯，发生在俄罗斯的家门口。所以它不打不行。就好比说，如果美国还在中国的家门口，东亚和东南亚挑起事端，危及到中国的国家安全和利益，中国也会加入战局。<text:span text:style-name="T3"> <text:line-break/><text:line-break/></text:span>再看东亚和东南亚这边。现在大家关心的是，美国会不会真正与俄罗斯取得和解，调转枪口针对中国，策划类似叙利亚战争这样的代理人战争。从之前钓鱼岛争端，南海争端，和韩国萨德事件看，美国对中国，只是在进行战争准备阶段，还没有升级到战争实施阶段。<text:span text:style-name="T3"> <text:line-break/><text:line-break/></text:span>中美之间的军备竞赛，已经不可避免的展开了。时间，站在中国这边。摊牌的越晚，那么对中国越有利。为了赢得更多的准备时间，为了避免在家门口发生战争，中国大可以中东方向再有所作为些。加大对伊朗的扶植力度，彻底控制伊拉克，这样美国就不得不集中力量再跳进中东的泥潭和深渊。<text:span text:style-name="T3"> <text:line-break/><text:line-break/></text:span>要知道，美国战略退缩的前提是，能确保本土，欧洲和以色列的安全。如果退缩之前的善后工作，达不到预期目的，美国可能想退都退不了。<text:span text:style-name="T3"> <text:line-break/><text:line-break/></text:span>出其所必趋，攻其所必救。中东是美国的心脏，攻击中东，拖住美国，它自然也就没有多余的力量，在东亚和东南亚捣乱。同时，美国最怕的，就是中俄和伊斯兰形成反霸权联盟。只要这个反霸权联盟存在，那么美国的失败，只是迟早的事。<text:span text:style-name="T3"> <text:line-break/><text:line-break/></text:span>美国在中东和东欧，针对俄罗斯。在东亚和东南亚，针对中国。在这几个方向上，区域冲突都有可能局势失控，战争扩大化，演变成大国之间的总体战。美国所谓的战略退缩，并不是好心好意的把既有的地缘利益出让给中俄。而是必须得有本事去拿，拿得它心服口服，它才会撒手。这样，大家才能做到谈判桌上面来。<text:span text:style-name="T3"> <text:line-break/><text:line-break/></text:span>所以，在这之前，美国所有的行为，都会是捣乱，捣乱，再捣乱。所谓的大三角，中美俄共治世界，也只是个烟幕弹。所有的利益边界，都是靠血与火画出来的。大国之间的总体战，是个很可怕的选项。但要在不发生总体战的前提下来谈判，要谋得更多的利益和地盘，最终谈判桌上说了算的，还是力量，因为那些野蛮人，他们只相信力量。<text:span text:style-name="T3"> <text:line-break/><text:line-break/></text:span>美国扩张，天下大乱，美国退缩，同样天下大乱。这次乱世结束后，美国将彻底变成一个区域性国家。中国也将以自己的聪明勇敢和抱负，在未来的新世界秩序中，为自己谋取更伟大的地位。<text:span text:style-name="T3"> <text:line-break/><text:line-break/></text:span>第三次世界大战的血与火，已经在叙利亚升起。和平，渐行渐远，战争，越来越近。中国的和平崛起与全面复兴，正面临着真正的考验和挑战。中国能够顺利过关吗，中国将如何迎接这次大考，如何赢得中美之间的全面竞争？我们下篇文章说。</text:p>
      <text:p text:style-name="P1">ethan   |  2016.12.21 11:47   |   <text:a xlink:type="simple" xlink:href="http://palinfo.habago.org/Entry?Command=Information_PrintForum&amp;iPage=206#FORUM35186"><text:span text:style-name="T1">#</text:span></text:a></text:p>
      <text:p text:style-name="P6">http://blog.sina.cn/dpool/blog/s/blog_4ee8cf410102xjwc.html?type=-1 <text:line-break/><text:line-break/><text:span text:style-name="T2">不好意思，前一篇聯結寫的好像有問題，在此補上。</text:span> <text:line-break/><text:line-break/><text:span text:style-name="T2">白雲先生</text:span>: <text:span text:style-name="T2">即將到來的第三次世界大戰。</text:span> <text:line-break/><text:span text:style-name="T2">敘利亞戰爭是一場微型世界大戰</text:span></text:p>
      <text:p text:style-name="P1">ethan   |  2016.12.21 11:38   |   <text:a xlink:type="simple" xlink:href="http://palinfo.habago.org/Entry?Command=Information_PrintForum&amp;iPage=206#FORUM35185"><text:span text:style-name="T1">#</text:span></text:a></text:p>
      <text:p text:style-name="P3"><text:span text:style-name="T3"><text:line-break/></text:span>白云先生：即将到来的第三次世界大战<text:span text:style-name="T3">  <text:line-break/></text:span>敘利亞戰爭是一場微型的世界大戰<text:span text:style-name="T3"> <text:line-break/>http://blog.sina.cn/dpool/blog/s ... 02xjwc.html?type=-1 <text:line-break/><text:line-break/><text:line-break/></text:span>這篇文章很長，但寫的很好。作者寫的是自己想像的小說情節，還是是明眼人對中東及世界情勢的客觀描述<text:span text:style-name="T3">?  </text:span>我想讀者值得自己去看一看。<text:span text:style-name="T3"> <text:line-break/></text:span>我自己看完是覺得文章寫的很合理及邏輯的敘述。把片段的資訊給了一個完整的敘述。<text:span text:style-name="T3"> <text:line-break/></text:span>比主流媒體所營造的自由民主那一類的宣傳新聞來的真實很多。<text:span text:style-name="T3"> </text:span></text:p>
      <text:p text:style-name="P1"><text:span text:style-name="T2">良哲</text:span><text:s/>  |  2016.12.20 23:40   |   <text:a xlink:type="simple" xlink:href="http://palinfo.habago.org/Entry?Command=Information_PrintForum&amp;iPage=206#FORUM35184"><text:span text:style-name="T1">#</text:span></text:a></text:p>
      <text:p text:style-name="P2">轉載自《批判與再造》<text:span text:style-name="T3"> <text:line-break/>https://www.facebook.com/%E6%89%B9%E5%88%A4%E8%88%87%E5%86%8D%E9%80%A0-367224480386/ <text:line-break/><text:line-break/></text:span>以生命踐行左派理念的陳映真先生（鍾春蘭）<text:span text:style-name="T3"> <text:line-break/><text:line-break/>11</text:span>月<text:span text:style-name="T3">22</text:span>日，台北的入冬，天候特別溼冷。<text:span text:style-name="T3"> <text:line-break/><text:line-break/></text:span>我一如往常，下班後回到景美的公寓，忙著張羅晚餐，永松則是每日例行的運動：到附近的仙跡岩爬爬山。備好簡單的晚餐，躺在沙發上歇息，才拿起遙控器打開電視，銀幕上跑馬燈顯示出幾個字：「小說家陳映真病逝，享壽<text:span text:style-name="T3">82</text:span>歲」，一陣驚詫、錯愕，此時爬完山的永松正好推門返家，我告知此事，「啊！啊！」他一副難以置信的反應。其實兩年前，因為商務他跑了一趟北京，即略知陳映真的病況，但陳映真辭世的消息傳來，還是那麼令人感傷、不捨。<text:span text:style-name="T3"> <text:line-break/><text:line-break/></text:span>記得也是入冬時節，永松第一次去北京，行前，他託囑在北京社科院任職的朋友韓嘉玲，可否聯繫上陳映真的夫人陳麗娜，他想去探望大頭<text:span text:style-name="T3">(</text:span>陳映真的綽號<text:span text:style-name="T3">)</text:span>。圈內熟悉的朋友都說：陳麗娜擔心朋友到訪，會讓大頭情緒起伏太大，對心臟病人不利，所以一律謝絕。在北京談完公事了，永松還是記掛著大頭，他又請託另一熟人聯絡，因為他堅信：憑他和大頭的特殊革命交情，無論如何都要見上一面。等啊等的，北京的氣候比台北更濕冷、凜冽，十年不見，故友近在咫尺，想念之情加上等待的焦躁，讓一行人坐立不安。一方說：等等，很快就會有回音；另一方說：不能等了，回程的班機訂好了，再等下去就要拖好幾天喔！永松終於無奈地說：好吧！我們走吧！<text:span text:style-name="T3"> <text:line-break/><text:line-break/></text:span>一行人在奔往機場的路上，永松的電話響起來了，電話那一頭是陳映真的夫人陳麗娜，十多年不見，她只開口：「你好嗎？」，便哽咽啜泣，千言萬語不知從何說起。但僅僅如此，永松相信：陳麗娜和陳映真夫婦應能感受台灣友人對他們的深深關懷。<text:span text:style-name="T3"> <text:line-break/><text:line-break/></text:span>學文的我，年輕時是媒體人，也愛在幼獅文藝、皇冠寫寫散文、小說，和當時的文青一樣，著迷陳映真的小說：鈴璫花、唐倩的喜劇、夜行貨車、萬商帝君、、、<text:span text:style-name="T3"> <text:line-break/><text:line-break/></text:span>是先天對文字的駕馭就有魔幻般的天份吧！他的作品對人事物景況的掌握、描模，其強大的渲染力，令人嘆服，華人作家也少有人能及。當時當個雜誌主編，靠採訪撰文、編輯修改他人文字為生的我，對他是既崇拜又好奇，對他筆下所傳達的想法、信念，好像懂又好像不懂。<text:span text:style-name="T3"> <text:line-break/><text:line-break/></text:span>真正開始認識他，了解他的作品，和他有交集，是嫁給永松，掉入左派的「大染缸」後。記得第一次在「台北空軍俱樂部」聽他演講，那是他出獄後首次的公開活動。我已忘記他講的內容了，但至今我還清晰的印象是：場內歡欣的、熱烈的氣氛，對主講者陳映真好似英雄般的仰慕期待，現場聽眾彼此自家人似的親切送暖，那是我聽過無數次演講所不曾感受過的經驗。<text:span text:style-name="T3"> <text:line-break/><text:line-break/></text:span>之後，在左派圈內的一些活動，如左派另一要角：夏潮雜誌總編輯蘇慶黎赴美深造前的歡送會，留美作家陳黎回台的聚會、、、其間陳映真的身影，儼然就是台灣左派的頭頭，或者說至少是精神領袖。<text:span text:style-name="T3"> <text:line-break/><text:line-break/></text:span>永松和陳映真熟稔，除了是思想信念相同的革命同志之外，還有兩家家人都互有往來。當時永松家在和平東路二段開一家「聯合印刷打字行」，陳映真創辦的「人間雜誌」則租賃在附近的巷子裡，雜誌的一些稿子就交由聯合打字行處理。<text:span text:style-name="T3">1978</text:span>年黨外時期發生的高雄大橋頭事件，國民黨以隱匿匪諜為名，逮捕余登發父子，引發黨外人士的遊行示威抗議，蘇慶黎特南下高雄到場聲援。返回台北後，找了永松和陳映真，三人在一間咖啡屋商議如何製作文宣，聲討國民黨。在那風聲鶴唳的緊張時刻，沒人敢冒被逮風險印製文宣。說著，說著，陳映真轉首徵求永松意見：「聯合好嗎？」永松頷首應允。<text:span text:style-name="T3"> <text:line-break/><text:line-break/></text:span>永松剛出獄時，身無分文，連個交通工具摩托車也買不起，找個工作，調查局又在背後暗中作梗，當時，陳映真的弟弟陳映和<text:span text:style-name="T3">(</text:span>也因陳映真事件坐牢，在綠島監獄和永松同房<text:span text:style-name="T3">)</text:span>便是永松的最佳交通工具。陳映和常騎輛摩托車載著永松，四處參觀各項展覽，尋找就業機會，還發生不少有趣的妙事。<text:span text:style-name="T3"> <text:line-break/><text:line-break/></text:span>陳映真關懷社會底層庶民、為勞動階級發聲，反美式資本主義在第三世界掠奪的左派思維，不僅在其文學作品中表露無遺，他還在<text:span text:style-name="T3">1985</text:span>年創辦了「人間雜誌」，落實他人道關懷的理念。當時我在企業支持的一本女性雜誌擔任主編工作，台灣雜誌界的生態，包括銷售發行，我算是內行的。彼時，同行們都流傳一句話：「要害一個人，就慫恿他去辦本雜誌。」可見辦雜誌的艱辛不易。而陳映真竟然以個人之力劍及履及地實踐他的夢想，友朋們都替他捏把冷汗，也就是他這種義無反顧的精神，感動了藝文界不少人爭相投入協助，更開創了台灣以攝影寫實為主的報導文學先河。<text:span text:style-name="T3"> <text:line-break/><text:line-break/></text:span>理想終究不敵現實，「人間雜誌」雖然在知識分子間頗受好評，也培養了陳列、藍博洲、關曉榮、阮義忠等知名的作家、攝影師，但因雜誌常以揭露社會黑暗面的素材為主題，並不討喜，發行量有限，在財務重重壓力下，「人間雜誌」還是於<text:span text:style-name="T3">1989</text:span>年停刊了。<text:span text:style-name="T3"> <text:line-break/><text:line-break/></text:span>儘管如此，陳映真個人的文學創作及左派理念的論述並沒有稍或停輟。影響所及，台灣在七十年代到民國八十年代初期，蓬勃發展的社會運動，如解嚴之前的反污染自力救濟運動、自然生態保育運動、婦女運動、原住民人權運動、學生運動，以及在解嚴後對台灣民主影響至深的野百合運動，無不深受陳映真思想的啟迪。根據後來的學者研討分析，發現：野百合學運較解嚴前的學生運動，從動員、組織、訓<text:span text:style-name="T5">練至運動的開展，因歷經七十年代的各式議題，累積了充足的經驗，是野百合學運成功的推力。</text:span><text:span text:style-name="T3"> <text:line-break/><text:line-break/></text:span>早期陳映真曾在夏潮雜誌參與編輯，後來交棒給蘇慶黎，以夏潮雜誌為核心的左派思維的擴散、延續下來的徒子徒孫，遍及各行業的中堅份子，有些還先後在國民兩黨身居要職。換句話說，左派提倡的一些作法和思維，也部份注入國民兩黨人士的腦袋。這之間，無疑的，陳映真可是發揮影響力最大的關鍵人物。<text:span text:style-name="T3"> <text:line-break/><text:line-break/></text:span>就以我們自己來說，永松是出身破落戶家庭的「天然左」，因反當年國民黨蔣家的專制，大二開學時即被捕入獄。出獄後，在當時幾個黨外人士的協助下，成立一家小公司，後來又轉型為以金融科技為主的喬美公司。這些年來，我們所推出的產品：安家<text:span text:style-name="T3">30</text:span>及<text:span text:style-name="T3">p2p</text:span>借貸平台，無不以金字塔底層普羅大眾的需求為考量；而公司創立迄今，其間歷經種種困頓、挫折，還能屹立不搖，說穿了，就是背後有左派的信念在支撐。<text:span text:style-name="T3"> <text:line-break/><text:line-break/></text:span>應該是<text:span text:style-name="T3">2005~2006</text:span>年間吧！永松在高雄長庚醫院換肝後返回台北，正努力重建已成廢墟的公司，聽聞這些年陳映真為心臟病所苦，和我一起到中和陳映真的寓所探望他。兩人都是大病初癒，似有千言萬語要談，但看得出他一向高大岸偉的身軀已略顯疲態。因為是自己人，他的夫人陳麗娜也不忌諱地在我們面前抱怨他飯後都窩在沙發，不肯運動。我長期照顧換肝的病人永松，算是半個護理師了，所以和他們分享我的經驗及心得。<text:span text:style-name="T3"> <text:line-break/><text:line-break/></text:span>幾天後，我接到陳麗娜感謝的電話，說現在陳映真聽進我們的話，飯後已開始到附近公園散散步；還有，陳映真要我協助找台灣國民所得在美金一千元時發生的一些社會事件，我不知道他要這些資料幹嘛，不料沒多久我在聯合報副刊居然看到他的大作─文明和野蠻的辯證：龍應台女士「請用文明來說服我」的商榷。陳映真以他思想的深度和廣度所作的論述，不是我的能力可驟下判斷的，我無從置喙；令我感動的是：我清楚明白他健康不佳，在那情況下，他還努力不懈地為文，作思想的辯解研究。而且，不是三、兩年，是五十年了。不論在文學創作、在思想論述上，有如此份量，如此影響力的，放眼華人世界，應該無人出其右了，怪不得徐復觀讚譽他為「海峽兩岸第一人」。<text:span text:style-name="T3"> <text:line-break/><text:line-break/></text:span>台灣現在是獨派當家，對於自始主張「兩岸同屬一中」的陳映真的辭世，有人以「政治不正確」等冰冷的語言來嘲諷，我認為這未免太小看陳映真了。從歷史發展的長河，我們知道：政治的光環都是一時的，然而對弱勢的人道關懷、對專制桎梏的反抗、對不公不義的發聲，這是人類的普世價值，任何改朝換代都不能移的鐵律。相信隨著時間的掏洗，這位思想與行動始終一致，一生踐行左派理念的巨人，將會有更多人認識他、接受他、尊崇他。</text:p>
      <text:p text:style-name="P1"><text:span text:style-name="T2">良哲</text:span><text:s/>  |  2016.12.20 23:34   |   <text:a xlink:type="simple" xlink:href="http://palinfo.habago.org/Entry?Command=Information_PrintForum&amp;iPage=206#FORUM35183"><text:span text:style-name="T1">#</text:span></text:a></text:p>
      <text:p text:style-name="P3">轉載自《批判與再造》<text:span text:style-name="T3"> <text:line-break/>https://www.facebook.com/%E6%89%B9%E5%88%A4%E8%88%87%E5%86%8D%E9%80%A0-367224480386/ <text:line-break/><text:line-break/></text:span>陳映真過世後，我們向各方徵集了對陳映真的悼文，並訂於下月七日為陳映真舉辦追思會，活動的時、地與內容近日會另行公告，現先刊登簡永松、鍾春蘭伉儷撰寫的悼文，其他悼文也將陸續刊登。──編者<text:span text:style-name="T3"> <text:line-break/><text:line-break/></text:span>緬懷和陳映真搞革命的那段歲月！（簡永松）<text:span text:style-name="T3"> <text:line-break/><text:line-break/></text:span>　　１１月２２日晚間，從電視得知您已離開我們的消息，心中悵然若失。一位英雄的殞落，留給後人不勝的唏噓、悲嘆。<text:span text:style-name="T3"> <text:line-break/><text:line-break/></text:span>　　六Ｏ年代我們都受過政治牢獄之災，在獄中那段艱苦的歲月，我們雖近在咫尺，卻始終無緣和您碰面請益，令弟映和則和我有多年的同房甘苦。<text:span text:style-name="T3"> <text:line-break/><text:line-break/></text:span>　　記得出獄後的第二天，我直奔貴府，欲尋求心靈的補償，期盼能從您和映和那裡可以取得一些關於國內、外時勢和思想方面的資料。<text:span text:style-name="T3"> <text:line-break/><text:line-break/></text:span>　　我們是在一家小咖啡館見面的，當天在場的還有一位年輕的朋友－蔣勳，可是您並沒有介紹他，反倒是蔣勳一再地打量著我，我想他可以意會您正試圖保護我們。您談話時還不斷地左顧右盼，查看周遭其他客人的流動。<text:span text:style-name="T3"> <text:line-break/><text:line-break/></text:span>　　當時我們各叫了一盤蛋包飯，香噴噴的蛋包飯配上一碗蘿蔔排骨湯，直至今日，我仍記憶猶新．這大概是久居牢房對外面事物新鮮的探索，直到現在仍不能忘懷。<text:span text:style-name="T3"> <text:line-break/><text:line-break/></text:span>　　待蔣勳走後，您拿出魯迅的《阿Ｑ正傳》和艾思奇的《大眾哲學》給我。這兩本左翼知識份子必讀的書籍，我迫不及待地拿回家，一口氣讀完。知識的饑渴填滿我的胸臆，大約一個禮拜後，我先把《阿Ｑ正傳》還給您，您問我感想如何？我說還好。您當下要求我再讀一次，您說：「到現在為止，我已經讀了四十九遍了。」我有些不好意思，然心中嘀咕著：淺顯易懂的《阿Ｑ正傳》，竟然值得您讀了四十九遍？<text:span text:style-name="T3"> <text:line-break/><text:line-break/></text:span>　　有些小聰明的我，讀了第二次後，不由自主地再讀了第三次、第四次，才發覺，自己的程度還不足以理解《阿Ｑ正傳》的真義。後來，我找到夏丏尊的《阿Ｑ正傳詳解》，方才領略一代文豪魯迅字字珠璣的用心良苦。<text:span text:style-name="T3"> <text:line-break/><text:line-break/></text:span>　　經過這次的教訓，此後我讀書只讀經典名著，且再也不敢囫圇吞棗。讀到好書我不僅勤作筆記，甚而有精讀二十次以上「欲罷不能」的紀錄。<text:span text:style-name="T3"> <text:line-break/><text:line-break/></text:span>　　第一次和您並肩作戰，是為了立委增補選。我們密集地到中部地區，幫助黃順興先生輔選，為了整合串連，我倆徹夜編輯出競選的戰鬥歌曲，您把當時黑人爭取人權的反抗歌曲《<text:span text:style-name="T3">We shall overcome</text:span>》（我們終將得勝）引進國內，串聯全省新歌教唱。彼時，我到台中大雅動員惠明盲校的師生，在政見發表場地引吭高歌，許多在場聽眾不禁潸然淚下地附和著。<text:span text:style-name="T3"> <text:line-break/><text:line-break/></text:span>　　在那一次選舉後，您應邀到東海大學演講，為了避免情治單位的跟蹤阻撓，前一晚趁著夜色朦朧，您在公路局一下車，我即騎著摩托車去接應，接著，我在台中市區大街小巷狂繞，試圖擺脫情治單位的跟蹤。當天晚上，我們窩居在台中一間小小的旅館，內心很是興奮：東海大學的學生社團竟敢排除校方阻擋，邀您演講！還有，得以躲過特務的耳目跟蹤，得到片刻的寧靜，我們又有幾分戰勝敵人的莫名喜悅。<text:span text:style-name="T3"> <text:line-break/><text:line-break/></text:span>　　是的，我們都暫時忘卻再度坐牢的風險，沉醉在為推翻國民黨極權專制的激情中。那晚我們兩人都興奮得睡不著覺，猶記得您突然問我：「你的左派思想傳承，來自何處？」我一時答不上來，您哈哈大笑地說：「啊！你是石頭縫蹦出來的！」<text:span text:style-name="T3"> <text:line-break/><text:line-break/></text:span>　　說起我的左派淵源，小時候因為父親喜歡收聽日本ＮＨＫ短波電台的廣播節目，我呢，則常接觸大陸中央人民廣播電台的廣播。高中二年級時，我和祖父母同住在郊外一個沒有鄰居的果園。在那個環境，我可以每天肆無忌憚地收聽文革時期的「革命教學」節目。有次，我收聽到姚文元的《撕掉資產階級自由、平等、博愛的遮羞布》這樣的宣言，還揭示「沒有平等，就沒有自由、博愛」的觀點。當下即唤起我內心深處的共鳴，讓我立下宏願，此生要為追求平等而奮鬥。後來，我讀完<text:span text:style-name="T3">Eric Hoffer</text:span>所撰寫的《<text:span text:style-name="T3">The True Believer</text:span>》，更加了解自己的思想淵源。原來，我來自一個破落戶的家庭，十歲以前，父親和外婆家都以碾米為業，是鄉下仕紳。小時候，我從沒有體會過「匱乏」的滋味，每次遇到外祖父，總有吃不完的零食。破落戶的家庭是培養革命者的溫床，也是堅定不移的「信仰者」的誕生地，這是後來自我探索得到得結論。<text:span text:style-name="T3"> <text:line-break/><text:line-break/></text:span>　　為了避免過度招搖，那一場東大學生社團所安排的演講，我沒有在現場當聽眾。事後，從東大的朋友口中知道，您又造成了了一股旋風，這是預料中的事，我們都以您為榮。<text:span text:style-name="T3"> <text:line-break/><text:line-break/></text:span>　　「十．三事件」您再度被捕，有一段不為人知的秘辛。國民黨實在是太懼怕您了，他們畏懼您為貧苦大眾、窮困的勞工散播強烈的同情，無時無刻都在監視著您。說巧不巧，就在當年九月廿八日左右，情治單位把您給跟丟了，找不到您的下落。原來是我邀請您和大嫂陳麗娜，還有另一位無期徒刑的難友陳水泉先生，到我和幾位志同道合的朋友在南投經營的高冷蔬菜農場遊玩。跟丟您，可是情治單位的嚴重事件，當然得抓您回去問個清楚。<text:span text:style-name="T3"> <text:line-break/><text:line-break/></text:span>　　回想起那幾天在高山上的生活，我們的笑聲就迴盪在兩千四百多公尺的高山上，山巒層層交疊，群鳥盤旋天際。記得大嫂麗娜看到路過的原住民青年，一面嚼著青綠色的檳榔，一面吐著鮮紅的檳榔汁，面有畏懼地問您，為何吃綠色的檳榔卻吐出紅色的檳榔汁？<text:span text:style-name="T3"> <text:line-break/><text:line-break/></text:span>　　「因為每嚼一口檳榔，要咬一下舌頭，吐出來的當然是紅色的囉！」<text:span text:style-name="T3"> <text:line-break/><text:line-break/></text:span>　　「那不會痛嗎？」大嫂麗娜信以為真的問，令我們哄堂大笑。<text:span text:style-name="T3"> <text:line-break/><text:line-break/></text:span>　　無巧不成書，柯水源先生也在情治單位的跟蹤下，跟丟了人，其實也是和我到山上遊玩，這兩件事情的糾結，還有紀萬生和許多同好的投資，我經營的小農場成為南投警方與情治單位列為重點的管理單位，並成立「山地青年服務團」，嚴加看守我。<text:span text:style-name="T3"> <text:line-break/><text:line-break/></text:span>　　爾後，我經營的公司情治單位都特別注意。情治單位甚至還意圖補貼經費給我公司的會計，企圖佈點偵查。有些人被嚇跑，有些則把實情向我報告。這是，我們這些政治受難者所面對的現實世界－在監獄坐小牢，出了監獄坐大牢。<text:span text:style-name="T3"> <text:line-break/><text:line-break/></text:span>　　苦難似乎一直籠罩在台灣上空。２０００年在全民期盼下政黨輪替，民進黨上台執政，然而打著「有夢最美，希望相隨」的扁政府，卻想通過６<text:span text:style-name="T3">,</text:span>１０８億的軍購案。基於「和平就是最高的道德」，我們不能容忍扁政府把台灣推向戰爭邊緣，於是在反軍購的大遊行中，我們又站在一起。當時，我才剛從高雄長庚醫院換肝歸來，和您漫步在台北街頭三個半鐘頭，您一直要我休息，我又怎麼忍心放下您們先行脫隊呢？<text:span text:style-name="T3"> <text:line-break/><text:line-break/></text:span>　　今天，您倒是先我們而去，您的靈魂徘徊在北京上空，瞭望著祖國大地，固守著兩峽海岸，為反帝、反獨和祖國的復興擔憂著。<text:span text:style-name="T3"> <text:line-break/><text:line-break/></text:span>　　寫到這裡，耳邊安息歌聲響起：您流血照亮的路，我們會繼續前行：<text:span text:style-name="T3"> <text:line-break/><text:line-break/></text:span>安息吧！死難的同志<text:span text:style-name="T3"> <text:line-break/></text:span>別再為祖國擔憂<text:span text:style-name="T3"> <text:line-break/></text:span>你流的血照亮著路<text:span text:style-name="T3"> <text:line-break/></text:span>我們會繼續前走<text:span text:style-name="T3"> <text:line-break/></text:span>你是民族的光榮<text:span text:style-name="T3"> <text:line-break/></text:span>你為祖國而犧牲<text:span text:style-name="T3"> <text:line-break/></text:span>冬天有淒涼的風<text:span text:style-name="T3"> <text:line-break/></text:span>卻是春天的搖籃<text:span text:style-name="T3"> <text:line-break/></text:span>安息吧！死難的同志<text:span text:style-name="T3"> <text:line-break/></text:span>別再為祖國擔憂<text:span text:style-name="T3"> <text:line-break/></text:span>現在是我們的責任<text:span text:style-name="T3"> <text:line-break/></text:span>去爭取民主自由</text:p>
      <text:p text:style-name="P1">ethan   |  2016.12.20 09:52   |   <text:a xlink:type="simple" xlink:href="http://palinfo.habago.org/Entry?Command=Information_PrintForum&amp;iPage=206#FORUM35182"><text:span text:style-name="T1">#</text:span></text:a></text:p>
      <text:p text:style-name="P2">媒體宣傳很重要。掌握宣傳的能力，就掌握對真相解讀的權力。<text:span text:style-name="T3"> <text:line-break/></text:span>在媒體這麼發達的年代，總會以為謊言是沒有空間的。但這種想像似乎很天真。<text:span text:style-name="T3"> <text:line-break/><text:line-break/></text:span>加拿大記者揭露西方媒體造假<text:span text:style-name="T3"> <text:line-break/>http://m.guancha.cn/Media/2016_12_17_384776.shtml   <text:line-break/></text:span>加拿大记者犀利回应<text:span text:style-name="T3">2016-12-17 13:42:03  <text:line-break/></text:span>【观察者网综合】据央视<text:span text:style-name="T3">16</text:span>日报道，加拿大自由记者艾娃<text:span text:style-name="T3">·</text:span>巴特利特（<text:span text:style-name="T3">Eva Bartlett</text:span>）自<text:span text:style-name="T3">2011</text:span>年起，就报道叙利亚局势，她曾多次前往叙利亚的霍姆斯、拉塔吉亚、塔尔图斯和阿勒颇等地。<text:span text:style-name="T3">12</text:span>月<text:span text:style-name="T3">9</text:span>日，她在联合国召开新闻发布会，犀利回应了一名挪威同行的质疑（文末有视频）。<text:span text:style-name="T3"> <text:line-break/><text:line-break/></text:span>叙利亚反政府<text:span text:style-name="T3">NGO“</text:span>白头盔<text:span text:style-name="T3">”</text:span>被指摆拍<text:span text:style-name="T3">  <text:line-break/>http://m.guancha.cn/globalnews/2016_11_26_381923.shtml</text:span></text:p>
      <text:p text:style-name="P1"><text:span text:style-name="T2">陳真</text:span><text:s/>  |  2016.12.20 02:45   |   <text:a xlink:type="simple" xlink:href="http://palinfo.habago.org/Entry?Command=Information_PrintForum&amp;iPage=206#FORUM35181"><text:span text:style-name="T1">#</text:span></text:a></text:p>
      <text:p text:style-name="P3">學習概念，就是認識世界的過程與方法；即便是一條狗，或許也得透過概念的型塑來理解世界。我看過一些概念化得特別好的狗，比方說會根據<text:span text:style-name="T3"><text:s/>"</text:span>紅綠燈<text:span text:style-name="T3">" </text:span>過馬路；牠應該不是眼睛看著燈號來決定下一步的行動，而是在一片混沌的無數現實細節中，根據各種我們難以得知的跡象，拼湊摸索出事物的意義與規律，依此而行。你當然可以說這是一種概念的形成，只是動物腦子裏的<text:span text:style-name="T3"><text:s/>"</text:span>概念<text:span text:style-name="T3">" </text:span>肯定跟我們長得很不一樣，但牠們也許同樣得透過這樣一種<text:span text:style-name="T3"><text:s/>"</text:span>無聲的語言<text:span text:style-name="T3">" </text:span>來理解世界，進而生活其中，就像在光譜上尋找特定波長與頻率一樣，在各式各樣的頻道上與之對應生活。這樣一個概念組合，你可以說它其實就是某個物種或生命賴以為生的<text:span text:style-name="T3"><text:s/>"</text:span>世界<text:span text:style-name="T3">"</text:span>。<text:span text:style-name="T3"> <text:line-break/><text:line-break/></text:span>概念，多多少少是一種<text:span text:style-name="T3"><text:s/>"</text:span>分類化<text:span text:style-name="T3">" </text:span>了的<text:span text:style-name="T3"><text:s/>"</text:span>真實<text:span text:style-name="T3">" (reality)</text:span>，缺乏血肉，中立，片斷，不帶個別情感，卻具有某種一致性，畢竟萬物混沌，我們總不可能在無限龐雜的個別事物上逐一理解真實。文學、藝術專注於私密、獨特與個別，猶如理解一棵大樹上某一片葉子的紋路與滄桑，但葉與樹、根與莖以及與之相應的一切，卻是承載無數私密、獨特與個別事物的一個個舞台，預設了事物存在的可能性；就如同你得先有了一個個倉庫，然後才能根據不同的分類法，往裏頭堆積物品，型塑出一個個不同的概念。<text:span text:style-name="T3"> <text:line-break/><text:line-break/></text:span>奇妙的不是物品本身，奇妙的也不是一個個倉庫，不是<text:span text:style-name="T3">WHAT</text:span>，不是<text:span text:style-name="T3">HOW</text:span>，不是<text:span text:style-name="T3"><text:s/>WHY</text:span>，而是<text:span text:style-name="T3"><text:s/>IS</text:span>，奇妙的是這一切究竟打哪來？就如同<text:span text:style-name="T3">Martin Heidegger </text:span>所說：<text:span text:style-name="T3">"</text:span>為何總有些東西存在，而非空無一物？<text:span text:style-name="T3">?" </text:span>在所有偉大戲劇開始之前，令人驚訝的是，舞台早已存在。在所有偉大樂章創造之初，各種不同的音符早已完備。在人類說出第一個句子之前，概念空間早已無語深藏。事物與真相究竟為何，我無甚興趣；事物究竟有哪些可能性，倒是有趣得多，畢竟一個概念既然可以這樣，也許就有可能那樣。但更為神祕的卻是為何存在這樣一些可能性，彷彿有人預先搭設了舞台，預知日後一切故事的到來。<text:span text:style-name="T3"> <text:line-break/><text:line-break/>"</text:span>第二課<text:span text:style-name="T3">" </text:span>的事既在語言存在之前，意味著它無法談，畢竟誰能不用語言來談論語言、談論語言存在之前的境況？誰能不藉思索而能洞察思想之初？不能談而硬要談，不可思議卻偏要思而議之，或許只能說，<text:span text:style-name="T3">"</text:span>第二課<text:span text:style-name="T3">" </text:span>其實是給那極少數<text:span text:style-name="T3"><text:s/>"</text:span>有病的人<text:span text:style-name="T3">" (</text:span>所謂哲學家<text:span text:style-name="T3">) </text:span>以一種一般正常人難以理解的方式去談的。我現在要講的只是舞台本身，至於舞台存在之前世界究竟長什麼樣，那是另一回事了。<text:span text:style-name="T3"> <text:line-break/><text:line-break/></text:span>還記得台北馬偕醫院那隻舉世無雙的靈犬波波嗎？育有一子，母子和樂，生活無憂。每天，波波都會去醫院後面一個市集<text:span text:style-name="T3"><text:s/>"</text:span>買菜<text:span text:style-name="T3">"</text:span>，經常叼一整包用塑膠袋裝著的骨頭和肉片回來。波波的家不大，約半坪大小，麻雀雖小，五臟俱全，臥房、客廳、廚房等等，該有都有。波波會把買回來<text:span text:style-name="T3"><text:s/>(</text:span>其實是肉販免費送她的<text:span text:style-name="T3">) </text:span>的食物堆積在小屋內一個特定角落，想吃時就拿出一塊骨頭享用。她雖然不會說出<text:span text:style-name="T3"><text:s/>"</text:span>冰箱<text:span text:style-name="T3">"</text:span>、<text:span text:style-name="T3">"</text:span>儲存<text:span text:style-name="T3">" </text:span>與<text:span text:style-name="T3"><text:s/>"</text:span>購買<text:span text:style-name="T3">" </text:span>等概念，但行為內涵其實差不多。更重要的是，這一切作為似乎預示著一個東西<text:span text:style-name="T3">--"</text:span>未來<text:span text:style-name="T3">"</text:span>。波波雖然不會談論<text:span text:style-name="T3"><text:s/>"</text:span>未來<text:span text:style-name="T3">" </text:span>或<text:span text:style-name="T3"><text:s/>"</text:span>明天<text:span text:style-name="T3">"</text:span>，但顯然牠還是<text:span text:style-name="T3"><text:s/>"</text:span>懂<text:span text:style-name="T3">" </text:span>的，只是牠的<text:span text:style-name="T3"><text:s/>"</text:span>懂<text:span text:style-name="T3">" </text:span>跟我們的<text:span text:style-name="T3"><text:s/>"</text:span>懂<text:span text:style-name="T3">" </text:span>也許不太一樣。<text:span text:style-name="T3"> <text:line-break/><text:line-break/></text:span>講這一些或許不甚貼切的例子是因為，概念確實無所不在，只是不同物種的<text:span text:style-name="T3"><text:s/>"</text:span>概念<text:span text:style-name="T3">" </text:span>長得稍微跟我們有點不太一樣而已。概念缺乏血肉，但無數血肉生命卻無法與之割捨，就像你割不斷你的影子一般。於是，儘管我們鄙視概念，厭惡話語，看輕所謂智慧，但仍無法與之割捨，無想無念。<text:span text:style-name="T3"> <text:line-break/><text:line-break/></text:span>講這一些不甚貼切的例子，或許是因為我始終忘不了波波，忘不了我們曾經一起艱難走過的那段美好時光；我倖存了，而她卻隨著某個寒氣迫人的冬天走了。我向每天在那邊排班接客的計程車司機們打聽波波被抓走的當天情況，根據每個人所見不同的細節，企圖還原真實，無非也只是希望能釐清一個長埋心中的結，究竟她和她的小孩在當下承受了多少折磨？波波要是會說人話，恐怕會說出讓人心碎的一番感受來。任誰都很難預料與想像，這樣一個來去無聲的路邊尋常小生命，卻能在人的心裏頭打下一個不時隱隱作痛的傷痕；生命有多長，痛苦怕就有多長。生命如此滄桑，於是有些時候，難免渴望生命最後一刻的儘速到來，彷彿一旦擺脫軀殼，我們就能穿越時空限制，飛奔過往美麗時光而不再惆悵。<text:span text:style-name="T3"> <text:line-break/><text:line-break/></text:span>有一年，從英國短暫回台數天，百忙之中，特地遠道搭車來到現場。較之往昔之隨興寒酸，如今的馬偕醫院光鮮而體面。我根據方位找到波波的家，她跟她活蹦亂跳的小孩就是在這裏被抓走的。光鮮亮麗的醫院建築四周牆上，到處豎立著一些鍍金閃亮的<text:span text:style-name="T3"><text:s/>"</text:span>主啊耶穌啊<text:span text:style-name="T3">" </text:span>的美麗口號。我繞院尋找往日蹤影，不管建築外表怎麼變，土地還在，彷彿依稀還能看到地上足跡以及那條波波每天<text:span text:style-name="T3"><text:s/>"</text:span>買菜<text:span text:style-name="T3">" </text:span>的路。<text:span text:style-name="T3"> <text:line-break/><text:line-break/></text:span>原本只是要寫概念的無恥濫用，卻寫到波波來，也許筆下有神靈，人腦是有著屬於它自己的記憶與堅持的；不管你怎麼繞圈打轉，不管思想如何千絲萬縷，終究有個家，繞一繞，最後還是會再繞回這個家裏頭來；概念的源頭，一切故事的開端。<text:span text:style-name="T3"> <text:line-break/><text:line-break/></text:span>沒有家的人，或是曾經有過後來又失去的人，似乎特別容易想到家這回事。家已不存，他卻老想著回家的路。老實說，除了生命的終結，哪來什麼回家的路？小王子想回家，想念家鄉星球上那朵玫瑰，但他最後用什麼方法回家呢？維根斯坦說，<text:span text:style-name="T3">"</text:span>快樂的人和不快樂的人，世界長得不一樣<text:span text:style-name="T3">"</text:span>。我看有家的人跟沒有家的人，恐怕更是活在兩個截然不同的世界。經常路過成大校園，看那些男男女女的學生，日日夜夜聚集成群，小表哥小表妹似地嬉戲打鬧搞活動。我常想，假若時光倒流，讓我重返<text:span text:style-name="T3">18</text:span>歲，重返校園，我恐怕依然還是夜藏樹梢彷彿見不得光的蝙蝠，一人行走，自慚形穢，彷彿揹負著千百個不堪聞問無人知曉的悲傷往事，跟小寶貝們的世界似乎永遠都不可能有交集。<text:span text:style-name="T3"> <text:line-break/><text:line-break/></text:span>寫這些，全屬無益之言。至於<text:span text:style-name="T3"><text:s/>"</text:span>有用<text:span text:style-name="T3">" </text:span>的東西，卻往往寫來滿紙污穢，我其實很不喜歡寫，但許多時候卻得耐著性子去寫它，因為污穢邪鄙之事並不會因為我們的視而不見而消失。我略知戰爭一二，炮彈的，貨幣的，政治的，方方面面無時無刻都在打仗，其中最陰、最邪門的也許就是宣傳戰、概念戰，簡單說就是廣告。我曾天真地以為新聞就是報導真實或真相，慢慢才知道，真實是怎麼一回事。<text:span text:style-name="T3"> <text:line-break/><text:line-break/></text:span>我看絕大多數混蛋人渣肯定都沒有前科，而且往往還得到許多表彰正面意義的獎呢。不信的話，不妨想一想那些最為光鮮亮麗的綠營<text:span text:style-name="T3"><text:s/>"</text:span>搖尾系統<text:span text:style-name="T3">" (</text:span>柏楊用語<text:span text:style-name="T3">)</text:span>，所謂<text:span text:style-name="T3"><text:s/>"</text:span>理想性<text:span text:style-name="T3">" </text:span>特別高的那些黨或所謂社運組織，便能明白我所說的。重點是：人渣混蛋們之所以不曾犯法不是因為他們很正直，而是因為他根本沒有犯法的必要，照樣能撈大錢奪暴利賺美名。媒體其實也一樣，它其實根本不需要撒謊就能顛倒是非黑白；造謠與說謊只是宣傳戰裏頭最初級的一個技術形式而已，算是幼稚園小班的階段。不信的話，你給我一個主流媒體，我保證可以如你所願地美化或醜化任何一個人事物卻不需造謠說謊。這很簡單，就跟做廣告其實是一樣的意思，憑空都能造出神來，哪怕明明是個窩囊猥瑣的小癟三，只要掌握了麥克風，都能輕易捧成高瞻遠矚人見人愛的神級人物大英雄。<text:span text:style-name="T3"> <text:line-break/><text:line-break/></text:span>哲學上，我特別著迷於概念<text:span text:style-name="T3"><text:s/>(concept) </text:span>與範疇<text:span text:style-name="T3"><text:s/>(category) </text:span>這東西。<text:span text:style-name="T3">20</text:span>年前剛踏入哲學界之前，指導老師遠從英國傳真給我第一份書單，要我在抵達英國前就先搞懂的一批書裏頭，有一本就叫做<text:span text:style-name="T3">"Categories and Concepts", Smith </text:span>和<text:span text:style-name="T3"><text:s/>Medin </text:span>寫的，<text:span text:style-name="T3">1981</text:span>年出版。當時覺得有點難，很抽象，現在卻覺得像在看閒書，簡單，有趣。這書主要是講人如何認知世界，如何形成概念，如何藉著類型化來產生適當而良好的意義等等等，簡單說其實就是分類，就跟你如何搭建一座房子，進而在房子裏頭思考如何配置不同物品在不同空間一樣；也許配置得好，也許配置得差。正常狀況下，一進門的正中央應該不會是廁所才對，餐桌應該也不會擺在馬桶旁邊，雖然這樣擺也許距離上很方便，不用擔心蔡賽會蔡在褲子裏，但它似乎不是一個好的分類法；廚房裏不會擺床，浴室應該也不會放在陽台才對。<text:span text:style-name="T3"> <text:line-break/><text:line-break/></text:span>當然，這沒個準則，維根斯坦當園丁時就曾擺張小床，經常睡在廚房裏。我大學有好幾年時間就住在陽台違建，沒有馬桶，沒有蓮蓬頭，大便就大在報紙上或直接沖入地面排水管，十分原始，一個水桶，一個勺子，沒有熱水，沒有門，窗戶倒是有一個，但沒有玻璃，就在陽台上光溜溜地洗澡。那幾年不知洩了多少春光給左鄰右舍，可你一旦貧窮，其實就跟動物一樣，沒法顧及什麼尊嚴想那麼多了。<text:span text:style-name="T3"> <text:line-break/><text:line-break/></text:span>以前思想很呆板，說一不二。出國後，感謝美國、英國、法國等洋鬼子以具體行動幫我開了竅，讓我腦筋一下子靈活多了，對於概念的理解更是彈性好得像彈性褲襪那樣。對此，實在沒什麼好說的，因為都說過不知道幾千幾萬遍了。每當有人跟我講什麼進步概念，我就不耐煩，內行人面前有話就直接說了唄，何必拐彎抹角抹一堆胭脂粉？所謂人道救援，其實就是對平民百姓丟炸彈、掃機關槍、攻城掠地姦殺擄掠的意思。所謂民主，就是恁爸是老大，是你祖公，是你主人，敢不聽話就把你抄家滅族。所謂自由，就是你可以自由做我要你做的事，自由說我要你說的話，我會監控你的每一通電話及每一封<text:span text:style-name="T3"><text:s/>EMAIL</text:span>，看你乖不乖，不乖就是恐怖份子。恐怖份子當然就是應該要消滅。所謂人權就是每個人都有基本權利，但你如果不懂得上述民主、自由與人道的道理，那你就是民主與自由的敵人；敵人當然不是人，哪來人權？所謂和平，意思就是亮刀亮槍耍拳頭、讓你屍橫遍野、千萬難民的意思。<text:span text:style-name="T3"> <text:line-break/><text:line-break/></text:span>發動侵略戰爭是為了創造更美好的世界和平，殺人遍野是為了進一步保障人權，姦殺擄掠是為了維護民主自由的神聖體制。至於新聞，當然就只是一種廣告，誰管你真的假的；所謂真理，只是當權者創造出來的一種廣告樣品。當每個概念如此有彈性，我都不知道語言還能有什麼意義了。每當有人要跟我談些什麼美妙概念，我就不耐煩，因為，套句電影<text:span text:style-name="T3"><text:s/>"</text:span>教父<text:span text:style-name="T3">" Michael Corleone </text:span>的話，<text:span text:style-name="T3">"</text:span>那對我的智慧是一種侮辱<text:span text:style-name="T3">"</text:span>。<text:span text:style-name="T3"> <text:line-break/><text:line-break/></text:span>高達說，<text:span text:style-name="T3">"</text:span>水面上的事我看不清楚了，我沉入水底思考<text:span text:style-name="T3">"</text:span>。我想他的意思是，水面上的事，吵吵鬧鬧胡扯瞎掰的，我沒什麼好說的了，於是我沉入水底，告別語言，尋找片刻寧靜。<text:span text:style-name="T3"> <text:line-break/><text:line-break/></text:span>斷絕概念，揮別語言，我看是有點難。但是，那些漂亮語言，美妙概念，鑲金貼銀的，倒是可以拱手奉送給人渣混蛋們，喜歡就拿去，沒什麼好搶的。如果有一天，連光都可以很有彈性，我也很樂意把光都讓給他們。還是那句老話，如果他們是那光，那我就是那黑暗。概念不管如何有彈性，站在人渣混蛋們的對立面總錯不了。</text:p>
      <text:p text:style-name="P5"/>
      <text:p text:style-name="P1"><text:span text:style-name="T2">政信</text:span><text:s/>  |  2016.12.16 18:47   |   <text:a xlink:type="simple" xlink:href="http://palinfo.habago.org/Entry?Command=Information_PrintForum&amp;iPage=207#FORUM35180"><text:span text:style-name="T1">#</text:span></text:a></text:p>
      <text:p text:style-name="P3"><text:span text:style-name="T3">https://www.rt.com/news/370364-anissa-aleppo-twitter-shelling/ <text:line-break/><text:line-break/>RT</text:span>很認真的查詢那些被<text:span text:style-name="T3">cnn</text:span>報導的人來自哪裡，這些人都不是阿勒頗省的人，而其中更是<text:span text:style-name="T3">ISIS</text:span>的領導人之一，但<text:span text:style-name="T3">cnn</text:span>稱之為獨立製片人（也太諷刺了）。<text:span text:style-name="T3"> <text:line-break/><text:line-break/></text:span>看到這又想起之前某電視台就分析過<text:span text:style-name="T3">ISIS</text:span>成熟的製片技術一定有西方國家在下指導棋，因為場景手法、運鏡、修圖都是好萊塢常用的方式，一個完全沒有經驗的人不可能製作出那些影片。</text:p>
      <text:p text:style-name="P1"><text:span text:style-name="T2">政信</text:span><text:s/>  |  2016.12.16 18:04   |   <text:a xlink:type="simple" xlink:href="http://palinfo.habago.org/Entry?Command=Information_PrintForum&amp;iPage=207#FORUM35179"><text:span text:style-name="T1">#</text:span></text:a></text:p>
      <text:p text:style-name="P2">看了怡靜的留言，就想起英國之前凍結<text:span text:style-name="T3">RT</text:span>的資產，然後西方媒體不斷的報導<text:span text:style-name="T3">RT</text:span>都在製造有利俄羅斯的假新聞。<text:span text:style-name="T3"> <text:line-break/><text:line-break/></text:span>但就我所見，西方媒體成日誇獎的白盔部隊的也常常被批造假，例如衣服太新、傷者不像難民太乾淨整齊，更可笑的是當敘利亞政府軍進入反抗軍佔領區時說「沒有見過任何的白盔部隊」，真正投入救災工作的也只有無國界醫師跟紅十字會。<text:span text:style-name="T3"> <text:line-break/><text:line-break/></text:span>再看看阿勒頗省即將收復的新聞，西方媒體說阿勒頗省變成人間煉獄，俄國軍隊任意殺死婦孺，但轉看敘利亞那邊流出的影片則是民眾跑到街頭上大肆慶祝即將結束的戰爭，而且有些人手舉感謝中國、俄國在聯合國上對停戰協議投反對票（每次叛軍快不行了，西方國家就搞停戰，然後再補給甚至發生過美國轟炸機炸完政府軍陣地後反抗軍馬上攻擊的事），結果明的暗的都幫以後反抗軍最後還是落敗只得用輿論污衊。<text:span text:style-name="T3"> <text:line-break/><text:line-break/></text:span>當年茉莉花剛開始時的確振奮人心，但沒想到這些帶頭反抗高壓政府的人卻搖身一變成為殺人不眨眼的魔頭，還好戰事即將告段落。</text:p>
      <text:p text:style-name="P1"><text:span text:style-name="T2">怡靜</text:span><text:s/>  |  2016.12.16 00:29   |   <text:a xlink:type="simple" xlink:href="http://palinfo.habago.org/Entry?Command=Information_PrintForum&amp;iPage=207#FORUM35178"><text:span text:style-name="T1">#</text:span></text:a></text:p>
      <text:p text:style-name="P4">J.Z<text:span text:style-name="T2">提到最近國外網路很紅的話題</text:span>Fake news<text:span text:style-name="T2">，還有一種很典型的</text:span>"<text:span text:style-name="T2">假新聞</text:span>"<text:span text:style-name="T2">例子，屬於賺人熱淚的，上百萬人都會買帳的，不過應該說是</text:span>propaganda<text:span text:style-name="T2">（宣傳）比較貼切。</text:span> <text:line-break/><text:line-break/>https://twitter.com/IntheNow_tweet/status/809151759625125888/video/1 <text:line-break/><text:line-break/><text:span text:style-name="T2">短片中有提到的</text:span>White Helmets<text:span text:style-name="T2">這個由英國，美國，歐洲等政府出資贊助的敘利亞救援組織，前陣子網路流傳一部影片就是他們請人假扮傷者配合演出救難畫面。</text:span> <text:line-break/><text:line-break/>https://www.youtube.com/watch?v=_qu09EbHvHw <text:line-break/><text:line-break/>RT<text:span text:style-name="T2">的談話性新聞節目還做了一個小專題講</text:span>White Helmets <text:line-break/><text:line-break/>https://www.youtube.com/watch?v=SgGNzj6rKqI</text:p>
      <text:p text:style-name="P1"><text:span text:style-name="T2">李平</text:span><text:s/>  |  2016.12.15 11:30   |   <text:a xlink:type="simple" xlink:href="http://palinfo.habago.org/Entry?Command=Information_PrintForum&amp;iPage=207#FORUM35177"><text:span text:style-name="T1">#</text:span></text:a></text:p>
      <text:p text:style-name="P6"><text:span text:style-name="T2">有中文字幕</text:span> <text:line-break/><text:line-break/><text:span text:style-name="T2">早安英國</text:span><text:s/><text:span text:style-name="T2">訪問</text:span><text:s/>Pilger <text:line-break/>https://www.youtube.com/watch?v=YjeoSh7wKnQ <text:line-break/><text:line-break/>Pilger <text:span text:style-name="T2">最新紀錄片</text:span><text:s/>The coming war on China <text:line-break/>https://www.youtube.com/watch?v=nd693k0tKAs <text:line-break/><text:line-break/><text:span text:style-name="T2">《即將到來的對華戰爭》序言：中國恰是個完美的敵人</text:span> <text:line-break/>https://www.youtube.com/watch?v=tIOz685qCyU </text:p>
      <text:p text:style-name="P1">J.Z   |  2016.12.14 15:31   |   <text:a xlink:type="simple" xlink:href="http://palinfo.habago.org/Entry?Command=Information_PrintForum&amp;iPage=207#FORUM35176"><text:span text:style-name="T1">#</text:span></text:a></text:p>
      <text:p text:style-name="P4"><text:span text:style-name="T2">補上</text:span><text:s/>"Fake News List"<text:span text:style-name="T2">連結</text:span>, <text:span text:style-name="T2">別期待看到</text:span>CNN, BBC<text:span text:style-name="T2">在上頭</text:span>... <text:line-break/><text:line-break/>https://docs.google.com/spreadsheets/d/1xDDmbr54qzzG8wUrRdxQl_C1dixJSIYqQUaXVZBqsJs/htmlview?sle=true#gid=1337422806</text:p>
      <text:p text:style-name="P1">J.Z.   |  2016.12.14 15:30   |   <text:a xlink:type="simple" xlink:href="http://palinfo.habago.org/Entry?Command=Information_PrintForum&amp;iPage=207#FORUM35175"><text:span text:style-name="T1">#</text:span></text:a></text:p>
      <text:p text:style-name="P2">有人在我參加的<text:span text:style-name="T3">FB</text:span>討論版上貼了個<text:span text:style-name="T3">FAKE NEWS LIST, Antiwar.com </text:span>赫然在<text:span text:style-name="T3">List</text:span>上<text:span text:style-name="T3">.... <text:line-break/><text:line-break/></text:span>身邊這些北美中產階級白人個個都<text:span text:style-name="T3">"</text:span>理性客觀<text:span text:style-name="T3">"</text:span>得不得了<text:span text:style-name="T3">, </text:span>相信歐巴馬是美國史上最好的總統<text:span text:style-name="T3">, </text:span>希拉里是被俄國黑客害得落選<text:span text:style-name="T3">, </text:span>川普和普丁<text:span text:style-name="T3">"</text:span>有一腿<text:span text:style-name="T3">"</text:span>。三人成虎<text:span text:style-name="T3">, </text:span>加上主媒的力量<text:span text:style-name="T3">, </text:span>有時我都不知該信什麼了<text:span text:style-name="T3">...</text:span></text:p>
      <text:p text:style-name="P1"><text:span text:style-name="T2">李平</text:span><text:s/>  |  2016.12.10 08:26   |   <text:a xlink:type="simple" xlink:href="http://palinfo.habago.org/Entry?Command=Information_PrintForum&amp;iPage=207#FORUM35174"><text:span text:style-name="T1">#</text:span></text:a></text:p>
      <text:p text:style-name="P3"><text:span text:style-name="T3">5</text:span>日，美国《波士顿环球报》发表美国媒体人史蒂芬<text:span text:style-name="T3">·</text:span>金泽（<text:span text:style-name="T3">Stephen Kinzer</text:span>）的文章，文章题目为《中国是一块心病》。在文章中，金泽提出，中国崛起是美国从未遇到过的历史挑战。而美国近代以来一直都以世界领袖的身份出现在国际舞台上，这使得很多美国人在心理上难以接受中国崛起。<text:span text:style-name="T3"> <text:line-break/></text:span>　　金泽认为，在处理中美关系时，美国必须要放弃传统的教条，采用更加创新的理念和心态面对中国。<text:span text:style-name="T3"> <text:line-break/><text:line-break/></text:span>　　全文翻译：<text:span text:style-name="T3"> <text:line-break/><text:line-break/></text:span>　　中国给美国构成了一个前所未见的复杂外交挑战。自从我们成为世界大国以来，我们首次面临着一个人口比我们更多的竞争对手，而且他们很快就会在经济体量上也超过我们。中国有着悠久的历史，军事传统和快速增强的军队。他们不是我们的敌人，但在未来几十年中，其战略野心必然导致他们与我们在利益上发生冲突。这种冲突将塑造<text:span text:style-name="T3">21</text:span>世纪。<text:span text:style-name="T3"> <text:line-break/></text:span>　　总统当选人特朗普最近与台湾<text:span text:style-name="T3">“</text:span>领导人<text:span text:style-name="T3">”</text:span>（注：报纸原文称<text:span text:style-name="T3">“</text:span>台湾总统<text:span text:style-name="T3">”</text:span>）蔡英文通电话后，美中关系的微妙处境显而易见。电话显示与台湾的亲密程度违反了中美之间一个中国的协议。特朗普可能在传递美国对华政策改变的信息。也许他只想对<text:span text:style-name="T3">“</text:span>台独<text:span text:style-name="T3">”</text:span>和其牵涉到的外交问题表示自己的蔑视。或者他只是碰巧体现了自己对这个问题的无知。无论解释如何，这一通电话已经显示了中美之间战略竞争于利益冲突的形成。大国政治已经回到了世界舞台的中心。<text:span text:style-name="T3"> <text:line-break/></text:span>　　中国和美国在许多问题上都存在冲突。明智的外交手段可以使冲突得到管控。但是无法管控的则是中国崛起对美国人的心理挑战。我们国家的现代历史给国民塑造了一种<text:span text:style-name="T3">“</text:span>美国就是为了领导世界而存在的心理<text:span text:style-name="T3">”</text:span>。然而，中国在世界强国中的份额可能会继续增长，对应的，我们将下降。而随着中国国力越来越强大，可以对中国行动进行约束的手段都越来越脆弱。<text:span text:style-name="T3"><text:s/></text:span>如果我们不能以一种全新的心态和观念来度过这种心理和政治上的陌生地带，那么两国关系将会变得十分麻烦。<text:span text:style-name="T3"> <text:line-break/></text:span>　　从美国传统的战略理论来看，如果一个国家控制了世界上很大一个地区，那么美国就将面临危险。而中国做到这一点指日可待。我们的教条和我们的习惯在告诉我们，必须遏制中国。而这就会让两国落入对抗的陷阱。<text:span text:style-name="T3"> <text:line-break/></text:span>　　冲突不一定就会带来战争。因为中国的军事实力比美国还差得远。但是他们积极且长期积累自己的军事实力，如果不加以控制，他们的军事进攻力将快速增强。反过来，如果我们还坚持要做东亚的警察，我们将被迫和他们进行军备竞赛。而这必将给该区域带来极端紧张的局势。<text:span text:style-name="T3"> <text:line-break/></text:span>　　美国通过掌控北美大陆实现了帝国最初的崛起，此后通过驯服一个个海岛最终成为一个全球帝国，并在世界各地投放军力。中国可能会遵循和我们同样的道路。中国人和美国人一样，通过压制当地人和驱逐外来竞争者的方式稳步推动帝国的建设规划。现在他们正进入海洋，就像我们在一个多世纪前所做的那样。如果他们在海洋中获得立足点，他们可以效法我们，利用他们的岛屿为跳板，竞争全球领导权。<text:span text:style-name="T3"> <text:line-break/></text:span>　　<text:span text:style-name="T3">2016</text:span>年美国总统大选对中国来说是一个复杂的好消息。希拉里对中国并不友好，但是她理性并且可预测。特朗普则无法预测。而且，他的胜选让很多中国人相信，我们的政治制度正在衰落，我们的时刻正在走向尾声，我们的国家难以应对历史性的挑战。<text:span text:style-name="T3"> <text:line-break/></text:span>　　如果我们想要和中国维持长期和平，那么我们就要对中国的崛起投以百分之百的政治和外交关注。同时，我们必须要放弃我们在中东的自我毁灭行动，我们在那里付出很多，但是没什么回报。如果我们接受了中国势力增长的现实，我们就可能塑造一个稳定的对华关系。美国人不习惯服从，这就是为什么对我们来说，中国的挑战是一个政治心病。</text:p>
      <text:p text:style-name="P1"><text:span text:style-name="T2">怡靜</text:span><text:s/>  |  2016.12.09 22:00   |   <text:a xlink:type="simple" xlink:href="http://palinfo.habago.org/Entry?Command=Information_PrintForum&amp;iPage=207#FORUM35173"><text:span text:style-name="T1">#</text:span></text:a></text:p>
      <text:p text:style-name="P6">Pilger <text:span text:style-name="T2">最新紀錄片</text:span><text:s/>The coming war on China <text:line-break/>RT<text:span text:style-name="T2">上可觀看，近兩小時長</text:span> <text:line-break/><text:line-break/>https://rtd.rt.com/films/the-coming-war-on-china/ <text:line-break/><text:line-break/><text:span text:style-name="T2">若人在英國，</text:span>ITV<text:span text:style-name="T2">網站也可以看</text:span> <text:line-break/>http://www.itv.com/hub/the-coming-war-on-china/2a4249a0001 <text:line-break/><text:line-break/>Pilger <text:span text:style-name="T2">在</text:span>New Internationaist<text:span text:style-name="T2">發表的相關文章</text:span> <text:line-break/>https://newint.org/features/2016/12/01/the-coming-war-on-china/ <text:line-break/><text:line-break/><text:span text:style-name="T2">請參閱陳真翻譯的</text:span> <text:line-break/><text:span text:style-name="T2">打破沉默：第三次世界大戰已然展開</text:span> <text:line-break/>http://palinfo.habago.org/Entry?Command=Information_PrintHome&amp;;iFlowNo=1257 <text:line-break/><text:line-break/><text:span text:style-name="T2">另可搭配觀看</text:span>Alex Gibney <text:span text:style-name="T2">紀錄片</text:span><text:s/><text:span text:style-name="T2">零日網路戰</text:span><text:s/>Zero Days <text:line-break/>http://app2.atmovies.com.tw/film/fzen05446858/ <text:line-break/><text:line-break/><text:span text:style-name="T2">另推薦</text:span>Gibney<text:span text:style-name="T2">早期作品</text:span>Taxi to the dark side (<text:span text:style-name="T2">跟反恐有關的）</text:span> <text:line-break/>http://documentary-movie.com/taxi-to-the-dark-side/ <text:line-break/><text:line-break/><text:span text:style-name="T2">最後是</text:span>Snowden<text:span text:style-name="T2">最近接受主播</text:span>Katie Couric<text:span text:style-name="T2">的專訪（有英文字幕</text:span>) <text:line-break/>https://www.yahoo.com/news/exclusive-face-face-edward-snowden-090346357.html </text:p>
      <text:p text:style-name="P1"><text:span text:style-name="T2">陳真</text:span><text:s/>  |  2016.12.08 23:10   |   <text:a xlink:type="simple" xlink:href="http://palinfo.habago.org/Entry?Command=Information_PrintForum&amp;iPage=207#FORUM35172"><text:span text:style-name="T1">#</text:span></text:a></text:p>
      <text:p text:style-name="P3">《小姐》征服美國　勇奪<text:span text:style-name="T3"><text:s/>LA </text:span>影評家協會雙獎！<text:span text:style-name="T3"> <text:line-break/><text:line-break/>Korea Star Daily 2016</text:span>年<text:span text:style-name="T3">12</text:span>月<text:span text:style-name="T3">5</text:span>日<text:span text:style-name="T3"> <text:line-break/><text:line-break/></text:span>施乃琪<text:span text:style-name="T3"> <text:line-break/><text:line-break/></text:span>朴贊郁導演今年交出的劇情片《小姐》（<text:span text:style-name="T6">아가씨</text:span>，台譯下女的誘惑），集結金敏喜、趙震雄、河正宇及金泰璃等強大陣容，在各國都廣受好評，更被美國洛杉磯影評家協會選為雙冠王！<text:span text:style-name="T3"> <text:line-break/><text:line-break/></text:span>美國洛杉磯影評家協會於<text:span text:style-name="T3"><text:s/>4 </text:span>日公布了今年的得獎名單。其中《小姐》不僅奪下了最佳外語電影獎項，更獲得了美術獎項。<text:span text:style-name="T3"> <text:line-break/><text:line-break/></text:span>引人注目的是，《小姐》的美術指導柳承熙早在坎城影展中，成為首度奪下技術獎項「<text:span text:style-name="T3">Vulcain</text:span>獎」的韓國人。看過《小姐》的觀眾，想必都對片中精心設計的場景、擺設、服飾與濃烈的畫面印象深刻。<text:span text:style-name="T3"> <text:line-break/><text:line-break/></text:span>另一方面，本片日前也入圍了美國的評論家選擇獎外語片獎項，儘管在韓國已下檔許久，在海外仍持續受到肯定。</text:p>
      <text:p text:style-name="P1"><text:span text:style-name="T2">陳真</text:span><text:s/>  |  2016.12.08 22:47   |   <text:a xlink:type="simple" xlink:href="http://palinfo.habago.org/Entry?Command=Information_PrintForum&amp;iPage=207#FORUM35171"><text:span text:style-name="T1">#</text:span></text:a></text:p>
      <text:p text:style-name="P2">《下女誘罪》獲洛杉磯影評人最佳外語片<text:span text:style-name="T3"> <text:line-break/><text:line-break/>AMfresh 2016</text:span>年<text:span text:style-name="T3">12</text:span>月<text:span text:style-name="T3">5</text:span>日<text:span text:style-name="T3"> <text:line-break/><text:line-break/></text:span>洛杉磯影評人協會公布得獎名單，由朴贊郁執導，趙震雄、金敏喜和河正宇主演的韓片《下女誘罪》，獲得最佳外語片獎及最佳藝術指導獎。</text:p>
      <text:p text:style-name="P1"><text:span text:style-name="T2">張紀庠</text:span><text:s/>  |  2016.12.07 01:13   |   <text:a xlink:type="simple" xlink:href="http://palinfo.habago.org/Entry?Command=Information_PrintForum&amp;iPage=207#FORUM35170"><text:span text:style-name="T1">#</text:span></text:a></text:p>
      <text:p text:style-name="P3">最近朴贊郁新片《下女的誘惑》原聲帶出了<text:span text:style-name="T3"> <text:line-break/></text:span>下面網址可在線上聽到全部，分享給大家聽<text:span text:style-name="T3"> <text:line-break/></text:span>記得之前陳真有提到在找一首配樂，不知道是否在此之中<text:span text:style-name="T3"> <text:line-break/>=================== <text:line-break/>goo.gl/KbCXp0</text:span></text:p>
      <text:p text:style-name="P5"/>
      <text:p text:style-name="P1"><text:span text:style-name="T2">良哲</text:span><text:s/>  |  2016.12.06 23:20   |   <text:a xlink:type="simple" xlink:href="http://palinfo.habago.org/Entry?Command=Information_PrintForum&amp;iPage=208#FORUM35169"><text:span text:style-name="T1">#</text:span></text:a></text:p>
      <text:p text:style-name="P3"><text:span text:style-name="T3">2016.12.1•</text:span>別映真<text:span text:style-name="T3"> <text:line-break/><text:line-break/></text:span>詩∣施善繼<text:span text:style-name="T3"> <text:line-break/><text:line-break/><text:line-break/></text:span>映真，你終於溘然<text:span text:style-name="T3"> <text:line-break/></text:span>從十年又五十七天的病體<text:span text:style-name="T3"> <text:line-break/></text:span>從我千絲萬縷的牽掛<text:span text:style-name="T3"> <text:line-break/></text:span>在冬之北京靜靜遠去<text:span text:style-name="T3"> <text:line-break/><text:line-break/></text:span>你已經痊癒復原<text:span text:style-name="T3"> <text:line-break/></text:span>穩健的步履穿越記憶往昔<text:span text:style-name="T3"> <text:line-break/></text:span>綠島歲月囚禁的風雨，以及<text:span text:style-name="T3"> <text:line-break/></text:span>從南勢角提著愛吃的油飯<text:span text:style-name="T3"> <text:line-break/><text:line-break/></text:span>牽著麗娜往北走<text:span text:style-name="T3"> <text:line-break/></text:span>一步一步爬上四樓我家<text:span text:style-name="T3"> <text:line-break/></text:span>相聚，聽黃河鋼琴協奏曲<text:span text:style-name="T3"> <text:line-break/><text:line-break/></text:span>我曾經告訴你最後樂章<text:span text:style-name="T3"> <text:line-break/></text:span>如果沒有了東方紅與國際歌<text:span text:style-name="T3"> <text:line-break/></text:span>我們便不聽，你欣然同意<text:span text:style-name="T3"> <text:line-break/><text:line-break/></text:span>─<text:span text:style-name="T3"><text:s/></text:span>於北京八寶山<text:span text:style-name="T3"> <text:line-break/><text:line-break/></text:span>作者簡介：施善繼。詩人，台灣《兩岸犇報》專欄作者、夏潮聯合會評議委員。</text:p>
      <text:p text:style-name="P1">ethan   |  2016.12.05 22:07   |   <text:a xlink:type="simple" xlink:href="http://palinfo.habago.org/Entry?Command=Information_PrintForum&amp;iPage=208#FORUM35168"><text:span text:style-name="T1">#</text:span></text:a></text:p>
      <text:p text:style-name="P2">對偏遠鄉村扶貧，與對古自然村的文化保護及傳承，有時候是一種兩難。古自然村落保有民族文化的根源。如果都遷走了或廢棄了很多多元的歷史的記憶或鄉愁都會無處可尋了。<text:span text:style-name="T3"> <text:line-break/></text:span>貿然改變其生活方式常常又會被外來的各種力量掏空了古村的原來住民。<text:span text:style-name="T3"> <text:line-break/><text:line-break/></text:span>這是一個大課題。<text:span text:style-name="T3"> <text:line-break/><text:line-break/></text:span>我發現進幾年來，中國大陸的民間力量慢慢也在幫忙這種古自然村的建設或復興。在微信上面有個<text:span text:style-name="T3">“</text:span>古村之友<text:span text:style-name="T3">" </text:span>相關的團體透過網路的力量在發起許多運動或眾籌。許多都是年輕人。我覺得這是一個好的現象。</text:p>
      <text:p text:style-name="P1"><text:span text:style-name="T2">張天峰</text:span><text:s/>  |  2016.12.05 20:23   |   <text:a xlink:type="simple" xlink:href="http://palinfo.habago.org/Entry?Command=Information_PrintForum&amp;iPage=208#FORUM35167"><text:span text:style-name="T1">#</text:span></text:a></text:p>
      <text:p text:style-name="P3">上個貼里給的鏈接，是騰訊視頻，好像境外<text:span text:style-name="T3">IP</text:span>不能看，<text:span text:style-name="T3">YouTube</text:span>上只有法文版。下面提供另一個鏈接試試，不過這個網站受眾是<text:span text:style-name="T3">90</text:span>後<text:span text:style-name="T3">00</text:span>后居多，所以畫面有很多彈幕，選擇關掉彈幕就可以了：<text:span text:style-name="T3"> <text:line-break/><text:line-break/>http://www.bilibili.com/mobile/video/av4472969.html</text:span></text:p>
      <text:p text:style-name="P1"><text:span text:style-name="T2">張天峰</text:span><text:s/>  |  2016.12.05 20:12   |   <text:a xlink:type="simple" xlink:href="http://palinfo.habago.org/Entry?Command=Information_PrintForum&amp;iPage=208#FORUM35166"><text:span text:style-name="T1">#</text:span></text:a></text:p>
      <text:p text:style-name="P2">台灣人說起大陸，經常是北京上海廣州深圳之類的一線城市。下面轉個關於貴州的紀錄片，是法國二台的一檔真人秀《相約未知地帶<text:span text:style-name="T3">——</text:span>貴州苗寨》，據說年中在法國播出時，創出超過<text:span text:style-name="T3">20%</text:span>的收視率。純粹的體驗節目，不一樣的視角，有興趣的朋友可以看看。<text:span text:style-name="T3"> <text:line-break/><text:line-break/></text:span>我只去過一次貴州，那是十幾年前，廣州市政府組織一些私營企業去考察貴州的農業，看看怎麼落實產業扶貧。那時從廣州坐火車到貴陽要二天三夜，現在高鐵只需要<text:span text:style-name="T3">4.5</text:span>小時，放在以前真的不敢想像。<text:span text:style-name="T3"> <text:line-break/><text:line-break/>https://v.qq.com/x/cover/t5d32vf8r9siolq/z0196agud9t.html <text:line-break/><text:line-break/>-------------------------------------------------------------------- <text:line-break/></text:span>以下和片子無關，由扶貧想到，說兩句。<text:span text:style-name="T3"> <text:line-break/><text:line-break/></text:span>很多人看慣了中國的城市高樓林立物欲橫流，覺得直到現在仍有<text:span text:style-name="T3">7000</text:span>萬貧困人口實在是不該。但這些年，我是親身體會到個中情況的複雜和困難。<text:span text:style-name="T3"> <text:line-break/><text:line-break/></text:span>舉個例子，前年和朋友聊天，正好他是中共廣東省委屬下某部門的工作人員，他們部門的對口扶貧對象是粵北山區的一個小村子，因為在山上，交通不便，長年人口外流，現在只剩幾戶人家。我開玩笑說，就那麼幾戶，你們重新安置一下就搞定了吧？他搖搖頭，你去看看就知道了。<text:span text:style-name="T3"> <text:line-break/><text:line-break/></text:span>正好第二天有空，就和他去了一趟。開了幾小時車，到了廣東與湖南交界的韶關樂昌，再往更偏的山裏開，開到沒路了，又下車走了個把小時的山路。終於看到了幾座黃泥房，見到了他們的幫扶對象<text:span text:style-name="T3">——</text:span>幾個七十多歲的老人家。這次的任務除了帶些生活物品，就是要帶他們下山（其中一位老人已經行走不便需要輪流抬），到鎮裏做做體檢以及和已經下山的村裏人吃吃飯聚一聚。<text:span text:style-name="T3"> <text:line-break/><text:line-break/></text:span>下山路上我和一個老人聊天，才知道他們是無論如何不願搬家的，住在山上再怎麼苦怎麼窮，但那是祖輩留下的土地，就算死也要死在上面。他們是小村，人不多，年輕人也都走了。不像山那邊的一個村子，人多點，政府給鋪貼，可以發展一些不破壞山林生態的農業，比如種茶種中藥等等，生活也還維持的可以。<text:span text:style-name="T3"> <text:line-break/><text:line-break/></text:span>這只是扶貧工作裏很平凡的一天。但由此也可以看到，未來中國要在五年內脫貧<text:span text:style-name="T3">7000</text:span>萬人，需要面對和解決的問題，是一般人無法想像的。尤其在少數民族地區，西藏還好，貧困人口不多，沒什麼民族矛盾。但是新疆就嚴峻一些，現在採取的也是戶對戶點對點的幫扶，當然這種大規模的<text:span text:style-name="T3">“</text:span>結親<text:span text:style-name="T3">”</text:span>，也考慮到要緩和新疆一些地區的民族矛盾。<text:span text:style-name="T3"> <text:line-break/><text:line-break/></text:span>最近去了一趟新疆，我很肯定以後烏魯木齊就是整個中亞的中心。而由於中國在巴基斯坦的瓜達爾港正式開始運營，喀什已經成為一帶一路戰略中絲綢之路的核心地區，新疆未來的發展不可限量。我是嚴重建議台灣的朋友有機會去新疆西藏內蒙四川貴州這些地方走走，不要老盯著沿海城市。<text:span text:style-name="T3"> <text:line-break/><text:line-break/></text:span>題外話，最近看了個台灣女作家去完新疆回來，就影射中共近年瘋狂的經濟發展，破壞了維族原本雖然窮但是自給自足的農業生活和宗教信仰。我是很不同意的。這種論調就和西方媒體攻擊中國在非洲修建鐵路影響了野生動物遷徙一樣（哪怕修建過程中已經留下了動物通道）。一個地方，只有經濟發展了，社會才能安定，文化才能發展，個人才能擁有更多的選擇權。</text:p>
      <text:p text:style-name="P1"><text:span text:style-name="T2">陳真</text:span><text:s/>  |  2016.12.04 15:45   |   <text:a xlink:type="simple" xlink:href="http://palinfo.habago.org/Entry?Command=Information_PrintForum&amp;iPage=208#FORUM35165"><text:span text:style-name="T1">#</text:span></text:a></text:p>
      <text:p text:style-name="P3">二十年前，當我以一個自然科學出身的人第一次踏進哲學領域時，<text:span text:style-name="T3">"</text:span>事實<text:span text:style-name="T3">(fact)</text:span>與價值<text:span text:style-name="T3">(value)"</text:span>的區分，給我一個很大的啟發。這只是哲學中一個再初級也不過<text:span text:style-name="T3">(</text:span>而且漏洞百出<text:span text:style-name="T3">)</text:span>的想法，但對一個初學者來說，卻猶如荒漠甘泉，一下子解決了我長年的許多困惑，於是我開始以之來重新認識世界，彷彿世界真的就由這兩個座標組成似的，一個叫事實，一個叫價值。<text:span text:style-name="T3"> <text:line-break/><text:line-break/></text:span>也許某種文學天性使然，我很快<text:span text:style-name="T3">(</text:span>差不多一年之後吧<text:span text:style-name="T3">)</text:span>就發現了這樣一種區分行不通，或是類似的區分也行不通，例如<text:span text:style-name="T3">analytic–synthetic (</text:span>分析性<text:span text:style-name="T3">vs.</text:span>綜合性<text:span text:style-name="T3">)</text:span>的二分法等等等；甚至你可以說，這樣一些區分本身就是一種價值判斷，說不得真假對錯。<text:span text:style-name="T3"> <text:line-break/><text:line-break/></text:span>另一方面，假設<text:span text:style-name="T3">(</text:span>我是說假設<text:span text:style-name="T3">)</text:span>事實與價值之截然二分在大多數情況下可以成立，那麼，我們究竟是從純潔無暇不帶一私偏見彷彿透明水晶球一般的無數事實中發現既定的價值或真理？還是我們其實是先射了箭再來畫靶？我們只是根據一套既定的價值來篩選出符合我們所需要的所謂事實？這樣一種篩選過的事實或事實的組合，還能稱得上是事實嗎？<text:span text:style-name="T3"> <text:line-break/><text:line-break/>1999</text:span>年，我的一位指導教授<text:span text:style-name="T3">Peter Lipton--</text:span>一個很風趣的人<text:span text:style-name="T3">(</text:span>已過世<text:span text:style-name="T3">)</text:span>，在一次劍橋的大型演講中以先射箭再畫靶或是先畫靶再射箭做個現場的民意調查，究竟所謂<text:span text:style-name="T3"><text:s/>"</text:span>科學發現<text:span text:style-name="T3">" </text:span>或<text:span text:style-name="T3"><text:s/>"</text:span>科學研究<text:span text:style-name="T3">" </text:span>是射了再畫？還是先畫再射？我是投給先射再畫一票。不管我怎麼射，都必然會命中靶心，因為靶心是我後來才畫上去的。我原本以為跟我站同一陣營的人應該寥寥可數，沒想到，現場上千名聽眾居然大多數都投給先射再畫。<text:span text:style-name="T3"> <text:line-break/><text:line-break/></text:span>講這些當然不是要討論哲學，而只是拿它做個引信，燃放一點驅邪避魔招財納福的炮竹。我想說的是，現實生活中，騙子一堆，政壇、學壇、文壇更是與神壇無異，裝神弄鬼，騙術極其荒唐可笑。但幼稚可笑的現實，並不意味著概念也同樣如此淺薄；謊言並非如此顯而易見。更根本來說，謊言其實無法避免，你我都是騙子。在我行騙之時，跟其他騙子最大的不同是我很誠實，我是一個極其講究誠實的騙子。<text:span text:style-name="T3"> <text:line-break/><text:line-break/></text:span>騙人很容易，但不自欺卻很難。維根斯坦甚至曾經說，天下之難，莫難於不自欺。沒有比不騙自己更難的事了。<text:span text:style-name="T3"> <text:line-break/><text:line-break/></text:span>也許騙子只有兩種，一種很誠實，一種很不老實；前者算是聰明一點的騙子，後者則有點腦殘。當然，再腦殘低能的騙子都還是可以裝腔作勢，造星造神，騙倒一堆比他還蠢的人。<text:span text:style-name="T3"> <text:line-break/><text:line-break/></text:span>我相信，一個人倘若有可能<text:span text:style-name="T3"><text:s/>"</text:span>偉大<text:span text:style-name="T3">"</text:span>，那必然是因為他根本平凡無奇。我出國前兩年，大約<text:span text:style-name="T3">1995</text:span>年左右，在我申請海外留學的推薦教授王榮德老師的一本流行病學的書上看到一個故事。話說有個神奇老人來到一個村落，小孩子們喜歡什麼禮物，只需開口，老人手指往天空一畫，就會變出小孩想要的禮物來。有的要腳踏車，有的要漫畫書，有的想要一顆籃球，當每個小孩都興高采烈拿到他想要的禮物時，卻有個小孩賴著不走。老人問他說，<text:span text:style-name="T3">"</text:span>小朋友，你喜歡什麼禮物，阿公變給你啊。<text:span text:style-name="T3">" </text:span>小孩說：我想要你這根手指頭。<text:span text:style-name="T3"> <text:line-break/><text:line-break/></text:span>我是懷著跟這位小孩一樣的心情飄洋過海。無數的晨昏日夜，我腦海裏總想著<text:span text:style-name="T3"><text:s/>1</text:span>，我當時相信，當我既然可以穩穩當當地找到<text:span text:style-name="T3">1</text:span>時，我就可以找到<text:span text:style-name="T3">2, </text:span>找到<text:span text:style-name="T3">3, </text:span>找到<text:span text:style-name="T3">10000,</text:span>找到<text:span text:style-name="T3">10000000000...</text:span>找到一整個體系，世界賴以運作的某個體系於是將被揭露。<text:span text:style-name="T3"> <text:line-break/><text:line-break/></text:span>二十年過去了，那根神奇的手指頭已逐漸淡出我的世界之外，我更不確定是不是真有什麼彷彿意味著某種終極真理的概念體系被揭露。取而代之的是另一個隱喻。維根斯坦說，有個人，以為哲學很深奧，很神奇，透過如此深奧睿智的思索，必然能找到背後隱而不宣的一個神祕世界，而那裏才是人類的精神家園，萬物的歸屬。它的美麗與神祕，它的深邃與特殊，勢必會讓人大吃一驚，震撼無比。<text:span text:style-name="T3"> <text:line-break/><text:line-break/></text:span>但他費盡千辛萬苦之後，確實終於找到這個終極家園。但這個神祕而美麗的家，卻居然什麼也沒有，尋常無奇！故事如果只寫到這裏，那沒什麼。讓我非常感動的是，維根斯坦說，<text:span text:style-name="T3">"</text:span>那裏什麼也沒有，這一點倒是真的讓我驚訝不已<text:span text:style-name="T3">"</text:span>。<text:span text:style-name="T3"> <text:line-break/><text:line-break/></text:span>出國前，我常在心裏頭朗頌唐朝一位比丘尼寫的詩：<text:span text:style-name="T3"> <text:line-break/><text:line-break/>"</text:span>終日尋春不見春，<text:span text:style-name="T3"><text:s/></text:span>芒鞋踏破嶺頭雲；<text:span text:style-name="T3"><text:s/></text:span>歸來偶把梅花嗅，<text:span text:style-name="T3"><text:s/></text:span>春在枝頭已十分。<text:span text:style-name="T3">" <text:line-break/><text:line-break/></text:span>究竟是我親自驗證了這首詩？還是說，這詩早已在我心中，因此不論我踏遍天涯海角，勢必還是會回到這詩早已射出的箭靶紅心？<text:span text:style-name="T3"> <text:line-break/><text:line-break/></text:span>還有一段話亦長在我心，浮士德如此說道：<text:span text:style-name="T3">"</text:span>哲學、法律、醫學、甚至神學，我都已努力鑽研，但我此時此地，依然如故，不見絲毫聰明。<text:span text:style-name="T3">" </text:span>也許有一些不知從哪飛來的神祕的箭，在我很小的時候就已射出，而我遲早都會被它所命中，因為有些難解的力量遠在我之上，祂先射了箭，而我只是祂隨後再畫上的一個靶心。<text:span text:style-name="T3"> <text:line-break/><text:line-break/></text:span>在某個重要的意義上，我一點都不執著，彈性褲襪般的超強彈性恐怕才是我的美德。我當然也不<text:span text:style-name="T3"><text:s/>"</text:span>較真<text:span text:style-name="T3">"</text:span>，也許<text:span text:style-name="T3"><text:s/>"</text:span>較美<text:span text:style-name="T3">" </text:span>比較說得通。人們是不自由毋寧死，我是不美是寧可不活。當然，我也沒有大愛，除非你有他有，那我才有。倘若旁人沒有，那我當然也不會有。周星馳的<text:span text:style-name="T3"><text:s/>"</text:span>西游降魔<text:span text:style-name="T3">" </text:span>裏不是說了嗎？沒有什麼大愛小愛之分。我愛一個哪怕只是像標點符號那麼微不足道的東西，我不知道這份愛要說大或小？</text:p>
      <text:p text:style-name="P1"><text:span text:style-name="T2">李平</text:span><text:s/>  |  2016.12.04 08:50   |   <text:a xlink:type="simple" xlink:href="http://palinfo.habago.org/Entry?Command=Information_PrintForum&amp;iPage=208#FORUM35164"><text:span text:style-name="T1">#</text:span></text:a></text:p>
      <text:p text:style-name="P2">兩篇有關謊言的科普文章<text:span text:style-name="T3"> <text:line-break/></text:span>【科研】如何辨認謊言<text:span text:style-name="T3"><text:s/></text:span>王孟源博士<text:span text:style-name="T3"> <text:line-break/>http://newsblog.chinatimes.com/duduong/archive/38585 <text:line-break/><text:line-break/></text:span>为什么谎言会越扯越大？<text:span text:style-name="T3"><text:s/></text:span>果壳網<text:span text:style-name="T3"><text:s/></text:span>作者<text:span text:style-name="T3">:hcp4715 <text:line-break/>http://www.guokr.com/article/441873/ <text:line-break/><text:line-break/>“</text:span>当时，我独自一人在格宁根大学给我的豪华办公室里<text:span text:style-name="T3">……</text:span>我打开研究数据的文件，将一个不符合我预期的数字<text:span text:style-name="T3">2</text:span>改成了<text:span text:style-name="T3">4……</text:span>我看了一下办公室的门，它是关着的<text:span text:style-name="T3">….</text:span>我看着数据，点击鼠标完成了对数据的统计分析。当我看到新结果时，整个世界都回到<text:span text:style-name="T3"><text:s/>‘</text:span>合乎逻辑<text:span text:style-name="T3">’</text:span>的状态。<text:span text:style-name="T3">” ——Ontsporing</text:span>，德里克<text:span text:style-name="T3">·</text:span>斯塔佩尔<text:span text:style-name="T3"> <text:line-break/>. <text:line-break/>------------- <text:line-break/></text:span>為什麼陳映真、陳真、王孟源這三個這麼執著、大愛、較真的人都出生在台南，這是巧合嗎<text:span text:style-name="T3">? </text:span></text:p>
      <text:p text:style-name="P1"><text:span text:style-name="T2">陳真</text:span><text:s/>  |  2016.12.03 15:43   |   <text:a xlink:type="simple" xlink:href="http://palinfo.habago.org/Entry?Command=Information_PrintForum&amp;iPage=208#FORUM35163"><text:span text:style-name="T1">#</text:span></text:a></text:p>
      <text:p text:style-name="P3">那些綠油油的人權律師們應該跳出來，捍衛人權，譴責國家暴力才是最大暴力！誓死捍衛人民有反抗暴政的基本人權！<text:span text:style-name="T3"> <text:line-break/><text:line-break/></text:span>公民導師等學者專家們應該跳出來，捍衛民主真諦！民主就是人民我最大，政治人物要謙卑傾聽，接受人民的教訓！誓死捍衛真民主！<text:span text:style-name="T3"> <text:line-break/><text:line-break/></text:span>永遠和當權者站在一起的覺醒青年學子們更應該跳出來，灑狗血，噴口水，自己的國家自己救，打倒國家暴力，勇敢加入抗暴行列！<text:span text:style-name="T3"> <text:line-break/><text:line-break/></text:span>當然，還有各路名人、明星、名嘴，你們捍衛自由與公義的偉大時刻又到了！趕緊寫臉書，發表聲明，支持這些在我看來確實獨立於政治之外的勞工團體。<text:span text:style-name="T3"> <text:line-break/><text:line-break/></text:span>至於人渣黨，更應該一如往昔，頒發愛台灣民主獎章給這些在我看來確實獨立於政治之外的勞工團體才對。<text:span text:style-name="T3"><text:line-break/><text:line-break/></text:span>其實，這麼一點點<text:span text:style-name="T3"><text:s/>"</text:span>暴力<text:span text:style-name="T3">"</text:span>，跟民進黨哪能比？不及其九牛之一毛。民進黨反暴力就如同銀行反對賺錢一樣不可思議。他們反對的是對自己人的暴力，若是對敵人，越暴力就越是民主英雄。<text:span text:style-name="T3"> <text:line-break/><text:line-break/></text:span>在各種內政或外交問題上，每個國家和人民之間必然都會處於一種緊張狀態或對立關係。這不足為奇。就如所謂老牌民主國家<text:span text:style-name="T3">--</text:span>英國也一樣，各種鬥爭抗爭始終不曾間斷，特別是勞工團體之強大，幾乎可以癱瘓一整個政府和國家之運作。但是，台灣卻有個極其特別的現象，自古以來即有，近二十年綠油油式的所謂民主化之後就更顯著的一個現象就是：在政府和人民之間，產生一群過去所謂的御用文人。這群人，始終站在當權主流的一方，幫當權者打人民，打異己，簡單說就是當權者的打手與化妝師。<text:span text:style-name="T3"> <text:line-break/><text:line-break/></text:span>他們並非手持棍棒，而是出一張嘴，伶牙利齒，擅於操弄各種漂亮辭藻與概念，不外民主、自由、改革、公義與人權之類，這兩年多了<text:span text:style-name="T3"><text:s/>"</text:span>公民<text:span text:style-name="T3">" </text:span>一詞，以之為鬥爭工具，同時藉以區分敵我。只要是糟蹋對方之舉，全屬於這一方美麗辭藻，反之則是民主自由公義與人權的敵人。這樣一種胡扯，相當腦殘，但憑著媒體傳聲筒在手，它終究還是很有效地欺瞞與豢養了一大群為之聞聲起舞的綠林軍。<text:span text:style-name="T3"> <text:line-break/><text:line-break/></text:span>這時候，政府根本不用出面，光是靠這群御用文人及其徒眾收拾你就夠了。政府和人民之間不再像過去黨外時期那樣直接發生衝撞。過去當然也有御用文人，但數量與規模及其為惡程度與作惡能力，遠遠不及當下御用文人的千百分之一。他們就像當權者的貼身侍衛那樣，化解壓力，主動出擊，主子安然，而他們自然也都會得到各種應有的好處。<text:span text:style-name="T3"> <text:line-break/><text:line-break/></text:span>更令人痛心的是，御用現象竟然擴及這島上幾乎所有所謂社運團體，掛的是社運羊頭，賣的全是政治狗肉，非常可恥；而且，越是光鮮亮麗者，例如所謂人權團體，越是卑劣無恥，存心就是為特定政治勢力效勞。<text:span text:style-name="T3"> <text:line-break/><text:line-break/></text:span>在英國十年，剛去時我很訝異，這個國家居然沒有這樣一群凡事只認權力與顏色的無恥禁衛軍。當然，少數個人還是有，但那是一種零星現象，跟台灣這樣一種與當權者利益彼此緊密結合的御用文人結構群，完全無法相提並論。魯迅對中國文人的品性相當感冒，窩囊猥瑣貪婪汲汲於功名。文人並沒有因為比一般人多念了幾本書或多會了一些技藝而更加正直，反倒更為卑鄙無恥到往往不可思議的地步。台灣這過去二十年來，御用文人現象，比諸舊國民黨時期，可謂青出於藍，登峰造極。我們很難期待他們改邪歸正，或許也只能期待新一代年輕的生命智能要再高一點，品性要再好一點，才能打破欺瞞，唯是非是問，直指一切統治權力的利益核心，而不是傻傻地任人鼓動，為虎作倀，似乎始終都<text:span text:style-name="T3"><text:s/>"</text:span>正在<text:span text:style-name="T3">" </text:span>覺醒<text:span text:style-name="T3"><text:s/>"</text:span>之中<text:span text:style-name="T3">"</text:span>，等到他有一天真的覺醒，往往又是一個二十年過去了，然後又陷入新一輪當權者的政治欺瞞。<text:span text:style-name="T3"> <text:line-break/><text:line-break/></text:span>陳真<text:span text:style-name="T3">2016. 12. 03. <text:line-break/>================ <text:line-break/><text:line-break/></text:span>柯建銘遭襲<text:span text:style-name="T3"><text:s/></text:span>羅智強諷蔡英文和民進黨早就簽了暴力同意書<text:span text:style-name="T3"> <text:line-break/><text:line-break/></text:span>今日新聞<text:span text:style-name="T3"><text:s/>NOWnews <text:line-break/><text:line-break/>2016</text:span>年<text:span text:style-name="T3">12</text:span>月<text:span text:style-name="T3">3</text:span>日<text:span text:style-name="T3"> <text:line-break/><text:line-break/></text:span>立法院<text:span text:style-name="T3">2</text:span>日審一例一休、統一國定假日、增特休假等勞基法修正案，民進黨團總召柯建銘在立院外遭抗議「砍七天假」民眾襲擊，蔡英文政府譴責暴力。對此，前總統府祕書長羅智強臉書細數馬政府時期陳抗暴力事件，抨擊蔡英文和民進黨，早就簽下了「對政治人物暴力相向的同意書」。<text:span text:style-name="T3"> <text:line-break/><text:line-break/></text:span>羅智強說，他也不贊成暴力，但在柯建銘遇襲一事上，最沒資格譴責暴力的，就是民進黨。看到民進黨排排站地譴責暴力，心中只覺得一種「早知如此、何必當初」的悲哀，容我來幫大家「回憶」一些事情：<text:span text:style-name="T3"> <text:line-break/><text:line-break/>2012</text:span>年<text:span text:style-name="T3">12</text:span>月<text:span text:style-name="T3">10</text:span>日，抗議者向馬英九連丟兩隻運動鞋，擲鞋者遭起訴，獲判無罪。綠營歡欣鼓舞。<text:span text:style-name="T3"> <text:line-break/><text:line-break/>2013</text:span>年<text:span text:style-name="T3">10</text:span>月<text:span text:style-name="T3">20</text:span>日，一名少婦向馬英九丟鞋，受到綠營英雄式歡迎，少婦被移送台北地院，裁定不罰。<text:span text:style-name="T3"> <text:line-break/><text:line-break/>2014</text:span>年<text:span text:style-name="T3">9</text:span>月<text:span text:style-name="T3">26</text:span>日，一位男大學生，不滿意馬英九的兩岸立場憤而丟書，擊中馬總統右手臂，又成為綠營英雄。<text:span text:style-name="T3"> <text:line-break/><text:line-break/></text:span>羅智強質疑，當時，綠營是怎麼鼓勵、鼓舞這些暴力行為的？蔡英文呢？蔡英文是怎麼看待「暴力」這件事呢？<text:span text:style-name="T3"> <text:line-break/><text:line-break/>2012</text:span>年<text:span text:style-name="T3">10</text:span>月，馬英九在出席「二○一二國際人權日」開幕式，遭綠營人士以丟鞋方式嗆聲。蔡英文，還跑去探視嗆馬團體，反批被丟鞋的馬英九「在要求別人包容時，自己應更懂得包容，畢竟他是國家領導人。」<text:span text:style-name="T3"><text:line-break/><text:line-break/>2008</text:span>年，大陸海協會副會長張銘清在台南被民進黨民代推倒，時任民進黨主席的蔡英文，沒有約束責備民進黨，反嗆張銘清故意到台灣意識這麼高漲的台南，「這如果不是故意挑釁，也非常幾近挑釁」。<text:span text:style-name="T3"> <text:line-break/><text:line-break/></text:span>羅智強批評說，早在那一刻，蔡英文和民進黨，就簽下了「對政治人物暴力相向的同意書」。所以，譴責暴力，可以。但請這些道貌岸然譴責暴力的民進黨諸公們，先用力互掌耳光，為過去蔡英文和民進黨縱容甚至鼓勵暴力的言行，先向全民謝罪。</text:p>
      <text:p text:style-name="P1"><text:span text:style-name="T2">陳真</text:span><text:s/>  |  2016.12.03 03:47   |   <text:a xlink:type="simple" xlink:href="http://palinfo.habago.org/Entry?Command=Information_PrintForum&amp;iPage=208#FORUM35162"><text:span text:style-name="T1">#</text:span></text:a></text:p>
      <text:p text:style-name="P2">有一次，去聽醫院同事演講，也是精神科醫師。他說，憂鬱想自殺者不妨多接觸文學與藝術，以獲得生命的正能量云云。我舉手發問，表達不同看法。我倒是覺得文學、音樂等藝術反而讓我很憂鬱。君不見，許多藝術家或具有藝術氣質者，往往人生灰暗，乃至走上絕路。為了維持向上提昇的動能與競爭力，我常警惕自己最好離藝術遠一點，以免向下沉淪。問世間美是何物，直教人以命相許。美這東西是會使人憂愁的。美麗與哀愁總是分不開。<text:span text:style-name="T3"> <text:line-break/><text:line-break/></text:span>我們不是文學家，但仍然可以有著一種文學觀，認為文學與藝術所為何事，何種面貌；你怎麼看待藝術，往往就意味著你怎麼看待世界。我是這麼看的：在我的文學觀或藝術觀或者說世界觀裏頭，並不存在加害者與受害者，同時也不存在強者與弱者。也許可以這麼說，至少在一個在我看來美麗的世界裏頭，<text:span text:style-name="T3">"</text:span>他們<text:span text:style-name="T3">" </text:span>並不存在；他們就是我們，而我們也就是他們，人或生命全是一個整體。即便是貓狗鼠牛的悲歡苦痛，與我們難道又有多大的不同？政治上、生活上有異類，但藝術中並沒有，所有生命都是同類。<text:span text:style-name="T3"> <text:line-break/><text:line-break/></text:span>台南中華路上有一家眼鏡行，門口常有一隻大黃狗，也許是為了吹冷氣，就在那附近店家門口<text:span text:style-name="T3"><text:s/>"</text:span>住<text:span text:style-name="T3">" </text:span>了下來，一住好幾年。動作溫和委婉，感覺是很慈祥的一條狗，對過往路人十分友善。我從他的眼神中彷彿就能看見他內心的感受與渴望，無害，憨厚，常給我一種感動。生命如此美麗，如此悲歡。我能想像，有一天他老了，病了，屆時誰來照顧他？<text:span text:style-name="T3"> <text:line-break/><text:line-break/>20</text:span>多年前，我在沙鹿工作，每星期得搭火車到花蓮門諾醫院義診。沙鹿火車站月台也住著一條小黃狗。我注意他好幾年了，從他很小的時候我就認識他。他平常都在月台一角或附近一片空地上窩著或四處嗅著。很奇怪的是，他似乎熟知每班火車到達的時刻，也許是耳朵靈敏，幾公里外就知道火車要進站。這時候，他就會站起來暖身，伸伸懶腰，注視遠方，那神情就像等待家人或愛人從遠方歸來的模樣。當火車進站，人群從車廂中魚貫而出，走下樓梯，走出月台。沒有人認識他，但很奇怪的是，他卻總是跟著人群亦步亦趨地走下樓梯，走出月台。更神奇的是，我發現，當他跟人群一起移動時，他那愉悅乖巧而帶點滿足感的神情與尖挺的尾巴，彷彿他跟這些人是一家人似的，但事實上，除了我之外，應該沒有人認識他，人們自顧自地走著，根本不會注意到這麼一隻尋常小狗的存在。<text:span text:style-name="T3"> <text:line-break/><text:line-break/></text:span>當一班火車的人潮全都散去，小黃又會從火車站外走進票口，爬上樓梯，再次走入第二月台，繼續找個角落窩著，等待下一班火車的來臨。當然，他應該沒有買月台票，不過票務人員不會跟他為難，畢竟他也沒礙著誰。<text:span text:style-name="T3"> <text:line-break/><text:line-break/></text:span>這就是沙鹿月台小黃的故事。他的故事很簡單，沒什麼變化，每天等待火車，然後隨同人潮走出月台。當人潮散去，人們全都回家去了，但他終究還是得回到這個也算是他的家的第二月台。當我準備離開沙鹿，飄洋過海來到異國它鄉前，小黃就已經有很長一段時間沒再出現。我曾問過剪票口的那位小姐，她搖搖頭，不知道我在說什麼會跟人群一起過月台的小黃。二十多年了，我始終記得他；我想我一輩子都不可能忘記。我覺得我是能懂得他的，只是說不上來。藝術家才有本事說出那不可說的。可當他一說出，我們就自動對號入座了，因為好人這麼過，壞人也一樣這麼過，如此美麗，如此惆悵，你我生命悲歡並沒有什麼差別。</text:p>
      <text:p text:style-name="P1"><text:span text:style-name="T2">張天峰</text:span><text:s/>  |  2016.12.02 15:39   |   <text:a xlink:type="simple" xlink:href="http://palinfo.habago.org/Entry?Command=Information_PrintForum&amp;iPage=208#FORUM35161"><text:span text:style-name="T1">#</text:span></text:a></text:p>
      <text:p text:style-name="P3">昨天，陳映真先生在北京八寶山舉行遺體告別。在群眾弔唁結束后，陳先生的友人們，為他齊唱了一首《安息歌》：<text:span text:style-name="T3"> <text:line-break/><text:line-break/>“</text:span>安息吧，死難的同志<text:span text:style-name="T3"> <text:line-break/></text:span>別再為祖國擔憂<text:span text:style-name="T3"> <text:line-break/></text:span>你流的血照亮著路<text:span text:style-name="T3"> <text:line-break/></text:span>我們會繼續前進<text:span text:style-name="T3"> <text:line-break/></text:span>你是民族的光榮<text:span text:style-name="T3"> <text:line-break/></text:span>你為愛國而犧牲<text:span text:style-name="T3"> <text:line-break/></text:span>冬天有淒涼的風卻是春天的搖籃。。。。<text:span text:style-name="T3">” <text:line-break/><text:line-break/></text:span>我電腦中保存了一張照片，是陳映真先生的一頁手跡：<text:span text:style-name="T3"> <text:line-break/><text:line-break/>“</text:span>文學為的是<text:span text:style-name="T3"> <text:line-break/></text:span>使喪志的人重新燃起希望<text:span text:style-name="T3"> <text:line-break/></text:span>使受凌辱的人找回尊嚴<text:span text:style-name="T3"> <text:line-break/></text:span>使悲傷的人得着安慰<text:span text:style-name="T3"> <text:line-break/></text:span>使沮喪的人恢復勇氣<text:span text:style-name="T3">” <text:line-break/><text:line-break/></text:span>這是陳先生的文學態度，他也是這樣一直關注著被遺忘的弱勢者。他去世那幾天，大陸不少關於他的文章。其中有個醒目的標題<text:span text:style-name="T3">“</text:span>孤獨的理想主義者<text:span text:style-name="T3">”</text:span>，我想，正如陳先生說<text:span text:style-name="T3">“</text:span>從來沒熱鬧過，又何來孤獨<text:span text:style-name="T3">”</text:span>，非但不孤獨，我看陳先生才剛上路，會有越來越多人認識他，親近他。<text:span text:style-name="T3"> <text:line-break/><text:line-break/></text:span>轉載一篇兩年前第一次看到的文章，也因此，我知道台灣有個作家叫陳映真。<text:span text:style-name="T3"> <text:line-break/><text:line-break/>--------------------- <text:line-break/><text:line-break/></text:span>陳映真：我在台灣所體驗的文革<text:span text:style-name="T3"> <text:line-break/><text:line-break/></text:span>我二十一歲時的一九五八年，在台北市牯嶺街舊書攤上尋找中國三十年代文學作品之餘，極其偶然地接觸了三十年代的社會科學書籍，改變了半生命運。《大眾哲學》、《政治經濟學教程》、《聯共黨史》、《馬列選集》（莫斯科外語出版社，第一卷）、《中國的紅星》（即《西行漫記》日文本），抗戰期間出版的毛澤東論文小冊子（如《論持久戰》、《論人民民主專政》）乃至六十年代初發表的《關於正確處理人民內部矛盾》（日譯本），完全改變我對於人、對於生活、對於歷史的視野。<text:span text:style-name="T3"> <text:line-break/><text:line-break/></text:span>大學畢業不久的一九六三年，中蘇共之間爆發了大規模的理論論爭。而中共竟把這理論鬥爭訴諸於大陸全民。將針鋒相對往返中共中央和蘇共中央的、嚴肅而絕不易讀的論文，一日數次透過電台廣播。而在台灣的我則必一日數次躲在悶熱的被窩裡偷偷地、仔細地收聽這些把中蘇共理論龜裂公諸於世的、於我為驚天動地的論爭。<text:span text:style-name="T3"> <text:line-break/><text:line-break/></text:span>在論爭中，中共對蘇共分析蘇聯國家和蘇聯黨為<text:span text:style-name="T3">“</text:span>全民國家<text:span text:style-name="T3">”</text:span>和<text:span text:style-name="T3">“</text:span>全民黨<text:span text:style-name="T3">”</text:span>，提出尖銳的批判，認為社會主義國家在向著共產主義過渡的全過程中，仍然存在著階級，也就仍然有階級鬥爭。當一九六六年大陸再次以驚人的形式宣告了<text:span text:style-name="T3">“</text:span>無產階級文化大革命<text:span text:style-name="T3">”</text:span>的豋場，我便自然地以<text:span text:style-name="T3">“</text:span>九評<text:span text:style-name="T3">”</text:span>中提起的持續革命論和反修正主義的觀點，去理解這史無前例的運動了。<text:span text:style-name="T3"> <text:line-break/><text:line-break/></text:span>我的詫奇的眼光，看到文革的火炬在全世界引發了激動的回應。在東京大學，學生佔據系辦公室，批判權威教授，要求教育革命；在法國，<text:span text:style-name="T3">“</text:span>巴黎五月<text:span text:style-name="T3">”</text:span>使戴高樂下台，開展了新的思想運動；在美國，民歌復興運動、言論自由運動、反越戰運動、反種族歧視運動<text:span text:style-name="T3">……</text:span>風起雲湧。我讀著題為《公社國家之成立》的日語論文，論證著中國的文革如何體現了巴黎公社運動中工人起而建造階級的國家政權的傳統，宣說<text:span text:style-name="T3">“</text:span>一個新的人類、新的文明、新的國家政權正在中國的地平線上升起<text:span text:style-name="T3">……”</text:span>而心懷激動。<text:span text:style-name="T3"> <text:line-break/><text:line-break/></text:span>於是，在一九六八年，我懷著這文革的激動被捕，接受拷訊、走進了黑牢。<text:span text:style-name="T3"> <text:line-break/><text:line-break/></text:span>但這一段屬於我私人生活歷程中的文革，並沒有在我投獄後對我宣布其結束。<text:span text:style-name="T3"> <text:line-break/><text:line-break/></text:span>兩岸分離使歷史脫臼<text:span text:style-name="T3"> <text:line-break/><text:line-break/></text:span>一九六九年底，我被移送到台東縣泰源監獄。七零年初，即使從開著<text:span text:style-name="T3">“</text:span>天窗<text:span text:style-name="T3">”</text:span>的報紙，我們也敏銳地感覺到囚壁外的世界在急速地變化。我知道了保釣愛國運動和它的左右分裂與鬥爭；我知道了保釣左翼思潮在島內引發了一場<text:span text:style-name="T3">“</text:span>現代詩的論爭<text:span text:style-name="T3">”</text:span>。<text:span text:style-name="T3"> <text:line-break/><text:line-break/></text:span>一九七五年我出獄回家，著手蒐集關於保釣和文革的文獻，看到了兩岸分斷所造成的歷史的脫臼。一九四九年，人民共和國建政。經過了十七年的建設和探索，實務派的幹部對於進一步發展經濟、穩定現有秩序，有迫切的要求。但以毛澤東為中心的政團，則憂心開發主義背後的資本主義性質，憂心要求穩定和秩序的背後的官僚主義、封建主義和黨群關係的剝離、工農同盟的弱體化<text:span text:style-name="T3">……</text:span>。這是一場對待革命後的中國所面臨的問題時，是要右向改革（實務派）還是左向改革（毛派）的大爭論。<text:span text:style-name="T3"> <text:line-break/><text:line-break/></text:span>然而，來自白色的港台、在保釣運動前基本上對中國革命一無所知、甚或保持偏見的保釣左派留學生，卻在短短幾年保釣運動中辛勤而激動地補了大量的課，不少人經歷了觸及靈魂深處的轉變。他們從一個丟失祖國的人變成一個重新認識而且重新尋著了祖國的人。他們更換了全套關於人、關於人生、關於生活和歷史的價值和觀點。有不少人為此付出了工作、學位甚至家庭的代價，卻至今無悔。祖國的分斷使歷史脫臼，運動則使歷史初初癒合。<text:span text:style-name="T3"> <text:line-break/><text:line-break/></text:span>四九年底到五三年的反共恐怖肅清，使日帝下殖民地台灣艱難發展的民族解放論的傳統為之毀滅。這段毀滅絕不只是殘酷的屠殺，而是一代民族／民主運動的、民族解放鬥爭的哲學、社會科學和審美（文學藝術）這些體系的正統和傳統在台灣的滅絕。一九五零年以後，正是在這肅清的血腥的空白上，移入了美國<text:span text:style-name="T3">“</text:span>自由主義<text:span text:style-name="T3">”</text:span>、<text:span text:style-name="T3">“</text:span>民主<text:span text:style-name="T3">” </text:span>、<text:span text:style-name="T3">“</text:span>資本主義<text:span text:style-name="T3">”</text:span>、<text:span text:style-name="T3"><text:s/>“</text:span>反共<text:span text:style-name="T3">” ……</text:span>這些冷戰的意識形態，一直到今天，成為戰後台灣的主流思潮。<text:span text:style-name="T3"> <text:line-break/><text:line-break/></text:span>保釣打開思想空間<text:span text:style-name="T3"> <text:line-break/><text:line-break/></text:span>然而，幾乎整整一個七十年代，保釣運動卻奇跡一般地打開了一塊反主流、反冷戰的思潮的空間──現代詩批判、學術中國化運動和鄉土文學論爭。在冷戰與內戰交織的白茫茫的荒野上，提出了關心工農、反對帝國主義、民眾文學、民族文學、文學藝術的民族性和階級性、台灣經濟的殖民地性<text:span text:style-name="T3">……</text:span>這些尖銳的口號。<text:span text:style-name="T3"> <text:line-break/><text:line-break/></text:span>然而，沒有保釣左派，就沒有這一段<text:span text:style-name="T3">“</text:span>脫冷戰<text:span text:style-name="T3">”</text:span>的思想運動，而沒有中國大陸的文革，就沒有保釣左翼──也就沒有七十年代的現代詩批判，沒有學術中國化運動，更沒有著名的鄉土文學運動。<text:span text:style-name="T3"> <text:line-break/><text:line-break/></text:span>全盤否定文革失於輕薄<text:span text:style-name="T3"> <text:line-break/><text:line-break/></text:span>文革結束之後不久，大陸主流的文革論是對文革的全面否定。然而，文革結束後二十年的今日，據說在海外年輕一代大陸留學生中正在發展新的文革研究，對<text:span text:style-name="T3">“</text:span>全盤否定<text:span text:style-name="T3">”</text:span>的主流論說，提出深刻的質疑。如果歷史把文革的實體之研究交給文革結束前幾年才出生的一代，那麼，即使不曾直接經歷過文革的台灣的年輕一代，大可不必因沒友直接、間接的文革體驗而謙讓研究和建構文革論的大義名份吧。<text:span text:style-name="T3"> <text:line-break/><text:line-break/></text:span>文革是一段複雜的萬端的歷史。三十年後的今天，要否定文革勢必和搞全盤肯定文革一樣不能不失於輕薄。例如在<text:span text:style-name="T3">“</text:span>開放改革<text:span text:style-name="T3">”</text:span>中沒有得到好處的廣大的人們，今日重讀毛澤東在文革期間主張階級和階級鬥爭的持續性存在；反對官僚主義和封建主義；黨裡面存在著<text:span text:style-name="T3">“</text:span>走資本主義的當權派<text:span text:style-name="T3">”</text:span>；舊社會的文化、思想、習慣正在復活<text:span text:style-name="T3">……</text:span>這些言論，仍然會激起很深的共鳴。<text:span text:style-name="T3"> <text:line-break/><text:line-break/></text:span>八十年代後期，隨著蘇聯和東歐的解體而宣告結束的冷戰，使美國成為單極獨霸的霸權，而<text:span text:style-name="T3">“</text:span>意識形態的終結<text:span text:style-name="T3">”</text:span>、<text:span text:style-name="T3">‘</text:span>自由<text:span text:style-name="T3">’</text:span>、<text:span text:style-name="T3">‘</text:span>民主<text:span text:style-name="T3">’</text:span>、私人企業、無盡的經濟繁榮<text:span text:style-name="T3">……</text:span>宣告了最後的歷史性勝利──而共產主義運動終於宣告徹底的<text:span text:style-name="T3">“</text:span>失敗<text:span text:style-name="T3">”</text:span>的說法，也成了世界性主流的論述。這些說法，透過西方長春藤菁英校園的講壇，透過西方強大的大眾傳播不斷地再生產，也透過全球化的資本循環運動，終致全面湮滅、歪曲和否定廣泛殖民地／半殖民地百年來民族解放運動中追求人和民族終極之解放、和平與進步的思潮，以及這思潮的正當性與正統性。<text:span text:style-name="T3"> <text:line-break/><text:line-break/></text:span>國際共產主義運動──民族、階級和人民的真實的自由與解放運動，被全面虐畫化，受盡誹謗和嘲笑。而作為這民族解放運動史中重要環節的、中國的無產階級文化大革命，就更難於不受盡謗瀆和嘲謔了。<text:span text:style-name="T3"> <text:line-break/><text:line-break/></text:span>然而歷史的現實是，這文革非但翻動過中華萬里江山、神州大地，也曾越過封斷的海峽，強大地影響了台灣，在戰後反共／冷戰思潮全面支配五十多年的歷史的冰天雪地裡，撞開七十年代整整十年思想上的脫冷戰時期，踵繼了從四六年到五二年間以在台的中共地下黨為中心的民族／民主運動的傳統，並且具體地引發了<text:span text:style-name="T3">“</text:span>現代詩論戰<text:span text:style-name="T3">”</text:span>和<text:span text:style-name="T3">“</text:span>鄉土文學論戰<text:span text:style-name="T3">”</text:span>等重要的思想運動。<text:span text:style-name="T3"> <text:line-break/><text:line-break/></text:span>今日台灣各大專院校學生社中的<text:span text:style-name="T3">“</text:span>慈幼社<text:span text:style-name="T3">”</text:span>、<text:span text:style-name="T3">“</text:span>山地社<text:span text:style-name="T3">”</text:span>、<text:span text:style-name="T3">“</text:span>大陸問題研究社<text:span text:style-name="T3">”</text:span>和社會問題調查活動，追根溯源，其實是島內七零年保釣的遺物，是保釣激發學生開心社會的<text:span text:style-name="T3">“</text:span>百萬小時服務<text:span text:style-name="T3">”</text:span>、<text:span text:style-name="T3">“</text:span>上山下鄉<text:span text:style-name="T3">”</text:span>運動遺留下來的化石。<text:span text:style-name="T3"> <text:line-break/><text:line-break/></text:span>這是近來極力主張台灣與大陸早已殊途兩端，各不相涉的<text:span text:style-name="T3">“</text:span>學者<text:span text:style-name="T3">”</text:span>和先生們所難以認識的了。<text:span text:style-name="T3"> <text:line-break/><text:line-break/></text:span>今天，我們民族積累的運動，看來在海峽兩岸正積累著不少複雜而嚴重的問題。官僚主義；官商資產階級的興起；直接生產者的政治和社會權力遭到侵奪；外來資本和勢力的邏輯左右著我們發展的形式與目標；腐朽的思想、文化、習慣和行為，深刻侵透到我們生活的各個領域<text:span text:style-name="T3">……</text:span>。在這樣的歷史時代，對文革進行科學的再思，對祖國兩岸，應該都有很重要的意義吧。<text:span text:style-name="T3"> <text:line-break/><text:line-break/></text:span>（原載《亞洲週刊》一九九六年五月二十六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